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73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28.77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8.2mm"/>
    </style:style>
    <style:style style:name="co6" style:family="table-column">
      <style:table-column-properties fo:break-before="auto" style:column-width="27.94mm"/>
    </style:style>
    <style:style style:name="co7" style:family="table-column">
      <style:table-column-properties fo:break-before="auto" style:column-width="30.16mm"/>
    </style:style>
    <style:style style:name="co8" style:family="table-column">
      <style:table-column-properties fo:break-before="auto" style:column-width="52.55mm"/>
    </style:style>
    <style:style style:name="co9" style:family="table-column">
      <style:table-column-properties fo:break-before="auto" style:column-width="50.59mm"/>
    </style:style>
    <style:style style:name="co10" style:family="table-column">
      <style:table-column-properties fo:break-before="auto" style:column-width="39.12mm"/>
    </style:style>
    <style:style style:name="co11" style:family="table-column">
      <style:table-column-properties fo:break-before="auto" style:column-width="44.15mm"/>
    </style:style>
    <style:style style:name="co12" style:family="table-column">
      <style:table-column-properties fo:break-before="auto" style:column-width="51.15mm"/>
    </style:style>
    <style:style style:name="co13" style:family="table-column">
      <style:table-column-properties fo:break-before="auto" style:column-width="21.64mm"/>
    </style:style>
    <style:style style:name="co14" style:family="table-column">
      <style:table-column-properties fo:break-before="auto" style:column-width="29.9mm"/>
    </style:style>
    <style:style style:name="co15" style:family="table-column">
      <style:table-column-properties fo:break-before="auto" style:column-width="29.05mm"/>
    </style:style>
    <style:style style:name="co16" style:family="table-column">
      <style:table-column-properties fo:break-before="auto" style:column-width="31.01mm"/>
    </style:style>
    <style:style style:name="co17" style:family="table-column">
      <style:table-column-properties fo:break-before="auto" style:column-width="28.49mm"/>
    </style:style>
    <style:style style:name="co18" style:family="table-column">
      <style:table-column-properties fo:break-before="auto" style:column-width="50.87mm"/>
    </style:style>
    <style:style style:name="co19" style:family="table-column">
      <style:table-column-properties fo:break-before="auto" style:column-width="38.84mm"/>
    </style:style>
    <style:style style:name="co20" style:family="table-column">
      <style:table-column-properties fo:break-before="auto" style:column-width="52.26mm"/>
    </style:style>
    <style:style style:name="co21" style:family="table-column">
      <style:table-column-properties fo:break-before="auto" style:column-width="248.34mm"/>
    </style:style>
    <style:style style:name="co22" style:family="table-column">
      <style:table-column-properties fo:break-before="auto" style:column-width="5.5mm"/>
    </style:style>
    <style:style style:name="co23" style:family="table-column">
      <style:table-column-properties fo:break-before="auto" style:column-width="22.56mm"/>
    </style:style>
    <style:style style:name="co24" style:family="table-column">
      <style:table-column-properties fo:break-before="auto" style:column-width="52.51mm"/>
    </style:style>
    <style:style style:name="co25" style:family="table-column">
      <style:table-column-properties fo:break-before="auto" style:column-width="11.39mm"/>
    </style:style>
    <style:style style:name="co26" style:family="table-column">
      <style:table-column-properties fo:break-before="auto" style:column-width="11.45mm"/>
    </style:style>
    <style:style style:name="co27" style:family="table-column">
      <style:table-column-properties fo:break-before="auto" style:column-width="13.86mm"/>
    </style:style>
    <style:style style:name="co28" style:family="table-column">
      <style:table-column-properties fo:break-before="auto" style:column-width="13.44mm"/>
    </style:style>
    <style:style style:name="co29" style:family="table-column">
      <style:table-column-properties fo:break-before="auto" style:column-width="14.29mm"/>
    </style:style>
    <style:style style:name="co30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 style:data-style-name="N0">
      <style:table-cell-properties fo:padding="0.71mm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66" fo:padding="0.71mm"/>
    </style:style>
    <style:style style:name="ce8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13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AUTO_AUTO_18</text:p>
          </table:table-cell>
          <table:table-cell table:style-name="ce1" office:value-type="string" calcext:value-type="string">
            <text:p>AUTO_AUTO_19</text:p>
          </table:table-cell>
          <table:table-cell table:style-name="ce1" office:value-type="string" calcext:value-type="string">
            <text:p>AUTO_AUTO_20</text:p>
          </table:table-cell>
          <table:table-cell table:style-name="ce1" office:value-type="string" calcext:value-type="string">
            <text:p>AUTO_AUTO_21</text:p>
          </table:table-cell>
          <table:table-cell table:style-name="ce1" office:value-type="string" calcext:value-type="string">
            <text:p>AUTO_AUTO_22</text:p>
          </table:table-cell>
          <table:table-cell table:style-name="ce1" office:value-type="string" calcext:value-type="string">
            <text:p>AUTO_AUTO_23</text:p>
          </table:table-cell>
          <table:table-cell table:style-name="ce1" office:value-type="string" calcext:value-type="string">
            <text:p>AUTO_AUTO_24</text:p>
          </table:table-cell>
          <table:table-cell table:style-name="ce1" office:value-type="string" calcext:value-type="string">
            <text:p>AUTO_AUTO_25</text:p>
          </table:table-cell>
          <table:table-cell table:style-name="ce1" office:value-type="string" calcext:value-type="string">
            <text:p>AUTO_AUTO_26</text:p>
          </table:table-cell>
          <table:table-cell table:style-name="ce1" office:value-type="string" calcext:value-type="string">
            <text:p>AUTO_AUTO_27</text:p>
          </table:table-cell>
          <table:table-cell table:style-name="ce1" office:value-type="string" calcext:value-type="string">
            <text:p>AUTO_AUTO_28</text:p>
          </table:table-cell>
          <table:table-cell table:style-name="ce1" office:value-type="string" calcext:value-type="string">
            <text:p>AUTO_AUTO_29</text:p>
          </table:table-cell>
          <table:table-cell table:style-name="ce1" office:value-type="string" calcext:value-type="string">
            <text:p>AUTO_AUTO_30</text:p>
          </table:table-cell>
          <table:table-cell table:style-name="ce1" office:value-type="string" calcext:value-type="string">
            <text:p>AUTO_HIGH_30</text:p>
          </table:table-cell>
          <table:table-cell table:style-name="ce1" office:value-type="string" calcext:value-type="string">
            <text:p>AUTO_LOW_30</text:p>
          </table:table-cell>
          <table:table-cell table:style-name="ce1" office:value-type="string" calcext:value-type="string">
            <text:p>AUTO_MED_30</text:p>
          </table:table-cell>
          <table:table-cell table:style-name="ce1" office:value-type="string" calcext:value-type="string">
            <text:p>AUTO_QUIET_30</text:p>
          </table:table-cell>
          <table:table-cell table:style-name="ce1" office:value-type="string" calcext:value-type="string">
            <text:p>COOL_AUTO_30</text:p>
          </table:table-cell>
          <table:table-cell table:style-name="ce1" office:value-type="string" calcext:value-type="string">
            <text:p>DRY_AUTO_30</text:p>
          </table:table-cell>
          <table:table-cell table:style-name="ce1" office:value-type="string" calcext:value-type="string">
            <text:p>FAN_AUTO_00</text:p>
          </table:table-cell>
          <table:table-cell table:style-name="ce1" office:value-type="string" calcext:value-type="string">
            <text:p>HEAT_AUTO_30</text:p>
          </table:table-cell>
          <table:table-cell table:style-name="ce1" office:value-type="string" calcext:value-type="string">
            <text:p>HEAT_AUTO_30_POWEROFF</text:p>
          </table:table-cell>
          <table:table-cell table:style-name="ce1" office:value-type="string" calcext:value-type="string">
            <text:p>HEAT_AUTO_30_POWERON</text:p>
          </table:table-cell>
          <table:table-cell table:style-name="ce1" office:value-type="string" calcext:value-type="string">
            <text:p>HEAT_AUTO_30_SET</text:p>
          </table:table-cell>
          <table:table-cell table:style-name="ce1" office:value-type="string" calcext:value-type="string">
            <text:p>HEAT_AUTO_30_SWING</text:p>
          </table:table-cell>
          <table:table-cell table:style-name="ce1" office:value-type="string" calcext:value-type="string">
            <text:p>HEAT_AUTO_30_SWINGOFF</text:p>
          </table:table-cell>
          <table:table-cell table:number-columns-repeated="998"/>
        </table:table-row>
        <table:table-row table:style-name="ro1"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3314" calcext:value-type="float">
            <text:p>3314</text:p>
          </table:table-cell>
          <table:table-cell table:style-name="ce2" office:value-type="float" office:value="3313" calcext:value-type="float">
            <text:p>3313</text:p>
          </table:table-cell>
          <table:table-cell table:style-name="ce2" office:value-type="float" office:value="3334" calcext:value-type="float">
            <text:p>3334</text:p>
          </table:table-cell>
          <table:table-cell table:style-name="ce2" office:value-type="float" office:value="3331" calcext:value-type="float">
            <text:p>3331</text:p>
          </table:table-cell>
          <table:table-cell table:style-name="ce2" office:value-type="float" office:value="3340" calcext:value-type="float">
            <text:p>3340</text:p>
          </table:table-cell>
          <table:table-cell table:number-columns-repeated="2" table:style-name="ce2" office:value-type="float" office:value="3317" calcext:value-type="float">
            <text:p>3317</text:p>
          </table:table-cell>
          <table:table-cell table:style-name="ce2" office:value-type="float" office:value="3334" calcext:value-type="float">
            <text:p>3334</text:p>
          </table:table-cell>
          <table:table-cell table:style-name="ce2" office:value-type="float" office:value="3335" calcext:value-type="float">
            <text:p>3335</text:p>
          </table:table-cell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3339" calcext:value-type="float">
            <text:p>3339</text:p>
          </table:table-cell>
          <table:table-cell table:style-name="ce2" office:value-type="float" office:value="3335" calcext:value-type="float">
            <text:p>3335</text:p>
          </table:table-cell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3336" calcext:value-type="float">
            <text:p>3336</text:p>
          </table:table-cell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3341" calcext:value-type="float">
            <text:p>3341</text:p>
          </table:table-cell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3336" calcext:value-type="float">
            <text:p>3336</text:p>
          </table:table-cell>
          <table:table-cell table:style-name="ce2" office:value-type="float" office:value="3341" calcext:value-type="float">
            <text:p>3341</text:p>
          </table:table-cell>
          <table:table-cell table:style-name="ce2" office:value-type="float" office:value="3338" calcext:value-type="float">
            <text:p>3338</text:p>
          </table:table-cell>
          <table:table-cell table:style-name="ce2" office:value-type="float" office:value="3339" calcext:value-type="float">
            <text:p>3339</text:p>
          </table:table-cell>
          <table:table-cell table:style-name="ce2" office:value-type="float" office:value="3343" calcext:value-type="float">
            <text:p>3343</text:p>
          </table:table-cell>
          <table:table-cell table:style-name="ce2" office:value-type="float" office:value="3339" calcext:value-type="float">
            <text:p>3339</text:p>
          </table:table-cell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3339" calcext:value-type="float">
            <text:p>3339</text:p>
          </table:table-cell>
          <table:table-cell table:number-columns-repeated="998"/>
        </table:table-row>
        <table:table-row table:style-name="ro1"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1621" calcext:value-type="float">
            <text:p>1621</text:p>
          </table:table-cell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1621" calcext:value-type="float">
            <text:p>1621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1622" calcext:value-type="float">
            <text:p>1622</text:p>
          </table:table-cell>
          <table:table-cell table:number-columns-repeated="2" table:style-name="ce2" office:value-type="float" office:value="1620" calcext:value-type="float">
            <text:p>1620</text:p>
          </table:table-cell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1619" calcext:value-type="float">
            <text:p>1619</text:p>
          </table:table-cell>
          <table:table-cell table:number-columns-repeated="2" table:style-name="ce2" office:value-type="float" office:value="1618" calcext:value-type="float">
            <text:p>1618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1614" calcext:value-type="float">
            <text:p>1614</text:p>
          </table:table-cell>
          <table:table-cell table:number-columns-repeated="2" table:style-name="ce2" office:value-type="float" office:value="1620" calcext:value-type="float">
            <text:p>1620</text:p>
          </table:table-cell>
          <table:table-cell table:style-name="ce2" office:value-type="float" office:value="1615" calcext:value-type="float">
            <text:p>1615</text:p>
          </table:table-cell>
          <table:table-cell table:number-columns-repeated="2" table:style-name="ce2" office:value-type="float" office:value="1617" calcext:value-type="float">
            <text:p>1617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1619" calcext:value-type="float">
            <text:p>1619</text:p>
          </table:table-cell>
          <table:table-cell table:number-columns-repeated="998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5"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79" calcext:value-type="float">
            <text:p>37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4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63" calcext:value-type="float">
            <text:p>463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84" calcext:value-type="float">
            <text:p>1184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2" calcext:value-type="float">
            <text:p>1212</text:p>
          </table:table-cell>
          <table:table-cell table:number-columns-repeated="2" table:style-name="ce2" office:value-type="float" office:value="1206" calcext:value-type="float">
            <text:p>120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number-columns-repeated="3"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410" calcext:value-type="float">
            <text:p>410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13" calcext:value-type="float">
            <text:p>413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22" calcext:value-type="float">
            <text:p>1222</text:p>
          </table:table-cell>
          <table:table-cell table:number-columns-repeated="2"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82" calcext:value-type="float">
            <text:p>1182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2" table:style-name="ce2" office:value-type="float" office:value="1212" calcext:value-type="float">
            <text:p>1212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2" table:style-name="ce2" office:value-type="float" office:value="1212" calcext:value-type="float">
            <text:p>1212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24" calcext:value-type="float">
            <text:p>424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4"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998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428" calcext:value-type="float">
            <text:p>428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3" table:style-name="ce2" office:value-type="float" office:value="438" calcext:value-type="float">
            <text:p>43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77" calcext:value-type="float">
            <text:p>477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3" calcext:value-type="float">
            <text:p>393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998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3" table:style-name="ce2" office:value-type="float" office:value="1208" calcext:value-type="float">
            <text:p>1208</text:p>
          </table:table-cell>
          <table:table-cell table:style-name="ce2" office:value-type="float" office:value="1201" calcext:value-type="float">
            <text:p>120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81" calcext:value-type="float">
            <text:p>1181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3" calcext:value-type="float">
            <text:p>1213</text:p>
          </table:table-cell>
          <table:table-cell table:number-columns-repeated="2" table:style-name="ce2" office:value-type="float" office:value="1211" calcext:value-type="float">
            <text:p>1211</text:p>
          </table:table-cell>
          <table:table-cell table:number-columns-repeated="3" table:style-name="ce2" office:value-type="float" office:value="1209" calcext:value-type="float">
            <text:p>1209</text:p>
          </table:table-cell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number-columns-repeated="2" table:style-name="ce2" office:value-type="float" office:value="1212" calcext:value-type="float">
            <text:p>1212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4" calcext:value-type="float">
            <text:p>434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17" calcext:value-type="float">
            <text:p>51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08" calcext:value-type="float">
            <text:p>308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3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number-columns-repeated="3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31" calcext:value-type="float">
            <text:p>331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1221" calcext:value-type="float">
            <text:p>1221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2" calcext:value-type="float">
            <text:p>1212</text:p>
          </table:table-cell>
          <table:table-cell table:number-columns-repeated="2" table:style-name="ce2" office:value-type="float" office:value="1211" calcext:value-type="float">
            <text:p>1211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82" calcext:value-type="float">
            <text:p>118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137" calcext:value-type="float">
            <text:p>1137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998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520" calcext:value-type="float">
            <text:p>52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3" calcext:value-type="float">
            <text:p>1213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180" calcext:value-type="float">
            <text:p>1180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06" calcext:value-type="float">
            <text:p>1206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98" calcext:value-type="float">
            <text:p>498</text:p>
          </table:table-cell>
          <table:table-cell table:number-columns-repeated="998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25" calcext:value-type="float">
            <text:p>325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25" calcext:value-type="float">
            <text:p>525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16" calcext:value-type="float">
            <text:p>41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02" calcext:value-type="float">
            <text:p>302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998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59" calcext:value-type="float">
            <text:p>459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94" calcext:value-type="float">
            <text:p>494</text:p>
          </table:table-cell>
          <table:table-cell table:number-columns-repeated="998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26" calcext:value-type="float">
            <text:p>326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3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3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998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998"/>
        </table:table-row>
        <table:table-row table:style-name="ro1"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90" calcext:value-type="float">
            <text:p>49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91" calcext:value-type="float">
            <text:p>491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28" calcext:value-type="float">
            <text:p>328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998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8" calcext:value-type="float">
            <text:p>44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998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5" calcext:value-type="float">
            <text:p>37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998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6" table:style-name="ce2" office:value-type="float" office:value="436" calcext:value-type="float">
            <text:p>436</text:p>
          </table:table-cell>
          <table:table-cell table:style-name="ce2" office:value-type="float" office:value="431" calcext:value-type="float">
            <text:p>431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22" calcext:value-type="float">
            <text:p>422</text:p>
          </table:table-cell>
          <table:table-cell table:number-columns-repeated="998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8" calcext:value-type="float">
            <text:p>121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4" calcext:value-type="float">
            <text:p>1204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22" calcext:value-type="float">
            <text:p>52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93" calcext:value-type="float">
            <text:p>493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5" calcext:value-type="float">
            <text:p>445</text:p>
          </table:table-cell>
          <table:table-cell table:number-columns-repeated="998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998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5" calcext:value-type="float">
            <text:p>51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4" calcext:value-type="float">
            <text:p>444</text:p>
          </table:table-cell>
          <table:table-cell table:number-columns-repeated="998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81" calcext:value-type="float">
            <text:p>48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number-columns-repeated="2" table:style-name="ce2" office:value-type="float" office:value="1211" calcext:value-type="float">
            <text:p>1211</text:p>
          </table:table-cell>
          <table:table-cell table:style-name="ce2" office:value-type="float" office:value="1197" calcext:value-type="float">
            <text:p>1197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98" calcext:value-type="float">
            <text:p>39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427" calcext:value-type="float">
            <text:p>427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4" calcext:value-type="float">
            <text:p>444</text:p>
          </table:table-cell>
          <table:table-cell table:number-columns-repeated="99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1" calcext:value-type="float">
            <text:p>1211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3"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99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8" calcext:value-type="float">
            <text:p>448</text:p>
          </table:table-cell>
          <table:table-cell table:number-columns-repeated="998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6" calcext:value-type="float">
            <text:p>121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197" calcext:value-type="float">
            <text:p>1197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4" table:style-name="ce2" office:value-type="float" office:value="439" calcext:value-type="float">
            <text:p>43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998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number-columns-repeated="3" table:style-name="ce2" office:value-type="float" office:value="1212" calcext:value-type="float">
            <text:p>1212</text:p>
          </table:table-cell>
          <table:table-cell table:style-name="ce2" office:value-type="float" office:value="1246" calcext:value-type="float">
            <text:p>124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096" calcext:value-type="float">
            <text:p>1096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48" calcext:value-type="float">
            <text:p>1148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3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33" calcext:value-type="float">
            <text:p>1133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3"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4" table:style-name="ce2" office:value-type="float" office:value="1210" calcext:value-type="float">
            <text:p>1210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8" calcext:value-type="float">
            <text:p>1218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3"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3" calcext:value-type="float">
            <text:p>473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3" table:style-name="ce2" office:value-type="float" office:value="1210" calcext:value-type="float">
            <text:p>1210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175" calcext:value-type="float">
            <text:p>1175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132" calcext:value-type="float">
            <text:p>113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1207" calcext:value-type="float">
            <text:p>1207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4" calcext:value-type="float">
            <text:p>1204</text:p>
          </table:table-cell>
          <table:table-cell table:number-columns-repeated="2"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8" calcext:value-type="float">
            <text:p>1218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3" table:style-name="ce2" office:value-type="float" office:value="1208" calcext:value-type="float">
            <text:p>12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998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4"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4" calcext:value-type="float">
            <text:p>444</text:p>
          </table:table-cell>
          <table:table-cell table:number-columns-repeated="998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2"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192" calcext:value-type="float">
            <text:p>1192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9" calcext:value-type="float">
            <text:p>479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33" calcext:value-type="float">
            <text:p>333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47" calcext:value-type="float">
            <text:p>347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4" calcext:value-type="float">
            <text:p>434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998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53" calcext:value-type="float">
            <text:p>353</text:p>
          </table:table-cell>
          <table:table-cell table:number-columns-repeated="998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1" calcext:value-type="float">
            <text:p>1211</text:p>
          </table:table-cell>
          <table:table-cell table:number-columns-repeated="3" table:style-name="ce2" office:value-type="float" office:value="1210" calcext:value-type="float">
            <text:p>1210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171" calcext:value-type="float">
            <text:p>1171</text:p>
          </table:table-cell>
          <table:table-cell table:number-columns-repeated="998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17" calcext:value-type="float">
            <text:p>417</text:p>
          </table:table-cell>
          <table:table-cell table:number-columns-repeated="998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07" calcext:value-type="float">
            <text:p>407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number-columns-repeated="4"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94" calcext:value-type="float">
            <text:p>494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6" calcext:value-type="float">
            <text:p>396</text:p>
          </table:table-cell>
          <table:table-cell table:number-columns-repeated="99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998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546" calcext:value-type="float">
            <text:p>54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7" calcext:value-type="float">
            <text:p>467</text:p>
          </table:table-cell>
          <table:table-cell table:number-columns-repeated="998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1" calcext:value-type="float">
            <text:p>391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6" calcext:value-type="float">
            <text:p>356</text:p>
          </table:table-cell>
          <table:table-cell table:number-columns-repeated="998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15" calcext:value-type="float">
            <text:p>415</text:p>
          </table:table-cell>
          <table:table-cell table:number-columns-repeated="998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407" calcext:value-type="float">
            <text:p>407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17" calcext:value-type="float">
            <text:p>417</text:p>
          </table:table-cell>
          <table:table-cell table:number-columns-repeated="998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1212" calcext:value-type="float">
            <text:p>121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197" calcext:value-type="float">
            <text:p>1197</text:p>
          </table:table-cell>
          <table:table-cell table:style-name="ce2" office:value-type="float" office:value="1209" calcext:value-type="float">
            <text:p>1209</text:p>
          </table:table-cell>
          <table:table-cell table:style-name="ce4"/>
          <table:table-cell table:style-name="ce2" office:value-type="float" office:value="1209" calcext:value-type="float">
            <text:p>1209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30" calcext:value-type="float">
            <text:p>1230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42" calcext:value-type="float">
            <text:p>442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998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26" calcext:value-type="float">
            <text:p>1126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206" calcext:value-type="float">
            <text:p>1206</text:p>
          </table:table-cell>
          <table:table-cell table:style-name="ce4"/>
          <table:table-cell table:style-name="ce2" office:value-type="float" office:value="1208" calcext:value-type="float">
            <text:p>1208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177" calcext:value-type="float">
            <text:p>1177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34" calcext:value-type="float">
            <text:p>434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81" calcext:value-type="float">
            <text:p>481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90" calcext:value-type="float">
            <text:p>390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44" calcext:value-type="float">
            <text:p>344</text:p>
          </table:table-cell>
          <table:table-cell table:number-columns-repeated="998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5" calcext:value-type="float">
            <text:p>445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998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0" calcext:value-type="float">
            <text:p>380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11" calcext:value-type="float">
            <text:p>411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4" calcext:value-type="float">
            <text:p>434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4"/>
          <table:table-cell table:style-name="ce2" office:value-type="float" office:value="1207" calcext:value-type="float">
            <text:p>1207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1" calcext:value-type="float">
            <text:p>391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4"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style-name="ce4"/>
          <table:table-cell table:style-name="ce2" office:value-type="float" office:value="1205" calcext:value-type="float">
            <text:p>1205</text:p>
          </table:table-cell>
          <table:table-cell table:style-name="ce4"/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43" calcext:value-type="float">
            <text:p>443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3"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2" table:style-name="ce2" office:value-type="float" office:value="1207" calcext:value-type="float">
            <text:p>1207</text:p>
          </table:table-cell>
          <table:table-cell table:style-name="ce4"/>
          <table:table-cell table:style-name="ce2" office:value-type="float" office:value="1204" calcext:value-type="float">
            <text:p>1204</text:p>
          </table:table-cell>
          <table:table-cell table:style-name="ce4"/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number-columns-repeated="99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44" calcext:value-type="float">
            <text:p>444</text:p>
          </table:table-cell>
          <table:table-cell table:style-name="ce4"/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189" calcext:value-type="float">
            <text:p>118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5" calcext:value-type="float">
            <text:p>1205</text:p>
          </table:table-cell>
          <table:table-cell table:style-name="ce4"/>
          <table:table-cell table:style-name="ce2" office:value-type="float" office:value="1204" calcext:value-type="float">
            <text:p>1204</text:p>
          </table:table-cell>
          <table:table-cell table:style-name="ce4"/>
          <table:table-cell table:style-name="ce2" office:value-type="float" office:value="1133" calcext:value-type="float">
            <text:p>1133</text:p>
          </table:table-cell>
          <table:table-cell table:style-name="ce2" office:value-type="float" office:value="1206" calcext:value-type="float">
            <text:p>1206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626" calcext:value-type="float">
            <text:p>62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4" calcext:value-type="float">
            <text:p>444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09" calcext:value-type="float">
            <text:p>1209</text:p>
          </table:table-cell>
          <table:table-cell table:style-name="ce4"/>
          <table:table-cell table:style-name="ce2" office:value-type="float" office:value="1204" calcext:value-type="float">
            <text:p>1204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6" calcext:value-type="float">
            <text:p>1206</text:p>
          </table:table-cell>
          <table:table-cell table:number-columns-repeated="998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83" calcext:value-type="float">
            <text:p>483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501" calcext:value-type="float">
            <text:p>50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05" calcext:value-type="float">
            <text:p>30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22" calcext:value-type="float">
            <text:p>322</text:p>
          </table:table-cell>
          <table:table-cell table:style-name="ce4"/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2" calcext:value-type="float">
            <text:p>472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90" calcext:value-type="float">
            <text:p>390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3" calcext:value-type="float">
            <text:p>353</text:p>
          </table:table-cell>
          <table:table-cell table:number-columns-repeated="998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4" calcext:value-type="float">
            <text:p>434</text:p>
          </table:table-cell>
          <table:table-cell table:style-name="ce4"/>
          <table:table-cell table:style-name="ce2" office:value-type="float" office:value="468" calcext:value-type="float">
            <text:p>468</text:p>
          </table:table-cell>
          <table:table-cell table:style-name="ce4"/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5" calcext:value-type="float">
            <text:p>37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55" calcext:value-type="float">
            <text:p>355</text:p>
          </table:table-cell>
          <table:table-cell table:style-name="ce4"/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3" calcext:value-type="float">
            <text:p>443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9" calcext:value-type="float">
            <text:p>37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58" calcext:value-type="float">
            <text:p>35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90" calcext:value-type="float">
            <text:p>390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3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63" calcext:value-type="float">
            <text:p>463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number-columns-repeated="5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4" calcext:value-type="float">
            <text:p>444</text:p>
          </table:table-cell>
          <table:table-cell table:style-name="ce4"/>
          <table:table-cell table:style-name="ce2" office:value-type="float" office:value="526" calcext:value-type="float">
            <text:p>526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299" calcext:value-type="float">
            <text:p>299</text:p>
          </table:table-cell>
          <table:table-cell table:style-name="ce4"/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4"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380" calcext:value-type="float">
            <text:p>380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73" calcext:value-type="float">
            <text:p>473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55" calcext:value-type="float">
            <text:p>455</text:p>
          </table:table-cell>
          <table:table-cell table:style-name="ce4"/>
          <table:table-cell table:number-columns-repeated="2"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69" calcext:value-type="float">
            <text:p>369</text:p>
          </table:table-cell>
          <table:table-cell table:style-name="ce4"/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5" calcext:value-type="float">
            <text:p>435</text:p>
          </table:table-cell>
          <table:table-cell table:style-name="ce4"/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34" calcext:value-type="float">
            <text:p>334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9" calcext:value-type="float">
            <text:p>389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3" calcext:value-type="float">
            <text:p>353</text:p>
          </table:table-cell>
          <table:table-cell table:number-columns-repeated="99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90" calcext:value-type="float">
            <text:p>490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72" calcext:value-type="float">
            <text:p>472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2" calcext:value-type="float">
            <text:p>352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15" calcext:value-type="float">
            <text:p>415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4"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410" calcext:value-type="float">
            <text:p>410</text:p>
          </table:table-cell>
          <table:table-cell table:number-columns-repeated="99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5"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4"/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2" calcext:value-type="float">
            <text:p>442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99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3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5" calcext:value-type="float">
            <text:p>355</text:p>
          </table:table-cell>
          <table:table-cell table:number-columns-repeated="998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6" calcext:value-type="float">
            <text:p>446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273" calcext:value-type="float">
            <text:p>273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59" calcext:value-type="float">
            <text:p>359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79" calcext:value-type="float">
            <text:p>379</text:p>
          </table:table-cell>
          <table:table-cell table:number-columns-repeated="998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548" calcext:value-type="float">
            <text:p>54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5" calcext:value-type="float">
            <text:p>355</text:p>
          </table:table-cell>
          <table:table-cell table:number-columns-repeated="99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3" calcext:value-type="float">
            <text:p>433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7" calcext:value-type="float">
            <text:p>467</text:p>
          </table:table-cell>
          <table:table-cell table:number-columns-repeated="998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96" calcext:value-type="float">
            <text:p>39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8" calcext:value-type="float">
            <text:p>358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548" calcext:value-type="float">
            <text:p>54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6" calcext:value-type="float">
            <text:p>446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06" calcext:value-type="float">
            <text:p>306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94" calcext:value-type="float">
            <text:p>494</text:p>
          </table:table-cell>
          <table:table-cell table:style-name="ce4"/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998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08" calcext:value-type="float">
            <text:p>30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30" calcext:value-type="float">
            <text:p>330</text:p>
          </table:table-cell>
          <table:table-cell table:style-name="ce4"/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516" calcext:value-type="float">
            <text:p>516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4" calcext:value-type="float">
            <text:p>444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16" calcext:value-type="float">
            <text:p>41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3"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998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3" calcext:value-type="float">
            <text:p>463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4" calcext:value-type="float">
            <text:p>514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34" calcext:value-type="float">
            <text:p>434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2" calcext:value-type="float">
            <text:p>362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90" calcext:value-type="float">
            <text:p>390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25" calcext:value-type="float">
            <text:p>425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62" calcext:value-type="float">
            <text:p>362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5" calcext:value-type="float">
            <text:p>355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4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97" calcext:value-type="float">
            <text:p>497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27" calcext:value-type="float">
            <text:p>327</text:p>
          </table:table-cell>
          <table:table-cell table:style-name="ce4"/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58" calcext:value-type="float">
            <text:p>458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8" calcext:value-type="float">
            <text:p>358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5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94" calcext:value-type="float">
            <text:p>394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1" calcext:value-type="float">
            <text:p>431</text:p>
          </table:table-cell>
          <table:table-cell table:style-name="ce4"/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6" calcext:value-type="float">
            <text:p>356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4"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1" calcext:value-type="float">
            <text:p>391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3" calcext:value-type="float">
            <text:p>393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998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number-columns-repeated="4" table:style-name="ce2" office:value-type="float" office:value="388" calcext:value-type="float">
            <text:p>38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5" calcext:value-type="float">
            <text:p>395</text:p>
          </table:table-cell>
          <table:table-cell table:number-columns-repeated="4" table:style-name="ce2" office:value-type="float" office:value="387" calcext:value-type="float">
            <text:p>387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28" calcext:value-type="float">
            <text:p>428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55" calcext:value-type="float">
            <text:p>1155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8" calcext:value-type="float">
            <text:p>1208</text:p>
          </table:table-cell>
          <table:table-cell table:style-name="ce4"/>
          <table:table-cell table:style-name="ce2" office:value-type="float" office:value="1207" calcext:value-type="float">
            <text:p>1207</text:p>
          </table:table-cell>
          <table:table-cell table:style-name="ce4"/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998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541" calcext:value-type="float">
            <text:p>54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67" calcext:value-type="float">
            <text:p>467</text:p>
          </table:table-cell>
          <table:table-cell table:number-columns-repeated="998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90" calcext:value-type="float">
            <text:p>390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3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59" calcext:value-type="float">
            <text:p>359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4" calcext:value-type="float">
            <text:p>434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1" calcext:value-type="float">
            <text:p>431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1207" calcext:value-type="float">
            <text:p>1207</text:p>
          </table:table-cell>
          <table:table-cell table:style-name="ce4"/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998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number-columns-repeated="3"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48" calcext:value-type="float">
            <text:p>448</text:p>
          </table:table-cell>
          <table:table-cell table:style-name="ce4"/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1200" calcext:value-type="float">
            <text:p>1200</text:p>
          </table:table-cell>
          <table:table-cell table:style-name="ce4"/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74" calcext:value-type="float">
            <text:p>1174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998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7" calcext:value-type="float">
            <text:p>467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8" calcext:value-type="float">
            <text:p>1208</text:p>
          </table:table-cell>
          <table:table-cell table:style-name="ce4"/>
          <table:table-cell table:style-name="ce2" office:value-type="float" office:value="1206" calcext:value-type="float">
            <text:p>1206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4"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82" calcext:value-type="float">
            <text:p>1182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1" calcext:value-type="float">
            <text:p>1211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4"/>
          <table:table-cell table:style-name="ce2" office:value-type="float" office:value="1207" calcext:value-type="float">
            <text:p>1207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998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style-name="ce4"/>
          <table:table-cell table:style-name="ce2" office:value-type="float" office:value="1208" calcext:value-type="float">
            <text:p>1208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998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4"/>
          <table:table-cell table:style-name="ce2" office:value-type="float" office:value="493" calcext:value-type="float">
            <text:p>493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998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13" table:default-cell-style-name="ce3"/>
        <table:table-column table:style-name="co14" table:default-cell-style-name="ce3"/>
        <table:table-column table:style-name="co15" table:default-cell-style-name="ce3"/>
        <table:table-column table:style-name="co3" table:default-cell-style-name="ce3"/>
        <table:table-column table:style-name="co4" table:default-cell-style-name="ce3"/>
        <table:table-column table:style-name="co16" table:default-cell-style-name="ce3"/>
        <table:table-column table:style-name="co1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8" table:default-cell-style-name="ce3"/>
        <table:table-column table:style-name="co19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998" table:default-cell-style-name="Default"/>
        <table:table-row table:style-name="ro1">
          <table:table-cell table:formula="of:=[$Hoja1.A1]" office:value-type="string" office:string-value="AUTO_AUTO_18" calcext:value-type="string">
            <text:p>AUTO_AUTO_18</text:p>
          </table:table-cell>
          <table:table-cell table:formula="of:=[$Hoja1.B1]" office:value-type="string" office:string-value="AUTO_AUTO_19" calcext:value-type="string">
            <text:p>AUTO_AUTO_19</text:p>
          </table:table-cell>
          <table:table-cell table:formula="of:=[$Hoja1.C1]" office:value-type="string" office:string-value="AUTO_AUTO_20" calcext:value-type="string">
            <text:p>AUTO_AUTO_20</text:p>
          </table:table-cell>
          <table:table-cell table:formula="of:=[$Hoja1.D1]" office:value-type="string" office:string-value="AUTO_AUTO_21" calcext:value-type="string">
            <text:p>AUTO_AUTO_21</text:p>
          </table:table-cell>
          <table:table-cell table:formula="of:=[$Hoja1.E1]" office:value-type="string" office:string-value="AUTO_AUTO_22" calcext:value-type="string">
            <text:p>AUTO_AUTO_22</text:p>
          </table:table-cell>
          <table:table-cell table:formula="of:=[$Hoja1.F1]" office:value-type="string" office:string-value="AUTO_AUTO_23" calcext:value-type="string">
            <text:p>AUTO_AUTO_23</text:p>
          </table:table-cell>
          <table:table-cell table:formula="of:=[$Hoja1.G1]" office:value-type="string" office:string-value="AUTO_AUTO_24" calcext:value-type="string">
            <text:p>AUTO_AUTO_24</text:p>
          </table:table-cell>
          <table:table-cell table:formula="of:=[$Hoja1.H1]" office:value-type="string" office:string-value="AUTO_AUTO_25" calcext:value-type="string">
            <text:p>AUTO_AUTO_25</text:p>
          </table:table-cell>
          <table:table-cell table:formula="of:=[$Hoja1.I1]" office:value-type="string" office:string-value="AUTO_AUTO_26" calcext:value-type="string">
            <text:p>AUTO_AUTO_26</text:p>
          </table:table-cell>
          <table:table-cell table:formula="of:=[$Hoja1.J1]" office:value-type="string" office:string-value="AUTO_AUTO_27" calcext:value-type="string">
            <text:p>AUTO_AUTO_27</text:p>
          </table:table-cell>
          <table:table-cell table:formula="of:=[$Hoja1.K1]" office:value-type="string" office:string-value="AUTO_AUTO_28" calcext:value-type="string">
            <text:p>AUTO_AUTO_28</text:p>
          </table:table-cell>
          <table:table-cell table:formula="of:=[$Hoja1.L1]" office:value-type="string" office:string-value="AUTO_AUTO_29" calcext:value-type="string">
            <text:p>AUTO_AUTO_29</text:p>
          </table:table-cell>
          <table:table-cell table:formula="of:=[$Hoja1.M1]" office:value-type="string" office:string-value="AUTO_AUTO_30" calcext:value-type="string">
            <text:p>AUTO_AUTO_30</text:p>
          </table:table-cell>
          <table:table-cell table:formula="of:=[$Hoja1.N1]" office:value-type="string" office:string-value="AUTO_HIGH_30" calcext:value-type="string">
            <text:p>AUTO_HIGH_30</text:p>
          </table:table-cell>
          <table:table-cell table:formula="of:=[$Hoja1.O1]" office:value-type="string" office:string-value="AUTO_LOW_30" calcext:value-type="string">
            <text:p>AUTO_LOW_30</text:p>
          </table:table-cell>
          <table:table-cell table:formula="of:=[$Hoja1.P1]" office:value-type="string" office:string-value="AUTO_MED_30" calcext:value-type="string">
            <text:p>AUTO_MED_30</text:p>
          </table:table-cell>
          <table:table-cell table:formula="of:=[$Hoja1.Q1]" office:value-type="string" office:string-value="AUTO_QUIET_30" calcext:value-type="string">
            <text:p>AUTO_QUIET_30</text:p>
          </table:table-cell>
          <table:table-cell table:formula="of:=[$Hoja1.R1]" office:value-type="string" office:string-value="COOL_AUTO_30" calcext:value-type="string">
            <text:p>COOL_AUTO_30</text:p>
          </table:table-cell>
          <table:table-cell table:formula="of:=[$Hoja1.S1]" office:value-type="string" office:string-value="DRY_AUTO_30" calcext:value-type="string">
            <text:p>DRY_AUTO_30</text:p>
          </table:table-cell>
          <table:table-cell table:formula="of:=[$Hoja1.T1]" office:value-type="string" office:string-value="FAN_AUTO_00" calcext:value-type="string">
            <text:p>FAN_AUTO_00</text:p>
          </table:table-cell>
          <table:table-cell table:formula="of:=[$Hoja1.U1]" office:value-type="string" office:string-value="HEAT_AUTO_30" calcext:value-type="string">
            <text:p>HEAT_AUTO_30</text:p>
          </table:table-cell>
          <table:table-cell table:formula="of:=[$Hoja1.V1]" office:value-type="string" office:string-value="HEAT_AUTO_30_POWEROFF" calcext:value-type="string">
            <text:p>HEAT_AUTO_30_POWEROFF</text:p>
          </table:table-cell>
          <table:table-cell table:formula="of:=[$Hoja1.W1]" office:value-type="string" office:string-value="HEAT_AUTO_30_POWERON" calcext:value-type="string">
            <text:p>HEAT_AUTO_30_POWERON</text:p>
          </table:table-cell>
          <table:table-cell table:formula="of:=[$Hoja1.X1]" office:value-type="string" office:string-value="HEAT_AUTO_30_SET" calcext:value-type="string">
            <text:p>HEAT_AUTO_30_SET</text:p>
          </table:table-cell>
          <table:table-cell table:formula="of:=[$Hoja1.Y1]" office:value-type="string" office:string-value="HEAT_AUTO_30_SWING" calcext:value-type="string">
            <text:p>HEAT_AUTO_30_SWING</text:p>
          </table:table-cell>
          <table:table-cell table:formula="of:=[$Hoja1.Z1]" office:value-type="string" office:string-value="HEAT_AUTO_30_SWINGOFF" calcext:value-type="string">
            <text:p>HEAT_AUTO_30_SWINGOFF</text:p>
          </table:table-cell>
          <table:table-cell table:number-columns-repeated="998"/>
        </table:table-row>
        <table:table-row table:style-name="ro2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20" table:default-cell-style-name="ce3"/>
        <table:table-column table:style-name="co21" table:default-cell-style-name="ce3"/>
        <table:table-column table:style-name="co22" table:number-columns-repeated="128" table:default-cell-style-name="ce3"/>
        <table:table-column table:style-name="co23" table:number-columns-repeated="127" table:default-cell-style-name="ce3"/>
        <table:table-column table:style-name="co23" table:number-columns-repeated="767" table:default-cell-style-name="Default"/>
        <table:table-row table:style-name="ro2">
          <table:table-cell table:formula="of:=[$Hoja2.A1]" office:value-type="string" office:string-value="AUTO_AUTO_18" calcext:value-type="string">
            <text:p>AUTO_AUTO_18</text:p>
          </table:table-cell>
          <table:table-cell table:style-name="ce4" table:formula="of:=COM.MICROSOFT.TEXTJOIN(&quot;&quot;;TRUE();[.C1:.DZ1])" office:value-type="string" office:string-value="00101000110001100000000000001000000010000111111110010000000011000000010000000000000000000000000000000000000000000000010000001001" calcext:value-type="string">
            <text:p>0010100011000110000000000000100000001000011111111001000000001100000001000000000000000000000000000000000000000000000001000000100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:.DR1])" office:value-type="float" office:value="21" calcext:value-type="float">
            <text:p>21</text:p>
          </table:table-cell>
          <table:table-cell table:number-columns-repeated="892"/>
        </table:table-row>
        <table:table-row table:style-name="ro2">
          <table:table-cell table:formula="of:=[$Hoja2.B1]" office:value-type="string" office:string-value="AUTO_AUTO_19" calcext:value-type="string">
            <text:p>AUTO_AUTO_19</text:p>
          </table:table-cell>
          <table:table-cell table:style-name="ce4" table:formula="of:=COM.MICROSOFT.TEXTJOIN(&quot;&quot;;TRUE();[.C2:.DZ2])" office:value-type="string" office:string-value="00101000110001100000000000001000000010000111111110010000000011000000110000000000000000000000000000000000000000000000010000000001" calcext:value-type="string">
            <text:p>0010100011000110000000000000100000001000011111111001000000001100000011000000000000000000000000000000000000000000000001000000000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2:.DR2])" office:value-type="float" office:value="22" calcext:value-type="float">
            <text:p>22</text:p>
          </table:table-cell>
          <table:table-cell table:number-columns-repeated="892"/>
        </table:table-row>
        <table:table-row table:style-name="ro2">
          <table:table-cell table:formula="of:=[$Hoja2.C1]" office:value-type="string" office:string-value="AUTO_AUTO_20" calcext:value-type="string">
            <text:p>AUTO_AUTO_20</text:p>
          </table:table-cell>
          <table:table-cell table:style-name="ce4" table:formula="of:=COM.MICROSOFT.TEXTJOIN(&quot;&quot;;TRUE();[.C3:.DZ3])" office:value-type="string" office:string-value="00101000110001100000000000001000000010000111111110010000000011000000001000000000000000000000000000000000000000000000010000001110" calcext:value-type="string">
            <text:p>0010100011000110000000000000100000001000011111111001000000001100000000100000000000000000000000000000000000000000000001000000111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3:.DR3])" office:value-type="float" office:value="21" calcext:value-type="float">
            <text:p>21</text:p>
          </table:table-cell>
          <table:table-cell table:number-columns-repeated="892"/>
        </table:table-row>
        <table:table-row table:style-name="ro2">
          <table:table-cell table:formula="of:=[$Hoja2.D1]" office:value-type="string" office:string-value="AUTO_AUTO_21" calcext:value-type="string">
            <text:p>AUTO_AUTO_21</text:p>
          </table:table-cell>
          <table:table-cell table:style-name="ce4" table:formula="of:=COM.MICROSOFT.TEXTJOIN(&quot;&quot;;TRUE();[.C4:.DZ4])" office:value-type="string" office:string-value="00101000110001100000000000001000000010000111111110010000000011000000101000000000000000000000000000000000000000000000010000000110" calcext:value-type="string">
            <text:p>0010100011000110000000000000100000001000011111111001000000001100000010100000000000000000000000000000000000000000000001000000011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4:.DR4])" office:value-type="float" office:value="22" calcext:value-type="float">
            <text:p>22</text:p>
          </table:table-cell>
          <table:table-cell table:number-columns-repeated="892"/>
        </table:table-row>
        <table:table-row table:style-name="ro2">
          <table:table-cell table:style-name="ce6" table:formula="of:=[$Hoja2.E1]" office:value-type="string" office:string-value="AUTO_AUTO_22" calcext:value-type="string">
            <text:p>AUTO_AUTO_22</text:p>
          </table:table-cell>
          <table:table-cell table:style-name="ce4" table:formula="of:=COM.MICROSOFT.TEXTJOIN(&quot;&quot;;TRUE();[.C5:.DZ5])" office:value-type="string" office:string-value="00101000110001100000000000001000000010000111111110010000000011000000011000000000000000000000000000000000000000000000010000001010" calcext:value-type="string">
            <text:p>0010100011000110000000000000100000001000011111111001000000001100000001100000000000000000000000000000000000000000000001000000101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5:.DR5])" office:value-type="float" office:value="22" calcext:value-type="float">
            <text:p>22</text:p>
          </table:table-cell>
          <table:table-cell table:number-columns-repeated="892"/>
        </table:table-row>
        <table:table-row table:style-name="ro2">
          <table:table-cell table:style-name="ce6" table:formula="of:=[$Hoja2.F1]" office:value-type="string" office:string-value="AUTO_AUTO_23" calcext:value-type="string">
            <text:p>AUTO_AUTO_23</text:p>
          </table:table-cell>
          <table:table-cell table:style-name="ce4" table:formula="of:=COM.MICROSOFT.TEXTJOIN(&quot;&quot;;TRUE();[.C6:.DZ6])" office:value-type="string" office:string-value="00101000110001100000000000001000000010000111111110010000000011000000111000000000000000000000000000000000000000000000010000000010" calcext:value-type="string">
            <text:p>0010100011000110000000000000100000001000011111111001000000001100000011100000000000000000000000000000000000000000000001000000001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6:.DR6])" office:value-type="float" office:value="23" calcext:value-type="float">
            <text:p>23</text:p>
          </table:table-cell>
          <table:table-cell table:number-columns-repeated="892"/>
        </table:table-row>
        <table:table-row table:style-name="ro2">
          <table:table-cell table:style-name="ce6" table:formula="of:=[$Hoja2.G1]" office:value-type="string" office:string-value="AUTO_AUTO_24" calcext:value-type="string">
            <text:p>AUTO_AUTO_24</text:p>
          </table:table-cell>
          <table:table-cell table:style-name="ce4" table:formula="of:=COM.MICROSOFT.TEXTJOIN(&quot;&quot;;TRUE();[.C7:.DZ7])" office:value-type="string" office:string-value="00101000110001100000000000001000000010000111111110010000000011000000000100000000000000000000000000000000000000000000010000001100" calcext:value-type="string">
            <text:p>001010001100011000000000000010000000100001111111100100000000110000000001000000000000000000000000000000000000000000000100000011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7:.DR7])" office:value-type="float" office:value="21" calcext:value-type="float">
            <text:p>21</text:p>
          </table:table-cell>
          <table:table-cell table:number-columns-repeated="892"/>
        </table:table-row>
        <table:table-row table:style-name="ro2">
          <table:table-cell table:style-name="ce6" table:formula="of:=[$Hoja2.H1]" office:value-type="string" office:string-value="AUTO_AUTO_25" calcext:value-type="string">
            <text:p>AUTO_AUTO_25</text:p>
          </table:table-cell>
          <table:table-cell table:style-name="ce4" table:formula="of:=COM.MICROSOFT.TEXTJOIN(&quot;&quot;;TRUE();[.C8:.DZ8])" office:value-type="string" office:string-value="00101000110001100000000000001000000010000111111110010000000011000000100100000000000000000000000000000000000000000000010000000100" calcext:value-type="string">
            <text:p>001010001100011000000000000010000000100001111111100100000000110000001001000000000000000000000000000000000000000000000100000001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8:.DR8])" office:value-type="float" office:value="22" calcext:value-type="float">
            <text:p>22</text:p>
          </table:table-cell>
          <table:table-cell table:number-columns-repeated="892"/>
        </table:table-row>
        <table:table-row table:style-name="ro2">
          <table:table-cell table:style-name="ce6" table:formula="of:=[$Hoja2.I1]" office:value-type="string" office:string-value="AUTO_AUTO_26" calcext:value-type="string">
            <text:p>AUTO_AUTO_26</text:p>
          </table:table-cell>
          <table:table-cell table:style-name="ce4" table:formula="of:=COM.MICROSOFT.TEXTJOIN(&quot;&quot;;TRUE();[.C9:.DZ9])" office:value-type="string" office:string-value="00101000110001100000000000001000000010000111111110010000000011000000010100000000000000000000000000000000000000000000010000001000" calcext:value-type="string">
            <text:p>001010001100011000000000000010000000100001111111100100000000110000000101000000000000000000000000000000000000000000000100000010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9:.DR9])" office:value-type="float" office:value="22" calcext:value-type="float">
            <text:p>22</text:p>
          </table:table-cell>
          <table:table-cell table:number-columns-repeated="892"/>
        </table:table-row>
        <table:table-row table:style-name="ro2">
          <table:table-cell table:style-name="ce6" table:formula="of:=[$Hoja2.J1]" office:value-type="string" office:string-value="AUTO_AUTO_27" calcext:value-type="string">
            <text:p>AUTO_AUTO_27</text:p>
          </table:table-cell>
          <table:table-cell table:style-name="ce4" table:formula="of:=COM.MICROSOFT.TEXTJOIN(&quot;&quot;;TRUE();[.C10:.DZ10])" office:value-type="string" office:string-value="00101000110001100000000000001000000010000111111110010000000011000000110100000000000000000000000000000000000000000000010000000000" calcext:value-type="string">
            <text:p>001010001100011000000000000010000000100001111111100100000000110000001101000000000000000000000000000000000000000000000100000000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10:.DR10])" office:value-type="float" office:value="23" calcext:value-type="float">
            <text:p>23</text:p>
          </table:table-cell>
          <table:table-cell table:number-columns-repeated="892"/>
        </table:table-row>
        <table:table-row table:style-name="ro2">
          <table:table-cell table:style-name="ce6" table:formula="of:=[$Hoja2.K1]" office:value-type="string" office:string-value="AUTO_AUTO_28" calcext:value-type="string">
            <text:p>AUTO_AUTO_28</text:p>
          </table:table-cell>
          <table:table-cell table:style-name="ce4" table:formula="of:=COM.MICROSOFT.TEXTJOIN(&quot;&quot;;TRUE();[.C11:.DZ11])" office:value-type="string" office:string-value="00101000110001100000000000001000000010000111111110010000000011000000001100000000000000000000000000000000000000000000010000001111" calcext:value-type="string">
            <text:p>001010001100011000000000000010000000100001111111100100000000110000000011000000000000000000000000000000000000000000000100000011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1:.DR11])" office:value-type="float" office:value="22" calcext:value-type="float">
            <text:p>22</text:p>
          </table:table-cell>
          <table:table-cell table:number-columns-repeated="892"/>
        </table:table-row>
        <table:table-row table:style-name="ro2">
          <table:table-cell table:style-name="ce6" table:formula="of:=[$Hoja2.L1]" office:value-type="string" office:string-value="AUTO_AUTO_29" calcext:value-type="string">
            <text:p>AUTO_AUTO_29</text:p>
          </table:table-cell>
          <table:table-cell table:style-name="ce4" table:formula="of:=COM.MICROSOFT.TEXTJOIN(&quot;&quot;;TRUE();[.C12:.DZ12])" office:value-type="string" office:string-value="00101000110001100000000000001000000010000111111110010000000011000000101100000000000000000000000000000000000000000000010000000111" calcext:value-type="string">
            <text:p>001010001100011000000000000010000000100001111111100100000000110000001011000000000000000000000000000000000000000000000100000001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2:.DR12])" office:value-type="float" office:value="23" calcext:value-type="float">
            <text:p>23</text:p>
          </table:table-cell>
          <table:table-cell table:number-columns-repeated="892"/>
        </table:table-row>
        <table:table-row table:style-name="ro2">
          <table:table-cell table:style-name="ce6" table:formula="of:=[$Hoja2.M1]" office:value-type="string" office:string-value="AUTO_AUTO_30" calcext:value-type="string">
            <text:p>AUTO_AUTO_30</text:p>
          </table:table-cell>
          <table:table-cell table:style-name="ce4" table:formula="of:=COM.MICROSOFT.TEXTJOIN(&quot;&quot;;TRUE();[.C13:.DZ13])" office:value-type="string" office:string-value="00101000110001100000000000001000000010000111111110010000000011000000011100000000000000000000000000000000000000000000010000001011" calcext:value-type="string">
            <text:p>00101000110001100000000000001000000010000111111110010000000011000000011100000000000000000000000000000000000000000000010000001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3:.DR13])" office:value-type="float" office:value="23" calcext:value-type="float">
            <text:p>23</text:p>
          </table:table-cell>
          <table:table-cell table:number-columns-repeated="892"/>
        </table:table-row>
        <table:table-row table:style-name="ro2">
          <table:table-cell table:style-name="ce6" table:formula="of:=[$Hoja2.N1]" office:value-type="string" office:string-value="AUTO_HIGH_30" calcext:value-type="string">
            <text:p>AUTO_HIGH_30</text:p>
          </table:table-cell>
          <table:table-cell table:style-name="ce4" table:formula="of:=COM.MICROSOFT.TEXTJOIN(&quot;&quot;;TRUE();[.C14:.DZ14])" office:value-type="string" office:string-value="00101000110001100000000000001000000010000111111110010000000011000000011100000000100000000000000000000000000000000000010011110011" calcext:value-type="string">
            <text:p>00101000110001100000000000001000000010000111111110010000000011000000011100000000100000000000000000000000000000000000010011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4:.DR14])" office:value-type="float" office:value="24" calcext:value-type="float">
            <text:p>24</text:p>
          </table:table-cell>
          <table:table-cell table:number-columns-repeated="892"/>
        </table:table-row>
        <table:table-row table:style-name="ro2">
          <table:table-cell table:style-name="ce6" table:formula="of:=[$Hoja2.O1]" office:value-type="string" office:string-value="AUTO_LOW_30" calcext:value-type="string">
            <text:p>AUTO_LOW_30</text:p>
          </table:table-cell>
          <table:table-cell table:style-name="ce4" table:formula="of:=COM.MICROSOFT.TEXTJOIN(&quot;&quot;;TRUE();[.C15:.DZ15])" office:value-type="string" office:string-value="00101000110001100000000000001000000010000111111110010000000011000000011100000000110000000000000000000000000000000000010010110011" calcext:value-type="string">
            <text:p>00101000110001100000000000001000000010000111111110010000000011000000011100000000110000000000000000000000000000000000010010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5:.DR15])" office:value-type="float" office:value="25" calcext:value-type="float">
            <text:p>25</text:p>
          </table:table-cell>
          <table:table-cell table:number-columns-repeated="892"/>
        </table:table-row>
        <table:table-row table:style-name="ro2">
          <table:table-cell table:style-name="ce6" table:formula="of:=[$Hoja2.P1]" office:value-type="string" office:string-value="AUTO_MED_30" calcext:value-type="string">
            <text:p>AUTO_MED_30</text:p>
          </table:table-cell>
          <table:table-cell table:style-name="ce4" table:formula="of:=COM.MICROSOFT.TEXTJOIN(&quot;&quot;;TRUE();[.C16:.DZ16])" office:value-type="string" office:string-value="00101000110001100000000000001000000010000111111110010000000011000000011100000000010000000000000000000000000000000000010001110011" calcext:value-type="string">
            <text:p>00101000110001100000000000001000000010000111111110010000000011000000011100000000010000000000000000000000000000000000010001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6:.DR16])" office:value-type="float" office:value="24" calcext:value-type="float">
            <text:p>24</text:p>
          </table:table-cell>
          <table:table-cell table:number-columns-repeated="892"/>
        </table:table-row>
        <table:table-row table:style-name="ro2">
          <table:table-cell table:style-name="ce6" table:formula="of:=[$Hoja2.Q1]" office:value-type="string" office:string-value="AUTO_QUIET_30" calcext:value-type="string">
            <text:p>AUTO_QUIET_30</text:p>
          </table:table-cell>
          <table:table-cell table:style-name="ce4" table:formula="of:=COM.MICROSOFT.TEXTJOIN(&quot;&quot;;TRUE();[.C17:.DZ17])" office:value-type="string" office:string-value="00101000110001100000000000001000000010000111111110010000000011000000011100000000001000000000000000000000000000000000010000110011" calcext:value-type="string">
            <text:p>00101000110001100000000000001000000010000111111110010000000011000000011100000000001000000000000000000000000000000000010000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7:.DR17])" office:value-type="float" office:value="24" calcext:value-type="float">
            <text:p>24</text:p>
          </table:table-cell>
          <table:table-cell table:number-columns-repeated="892"/>
        </table:table-row>
        <table:table-row table:style-name="ro2">
          <table:table-cell table:style-name="ce6" table:formula="of:=[$Hoja2.R1]" office:value-type="string" office:string-value="COOL_AUTO_30" calcext:value-type="string">
            <text:p>COOL_AUTO_30</text:p>
          </table:table-cell>
          <table:table-cell table:style-name="ce4" table:formula="of:=COM.MICROSOFT.TEXTJOIN(&quot;&quot;;TRUE();[.C18:.DZ18])" office:value-type="string" office:string-value="00101000110001100000000000001000000010000111111110010000000011000000011110000000000000000000000000000000000000000000010011110011" calcext:value-type="string">
            <text:p>00101000110001100000000000001000000010000111111110010000000011000000011110000000000000000000000000000000000000000000010011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8:.DR18])" office:value-type="float" office:value="24" calcext:value-type="float">
            <text:p>24</text:p>
          </table:table-cell>
          <table:table-cell table:number-columns-repeated="892"/>
        </table:table-row>
        <table:table-row table:style-name="ro2">
          <table:table-cell table:style-name="ce6" table:formula="of:=[$Hoja2.S1]" office:value-type="string" office:string-value="DRY_AUTO_30" calcext:value-type="string">
            <text:p>DRY_AUTO_30</text:p>
          </table:table-cell>
          <table:table-cell table:style-name="ce4" table:formula="of:=COM.MICROSOFT.TEXTJOIN(&quot;&quot;;TRUE();[.C19:.DZ19])" office:value-type="string" office:string-value="00101000110001100000000000001000000010000111111110010000000011000000011101000000000000000000000000000000000000000000010001110011" calcext:value-type="string">
            <text:p>00101000110001100000000000001000000010000111111110010000000011000000011101000000000000000000000000000000000000000000010001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9:.DR19])" office:value-type="float" office:value="24" calcext:value-type="float">
            <text:p>24</text:p>
          </table:table-cell>
          <table:table-cell table:number-columns-repeated="892"/>
        </table:table-row>
        <table:table-row table:style-name="ro2">
          <table:table-cell table:style-name="ce6" table:formula="of:=[$Hoja2.T1]" office:value-type="string" office:string-value="FAN_AUTO_00" calcext:value-type="string">
            <text:p>FAN_AUTO_00</text:p>
          </table:table-cell>
          <table:table-cell table:style-name="ce4" table:formula="of:=COM.MICROSOFT.TEXTJOIN(&quot;&quot;;TRUE();[.C20:.DZ20])" office:value-type="string" office:string-value="00101000110001100000000000001000000010000111111110010000000011000000011111000000000000000000000000000000000000000000010010110011" calcext:value-type="string">
            <text:p>00101000110001100000000000001000000010000111111110010000000011000000011111000000000000000000000000000000000000000000010010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20:.DR20])" office:value-type="float" office:value="25" calcext:value-type="float">
            <text:p>25</text:p>
          </table:table-cell>
          <table:table-cell table:number-columns-repeated="892"/>
        </table:table-row>
        <table:table-row table:style-name="ro2">
          <table:table-cell table:style-name="ce6" table:formula="of:=[$Hoja2.U1]" office:value-type="string" office:string-value="HEAT_AUTO_30" calcext:value-type="string">
            <text:p>HEAT_AUTO_30</text:p>
          </table:table-cell>
          <table:table-cell table:style-name="ce4" table:formula="of:=COM.MICROSOFT.TEXTJOIN(&quot;&quot;;TRUE();[.C21:.DZ21])" office:value-type="string" office:string-value="00101000110001100000000000001000000010000111111110010000000011000000011100100000000000000000000000000000000000000000010000110011" calcext:value-type="string">
            <text:p>00101000110001100000000000001000000010000111111110010000000011000000011100100000000000000000000000000000000000000000010000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21:.DR21])" office:value-type="float" office:value="24" calcext:value-type="float">
            <text:p>24</text:p>
          </table:table-cell>
          <table:table-cell table:number-columns-repeated="892"/>
        </table:table-row>
        <table:table-row table:style-name="ro2">
          <table:table-cell table:style-name="ce6" table:formula="of:=[$Hoja2.V1]" office:value-type="string" office:string-value="HEAT_AUTO_30_POWEROFF" calcext:value-type="string">
            <text:p>HEAT_AUTO_30_POWEROFF</text:p>
          </table:table-cell>
          <table:table-cell table:style-name="ce4" table:formula="of:=COM.MICROSOFT.TEXTJOIN(&quot;&quot;;TRUE();[.C22:.DZ22])" office:value-type="string" office:string-value="00101000110001100000000000001000000010000100000010111111" calcext:value-type="string">
            <text:p>001010001100011000000000000010000000100001000000101111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number-columns-repeated="894"/>
        </table:table-row>
        <table:table-row table:style-name="ro2">
          <table:table-cell table:style-name="ce6" table:formula="of:=[$Hoja2.W1]" office:value-type="string" office:string-value="HEAT_AUTO_30_POWERON" calcext:value-type="string">
            <text:p>HEAT_AUTO_30_POWERON</text:p>
          </table:table-cell>
          <table:table-cell table:style-name="ce4" table:formula="of:=COM.MICROSOFT.TEXTJOIN(&quot;&quot;;TRUE();[.C23:.DZ23])" office:value-type="string" office:string-value="00101000110001100000000000001000000010000111111110010000000011001000011100100000000000000000000000000000000000000000010011010011" calcext:value-type="string">
            <text:p>001010001100011000000000000010000000100001111111100100000000110010000111001000000000000000000000000000000000000000000100110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23:.DR23])" office:value-type="float" office:value="25" calcext:value-type="float">
            <text:p>25</text:p>
          </table:table-cell>
          <table:table-cell table:number-columns-repeated="892"/>
        </table:table-row>
        <table:table-row table:style-name="ro2">
          <table:table-cell table:style-name="ce6" table:formula="of:=[$Hoja2.X1]" office:value-type="string" office:string-value="HEAT_AUTO_30_SET" calcext:value-type="string">
            <text:p>HEAT_AUTO_30_SET</text:p>
          </table:table-cell>
          <table:table-cell table:style-name="ce4" table:formula="of:=COM.MICROSOFT.TEXTJOIN(&quot;&quot;;TRUE();[.C24:.DZ24])" office:value-type="string" office:string-value="00101000110001100000000000001000000010000011011011001001" calcext:value-type="string">
            <text:p>0010100011000110000000000000100000001000001101101100100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number-columns-repeated="894"/>
        </table:table-row>
        <table:table-row table:style-name="ro2">
          <table:table-cell table:style-name="ce6" table:formula="of:=[$Hoja2.Y1]" office:value-type="string" office:string-value="HEAT_AUTO_30_SWING" calcext:value-type="string">
            <text:p>HEAT_AUTO_30_SWING</text:p>
          </table:table-cell>
          <table:table-cell table:style-name="ce4" table:formula="of:=COM.MICROSOFT.TEXTJOIN(&quot;&quot;;TRUE();[.C25:.DZ25])" office:value-type="string" office:string-value="00101000110001100000000000001000000010000111111110010000000011000000011100100000000010000000000000000000000000000000010000111101" calcext:value-type="string">
            <text:p>0010100011000110000000000000100000001000011111111001000000001100000001110010000000001000000000000000000000000000000001000011110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25:.DR25])" office:value-type="float" office:value="25" calcext:value-type="float">
            <text:p>25</text:p>
          </table:table-cell>
          <table:table-cell table:number-columns-repeated="892"/>
        </table:table-row>
        <table:table-row table:style-name="ro2">
          <table:table-cell table:style-name="ce6" table:formula="of:=[$Hoja2.Z1]" office:value-type="string" office:string-value="HEAT_AUTO_30_SWINGOFF" calcext:value-type="string">
            <text:p>HEAT_AUTO_30_SWINGOFF</text:p>
          </table:table-cell>
          <table:table-cell table:style-name="ce4" table:formula="of:=COM.MICROSOFT.TEXTJOIN(&quot;&quot;;TRUE();[.C26:.DZ26])" office:value-type="string" office:string-value="00101000110001100000000000001000000010000111111110010000000011000000011100100000000000000000000000000000000000000000010000110011" calcext:value-type="string">
            <text:p>00101000110001100000000000001000000010000111111110010000000011000000011100100000000000000000000000000000000000000000010000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26:.DR26])" office:value-type="float" office:value="24" calcext:value-type="float">
            <text:p>24</text:p>
          </table:table-cell>
          <table:table-cell table:number-columns-repeated="89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4" table:style-name="ta4">
        <office:forms form:automatic-focus="false" form:apply-design-mode="false"/>
        <table:table-column table:style-name="co24" table:default-cell-style-name="ce3"/>
        <table:table-column table:style-name="co25" table:number-columns-repeated="32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6" table:default-cell-style-name="ce3"/>
        <table:table-column table:style-name="co27" table:default-cell-style-name="ce3"/>
        <table:table-column table:style-name="co29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30" table:number-columns-repeated="215" table:default-cell-style-name="ce3"/>
        <table:table-row table:style-name="ro2">
          <table:table-cell table:formula="of:=[$Hoja2.A1]" office:value-type="string" office:string-value="AUTO_AUTO_18" calcext:value-type="string">
            <text:p>AUTO_AUTO_18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1</text:p>
          </table:table-cell>
          <table:table-cell table:number-columns-repeated="224"/>
        </table:table-row>
        <table:table-row table:style-name="ro2">
          <table:table-cell table:formula="of:=[$Hoja2.B1]" office:value-type="string" office:string-value="AUTO_AUTO_19" calcext:value-type="string">
            <text:p>AUTO_AUTO_19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001</text:p>
          </table:table-cell>
          <table:table-cell table:number-columns-repeated="224"/>
        </table:table-row>
        <table:table-row table:style-name="ro2">
          <table:table-cell table:formula="of:=[$Hoja2.C1]" office:value-type="string" office:string-value="AUTO_AUTO_20" calcext:value-type="string">
            <text:p>AUTO_AUTO_2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010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110</text:p>
          </table:table-cell>
          <table:table-cell table:number-columns-repeated="224"/>
        </table:table-row>
        <table:table-row table:style-name="ro2">
          <table:table-cell table:formula="of:=[$Hoja2.D1]" office:value-type="string" office:string-value="AUTO_AUTO_21" calcext:value-type="string">
            <text:p>AUTO_AUTO_21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10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0</text:p>
          </table:table-cell>
          <table:table-cell table:number-columns-repeated="224"/>
        </table:table-row>
        <table:table-row table:style-name="ro2">
          <table:table-cell table:style-name="ce6" table:formula="of:=[$Hoja2.E1]" office:value-type="string" office:string-value="AUTO_AUTO_22" calcext:value-type="string">
            <text:p>AUTO_AUTO_22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0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10</text:p>
          </table:table-cell>
          <table:table-cell table:number-columns-repeated="224"/>
        </table:table-row>
        <table:table-row table:style-name="ro2">
          <table:table-cell table:style-name="ce6" table:formula="of:=[$Hoja2.F1]" office:value-type="string" office:string-value="AUTO_AUTO_23" calcext:value-type="string">
            <text:p>AUTO_AUTO_23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110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010</text:p>
          </table:table-cell>
          <table:table-cell table:number-columns-repeated="224"/>
        </table:table-row>
        <table:table-row table:style-name="ro2">
          <table:table-cell table:style-name="ce6" table:formula="of:=[$Hoja2.G1]" office:value-type="string" office:string-value="AUTO_AUTO_24" calcext:value-type="string">
            <text:p>AUTO_AUTO_24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00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number-columns-repeated="224"/>
        </table:table-row>
        <table:table-row table:style-name="ro2">
          <table:table-cell table:style-name="ce6" table:formula="of:=[$Hoja2.H1]" office:value-type="string" office:string-value="AUTO_AUTO_25" calcext:value-type="string">
            <text:p>AUTO_AUTO_25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224"/>
        </table:table-row>
        <table:table-row table:style-name="ro2">
          <table:table-cell table:style-name="ce6" table:formula="of:=[$Hoja2.I1]" office:value-type="string" office:string-value="AUTO_AUTO_26" calcext:value-type="string">
            <text:p>AUTO_AUTO_26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0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number-columns-repeated="224"/>
        </table:table-row>
        <table:table-row table:style-name="ro2">
          <table:table-cell table:style-name="ce6" table:formula="of:=[$Hoja2.J1]" office:value-type="string" office:string-value="AUTO_AUTO_27" calcext:value-type="string">
            <text:p>AUTO_AUTO_27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10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2" table:style-name="ce8" office:value-type="string" calcext:value-type="string">
            <text:p>0000</text:p>
          </table:table-cell>
          <table:table-cell table:number-columns-repeated="224"/>
        </table:table-row>
        <table:table-row table:style-name="ro2">
          <table:table-cell table:style-name="ce6" table:formula="of:=[$Hoja2.K1]" office:value-type="string" office:string-value="AUTO_AUTO_28" calcext:value-type="string">
            <text:p>AUTO_AUTO_28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01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111</text:p>
          </table:table-cell>
          <table:table-cell table:number-columns-repeated="224"/>
        </table:table-row>
        <table:table-row table:style-name="ro2">
          <table:table-cell table:style-name="ce6" table:formula="of:=[$Hoja2.L1]" office:value-type="string" office:string-value="AUTO_AUTO_29" calcext:value-type="string">
            <text:p>AUTO_AUTO_29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1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number-columns-repeated="224"/>
        </table:table-row>
        <table:table-row table:style-name="ro2">
          <table:table-cell table:style-name="ce6" table:formula="of:=[$Hoja2.M1]" office:value-type="string" office:string-value="AUTO_AUTO_30" calcext:value-type="string">
            <text:p>AUTO_AUTO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11</text:p>
          </table:table-cell>
          <table:table-cell table:number-columns-repeated="224"/>
        </table:table-row>
        <table:table-row table:style-name="ro2">
          <table:table-cell table:style-name="ce6" table:formula="of:=[$Hoja2.N1]" office:value-type="string" office:string-value="AUTO_HIGH_30" calcext:value-type="string">
            <text:p>AUTO_HIGH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number-columns-repeated="8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O1]" office:value-type="string" office:string-value="AUTO_LOW_30" calcext:value-type="string">
            <text:p>AUTO_LOW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number-columns-repeated="8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101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P1]" office:value-type="string" office:string-value="AUTO_MED_30" calcext:value-type="string">
            <text:p>AUTO_MED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8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Q1]" office:value-type="string" office:string-value="AUTO_QUIET_30" calcext:value-type="string">
            <text:p>AUTO_QUIET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0010</text:p>
          </table:table-cell>
          <table:table-cell table:number-columns-repeated="8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2"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R1]" office:value-type="string" office:string-value="COOL_AUTO_30" calcext:value-type="string">
            <text:p>COOL_AUTO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000</text:p>
          </table:table-cell>
          <table:table-cell table:number-columns-repeated="10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S1]" office:value-type="string" office:string-value="DRY_AUTO_30" calcext:value-type="string">
            <text:p>DRY_AUTO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100</text:p>
          </table:table-cell>
          <table:table-cell table:number-columns-repeated="10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T1]" office:value-type="string" office:string-value="FAN_AUTO_00" calcext:value-type="string">
            <text:p>FAN_AUTO_0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00</text:p>
          </table:table-cell>
          <table:table-cell table:number-columns-repeated="10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101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U1]" office:value-type="string" office:string-value="HEAT_AUTO_30" calcext:value-type="string">
            <text:p>HEAT_AUTO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10</text:p>
          </table:table-cell>
          <table:table-cell table:number-columns-repeated="10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2"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V1]" office:value-type="string" office:string-value="HEAT_AUTO_30_POWEROFF" calcext:value-type="string">
            <text:p>HEAT_AUTO_30_POWEROFF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11</text:p>
          </table:table-cell>
          <table:table-cell table:style-name="ce8" office:value-type="string" calcext:value-type="string">
            <text:p>1111</text:p>
          </table:table-cell>
          <table:table-cell table:number-columns-repeated="242"/>
        </table:table-row>
        <table:table-row table:style-name="ro2">
          <table:table-cell table:style-name="ce6" table:formula="of:=[$Hoja2.W1]" office:value-type="string" office:string-value="HEAT_AUTO_30_POWERON" calcext:value-type="string">
            <text:p>HEAT_AUTO_30_POWERON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10</text:p>
          </table:table-cell>
          <table:table-cell table:number-columns-repeated="10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110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X1]" office:value-type="string" office:string-value="HEAT_AUTO_30_SET" calcext:value-type="string">
            <text:p>HEAT_AUTO_30_SET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11</text:p>
          </table:table-cell>
          <table:table-cell table:style-name="ce8" office:value-type="string" calcext:value-type="string">
            <text:p>011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1001</text:p>
          </table:table-cell>
          <table:table-cell table:number-columns-repeated="242"/>
        </table:table-row>
        <table:table-row table:style-name="ro2">
          <table:table-cell table:style-name="ce6" table:formula="of:=[$Hoja2.Y1]" office:value-type="string" office:string-value="HEAT_AUTO_30_SWING" calcext:value-type="string">
            <text:p>HEAT_AUTO_30_SWING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10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number-columns-repeated="7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11</text:p>
          </table:table-cell>
          <table:table-cell table:style-name="ce8" office:value-type="string" calcext:value-type="string">
            <text:p>1101</text:p>
          </table:table-cell>
          <table:table-cell table:number-columns-repeated="224"/>
        </table:table-row>
        <table:table-row table:style-name="ro2">
          <table:table-cell table:style-name="ce6" table:formula="of:=[$Hoja2.Z1]" office:value-type="string" office:string-value="HEAT_AUTO_30_SWINGOFF" calcext:value-type="string">
            <text:p>HEAT_AUTO_30_SWINGOFF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10</text:p>
          </table:table-cell>
          <table:table-cell table:number-columns-repeated="10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2"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table:formula="of:=BIN2HEX([.B26])" office:value-type="string" office:string-value="2" calcext:value-type="string">
            <text:p>2</text:p>
          </table:table-cell>
          <table:table-cell table:formula="of:=BIN2HEX([.C26])" office:value-type="string" office:string-value="8" calcext:value-type="string">
            <text:p>8</text:p>
          </table:table-cell>
          <table:table-cell table:formula="of:=BIN2HEX([.D26])" office:value-type="string" office:string-value="C" calcext:value-type="string">
            <text:p>C</text:p>
          </table:table-cell>
          <table:table-cell table:formula="of:=BIN2HEX([.E26])" office:value-type="string" office:string-value="6" calcext:value-type="string">
            <text:p>6</text:p>
          </table:table-cell>
          <table:table-cell table:formula="of:=BIN2HEX([.F26])" office:value-type="string" office:string-value="0" calcext:value-type="string">
            <text:p>0</text:p>
          </table:table-cell>
          <table:table-cell table:formula="of:=BIN2HEX([.G26])" office:value-type="string" office:string-value="0" calcext:value-type="string">
            <text:p>0</text:p>
          </table:table-cell>
          <table:table-cell table:formula="of:=BIN2HEX([.H26])" office:value-type="string" office:string-value="0" calcext:value-type="string">
            <text:p>0</text:p>
          </table:table-cell>
          <table:table-cell table:formula="of:=BIN2HEX([.I26])" office:value-type="string" office:string-value="8" calcext:value-type="string">
            <text:p>8</text:p>
          </table:table-cell>
          <table:table-cell table:formula="of:=BIN2HEX([.J26])" office:value-type="string" office:string-value="0" calcext:value-type="string">
            <text:p>0</text:p>
          </table:table-cell>
          <table:table-cell table:formula="of:=BIN2HEX([.K26])" office:value-type="string" office:string-value="8" calcext:value-type="string">
            <text:p>8</text:p>
          </table:table-cell>
          <table:table-cell table:formula="of:=BIN2HEX([.L26])" office:value-type="string" office:string-value="7" calcext:value-type="string">
            <text:p>7</text:p>
          </table:table-cell>
          <table:table-cell table:formula="of:=BIN2HEX([.M26])" office:value-type="string" office:string-value="F" calcext:value-type="string">
            <text:p>F</text:p>
          </table:table-cell>
          <table:table-cell table:formula="of:=BIN2HEX([.N26])" office:value-type="string" office:string-value="9" calcext:value-type="string">
            <text:p>9</text:p>
          </table:table-cell>
          <table:table-cell table:formula="of:=BIN2HEX([.O26])" office:value-type="string" office:string-value="0" calcext:value-type="string">
            <text:p>0</text:p>
          </table:table-cell>
          <table:table-cell table:formula="of:=BIN2HEX([.P26])" office:value-type="string" office:string-value="0" calcext:value-type="string">
            <text:p>0</text:p>
          </table:table-cell>
          <table:table-cell table:formula="of:=BIN2HEX([.Q26])" office:value-type="string" office:string-value="C" calcext:value-type="string">
            <text:p>C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MOD</text:p>
          </table:table-cell>
          <table:table-cell table:formula="of:=BIN2HEX([.U26])" office:value-type="string" office:string-value="0" calcext:value-type="string">
            <text:p>0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SWN</text:p>
          </table:table-cell>
          <table:table-cell table:formula="of:=BIN2HEX([.X26])" office:value-type="string" office:string-value="0" calcext:value-type="string">
            <text:p>0</text:p>
          </table:table-cell>
          <table:table-cell table:formula="of:=BIN2HEX([.Y26])" office:value-type="string" office:string-value="0" calcext:value-type="string">
            <text:p>0</text:p>
          </table:table-cell>
          <table:table-cell table:formula="of:=BIN2HEX([.Z26])" office:value-type="string" office:string-value="0" calcext:value-type="string">
            <text:p>0</text:p>
          </table:table-cell>
          <table:table-cell table:formula="of:=BIN2HEX([.AA26])" office:value-type="string" office:string-value="0" calcext:value-type="string">
            <text:p>0</text:p>
          </table:table-cell>
          <table:table-cell table:formula="of:=BIN2HEX([.AB26])" office:value-type="string" office:string-value="0" calcext:value-type="string">
            <text:p>0</text:p>
          </table:table-cell>
          <table:table-cell table:formula="of:=BIN2HEX([.AC26])" office:value-type="string" office:string-value="0" calcext:value-type="string">
            <text:p>0</text:p>
          </table:table-cell>
          <table:table-cell table:formula="of:=BIN2HEX([.AD26])" office:value-type="string" office:string-value="0" calcext:value-type="string">
            <text:p>0</text:p>
          </table:table-cell>
          <table:table-cell table:formula="of:=BIN2HEX([.AE26])" office:value-type="string" office:string-value="4" calcext:value-type="string">
            <text:p>4</text:p>
          </table:table-cell>
          <table:table-cell table:number-columns-repeated="2" office:value-type="string" calcext:value-type="string">
            <text:p>CRC?</text:p>
          </table:table-cell>
          <table:table-cell table:number-columns-repeated="224"/>
        </table:table-row>
        <table:table-row table:style-name="ro2">
          <table:table-cell table:number-columns-repeated="31"/>
          <table:table-cell office:value-type="string" calcext:value-type="string">
            <text:p>Suma (Word8 A Word 16) = XX00</text:p>
          </table:table-cell>
          <table:table-cell table:number-columns-repeated="225"/>
        </table:table-row>
        <table:table-row table:style-name="ro2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25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/>
          <table:table-cell table:style-name="ce9"/>
          <table:table-cell table:style-name="ce8" table:number-columns-repeated="31"/>
          <table:table-cell table:number-columns-repeated="224"/>
        </table:table-row>
        <table:table-row table:style-name="ro2" table:number-rows-repeated="2">
          <table:table-cell table:number-columns-repeated="257"/>
        </table:table-row>
        <table:table-row table:style-name="ro2">
          <table:table-cell office:value-type="string" calcext:value-type="string">
            <text:p>BYTES INVERTIDOS</text:p>
          </table:table-cell>
          <table:table-cell table:number-columns-repeated="256"/>
        </table:table-row>
        <table:table-row table:style-name="ro2">
          <table:table-cell table:formula="of:=[.A1]" office:value-type="string" office:string-value="AUTO_AUTO_18" calcext:value-type="string">
            <text:p>AUTO_AUTO_18</text:p>
          </table:table-cell>
          <table:table-cell table:formula="of:=REVERSE([.B1])" office:value-type="string" office:string-value="0100" calcext:value-type="string">
            <text:p>0100</text:p>
          </table:table-cell>
          <table:table-cell table:formula="of:=REVERSE([.C1])" office:value-type="string" office:string-value="0001" calcext:value-type="string">
            <text:p>0001</text:p>
          </table:table-cell>
          <table:table-cell table:formula="of:=REVERSE([.D1])" office:value-type="string" office:string-value="0011" calcext:value-type="string">
            <text:p>0011</text:p>
          </table:table-cell>
          <table:table-cell table:formula="of:=REVERSE([.E1])" office:value-type="string" office:string-value="0110" calcext:value-type="string">
            <text:p>0110</text:p>
          </table:table-cell>
          <table:table-cell table:formula="of:=REVERSE([.F1])" office:value-type="string" office:string-value="0000" calcext:value-type="string">
            <text:p>0000</text:p>
          </table:table-cell>
          <table:table-cell table:formula="of:=REVERSE([.G1])" office:value-type="string" office:string-value="0000" calcext:value-type="string">
            <text:p>0000</text:p>
          </table:table-cell>
          <table:table-cell table:formula="of:=REVERSE([.H1])" office:value-type="string" office:string-value="0000" calcext:value-type="string">
            <text:p>0000</text:p>
          </table:table-cell>
          <table:table-cell table:formula="of:=REVERSE([.I1])" office:value-type="string" office:string-value="0001" calcext:value-type="string">
            <text:p>0001</text:p>
          </table:table-cell>
          <table:table-cell table:formula="of:=REVERSE([.J1])" office:value-type="string" office:string-value="0000" calcext:value-type="string">
            <text:p>0000</text:p>
          </table:table-cell>
          <table:table-cell table:formula="of:=REVERSE([.K1])" office:value-type="string" office:string-value="0001" calcext:value-type="string">
            <text:p>0001</text:p>
          </table:table-cell>
          <table:table-cell table:formula="of:=REVERSE([.L1])" office:value-type="string" office:string-value="1110" calcext:value-type="string">
            <text:p>1110</text:p>
          </table:table-cell>
          <table:table-cell table:formula="of:=REVERSE([.M1])" office:value-type="string" office:string-value="1111" calcext:value-type="string">
            <text:p>1111</text:p>
          </table:table-cell>
          <table:table-cell table:formula="of:=REVERSE([.N1])" office:value-type="string" office:string-value="1001" calcext:value-type="string">
            <text:p>1001</text:p>
          </table:table-cell>
          <table:table-cell table:formula="of:=REVERSE([.O1])" office:value-type="string" office:string-value="0000" calcext:value-type="string">
            <text:p>0000</text:p>
          </table:table-cell>
          <table:table-cell table:formula="of:=REVERSE([.P1])" office:value-type="string" office:string-value="0000" calcext:value-type="string">
            <text:p>0000</text:p>
          </table:table-cell>
          <table:table-cell table:formula="of:=REVERSE([.Q1])" office:value-type="string" office:string-value="0011" calcext:value-type="string">
            <text:p>0011</text:p>
          </table:table-cell>
          <table:table-cell table:formula="of:=REVERSE([.R1])" office:value-type="string" office:string-value="0000" calcext:value-type="string">
            <text:p>0000</text:p>
          </table:table-cell>
          <table:table-cell table:formula="of:=REVERSE([.S1])" office:value-type="string" office:string-value="0010" calcext:value-type="string">
            <text:p>0010</text:p>
          </table:table-cell>
          <table:table-cell table:formula="of:=REVERSE([.T1])" office:value-type="string" office:string-value="0000" calcext:value-type="string">
            <text:p>0000</text:p>
          </table:table-cell>
          <table:table-cell table:formula="of:=REVERSE([.U1])" office:value-type="string" office:string-value="0000" calcext:value-type="string">
            <text:p>0000</text:p>
          </table:table-cell>
          <table:table-cell table:formula="of:=REVERSE([.V1])" office:value-type="string" office:string-value="0000" calcext:value-type="string">
            <text:p>0000</text:p>
          </table:table-cell>
          <table:table-cell table:formula="of:=REVERSE([.W1])" office:value-type="string" office:string-value="0000" calcext:value-type="string">
            <text:p>0000</text:p>
          </table:table-cell>
          <table:table-cell table:formula="of:=REVERSE([.X1])" office:value-type="string" office:string-value="0000" calcext:value-type="string">
            <text:p>0000</text:p>
          </table:table-cell>
          <table:table-cell table:formula="of:=REVERSE([.Y1])" office:value-type="string" office:string-value="0000" calcext:value-type="string">
            <text:p>0000</text:p>
          </table:table-cell>
          <table:table-cell table:formula="of:=REVERSE([.Z1])" office:value-type="string" office:string-value="0000" calcext:value-type="string">
            <text:p>0000</text:p>
          </table:table-cell>
          <table:table-cell table:formula="of:=REVERSE([.AA1])" office:value-type="string" office:string-value="0000" calcext:value-type="string">
            <text:p>0000</text:p>
          </table:table-cell>
          <table:table-cell table:formula="of:=REVERSE([.AB1])" office:value-type="string" office:string-value="0000" calcext:value-type="string">
            <text:p>0000</text:p>
          </table:table-cell>
          <table:table-cell table:formula="of:=REVERSE([.AC1])" office:value-type="string" office:string-value="0000" calcext:value-type="string">
            <text:p>0000</text:p>
          </table:table-cell>
          <table:table-cell table:formula="of:=REVERSE([.AD1])" office:value-type="string" office:string-value="0000" calcext:value-type="string">
            <text:p>0000</text:p>
          </table:table-cell>
          <table:table-cell table:formula="of:=REVERSE([.AE1])" office:value-type="string" office:string-value="0010" calcext:value-type="string">
            <text:p>0010</text:p>
          </table:table-cell>
          <table:table-cell table:formula="of:=REVERSE([.AF1])" office:value-type="string" office:string-value="0000" calcext:value-type="string">
            <text:p>0000</text:p>
          </table:table-cell>
          <table:table-cell table:formula="of:=REVERSE([.AG1])" office:value-type="string" office:string-value="1001" calcext:value-type="string">
            <text:p>1001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TEMP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FAN</text:p>
          </table:table-cell>
          <table:table-cell table:number-columns-repeated="215"/>
        </table:table-row>
        <table:table-row table:style-name="ro2">
          <table:table-cell table:formula="of:=[.A2]" office:value-type="string" office:string-value="AUTO_AUTO_19" calcext:value-type="string">
            <text:p>AUTO_AUTO_19</text:p>
          </table:table-cell>
          <table:table-cell table:formula="of:=REVERSE([.B2])" office:value-type="string" office:string-value="0100" calcext:value-type="string">
            <text:p>0100</text:p>
          </table:table-cell>
          <table:table-cell table:formula="of:=REVERSE([.C2])" office:value-type="string" office:string-value="0001" calcext:value-type="string">
            <text:p>0001</text:p>
          </table:table-cell>
          <table:table-cell table:formula="of:=REVERSE([.D2])" office:value-type="string" office:string-value="0011" calcext:value-type="string">
            <text:p>0011</text:p>
          </table:table-cell>
          <table:table-cell table:formula="of:=REVERSE([.E2])" office:value-type="string" office:string-value="0110" calcext:value-type="string">
            <text:p>0110</text:p>
          </table:table-cell>
          <table:table-cell table:formula="of:=REVERSE([.F2])" office:value-type="string" office:string-value="0000" calcext:value-type="string">
            <text:p>0000</text:p>
          </table:table-cell>
          <table:table-cell table:formula="of:=REVERSE([.G2])" office:value-type="string" office:string-value="0000" calcext:value-type="string">
            <text:p>0000</text:p>
          </table:table-cell>
          <table:table-cell table:formula="of:=REVERSE([.H2])" office:value-type="string" office:string-value="0000" calcext:value-type="string">
            <text:p>0000</text:p>
          </table:table-cell>
          <table:table-cell table:formula="of:=REVERSE([.I2])" office:value-type="string" office:string-value="0001" calcext:value-type="string">
            <text:p>0001</text:p>
          </table:table-cell>
          <table:table-cell table:formula="of:=REVERSE([.J2])" office:value-type="string" office:string-value="0000" calcext:value-type="string">
            <text:p>0000</text:p>
          </table:table-cell>
          <table:table-cell table:formula="of:=REVERSE([.K2])" office:value-type="string" office:string-value="0001" calcext:value-type="string">
            <text:p>0001</text:p>
          </table:table-cell>
          <table:table-cell table:formula="of:=REVERSE([.L2])" office:value-type="string" office:string-value="1110" calcext:value-type="string">
            <text:p>1110</text:p>
          </table:table-cell>
          <table:table-cell table:formula="of:=REVERSE([.M2])" office:value-type="string" office:string-value="1111" calcext:value-type="string">
            <text:p>1111</text:p>
          </table:table-cell>
          <table:table-cell table:formula="of:=REVERSE([.N2])" office:value-type="string" office:string-value="1001" calcext:value-type="string">
            <text:p>1001</text:p>
          </table:table-cell>
          <table:table-cell table:formula="of:=REVERSE([.O2])" office:value-type="string" office:string-value="0000" calcext:value-type="string">
            <text:p>0000</text:p>
          </table:table-cell>
          <table:table-cell table:formula="of:=REVERSE([.P2])" office:value-type="string" office:string-value="0000" calcext:value-type="string">
            <text:p>0000</text:p>
          </table:table-cell>
          <table:table-cell table:formula="of:=REVERSE([.Q2])" office:value-type="string" office:string-value="0011" calcext:value-type="string">
            <text:p>0011</text:p>
          </table:table-cell>
          <table:table-cell table:formula="of:=REVERSE([.R2])" office:value-type="string" office:string-value="0000" calcext:value-type="string">
            <text:p>0000</text:p>
          </table:table-cell>
          <table:table-cell table:formula="of:=REVERSE([.S2])" office:value-type="string" office:string-value="0011" calcext:value-type="string">
            <text:p>0011</text:p>
          </table:table-cell>
          <table:table-cell table:formula="of:=REVERSE([.T2])" office:value-type="string" office:string-value="0000" calcext:value-type="string">
            <text:p>0000</text:p>
          </table:table-cell>
          <table:table-cell table:formula="of:=REVERSE([.U2])" office:value-type="string" office:string-value="0000" calcext:value-type="string">
            <text:p>0000</text:p>
          </table:table-cell>
          <table:table-cell table:formula="of:=REVERSE([.V2])" office:value-type="string" office:string-value="0000" calcext:value-type="string">
            <text:p>0000</text:p>
          </table:table-cell>
          <table:table-cell table:formula="of:=REVERSE([.W2])" office:value-type="string" office:string-value="0000" calcext:value-type="string">
            <text:p>0000</text:p>
          </table:table-cell>
          <table:table-cell table:formula="of:=REVERSE([.X2])" office:value-type="string" office:string-value="0000" calcext:value-type="string">
            <text:p>0000</text:p>
          </table:table-cell>
          <table:table-cell table:formula="of:=REVERSE([.Y2])" office:value-type="string" office:string-value="0000" calcext:value-type="string">
            <text:p>0000</text:p>
          </table:table-cell>
          <table:table-cell table:formula="of:=REVERSE([.Z2])" office:value-type="string" office:string-value="0000" calcext:value-type="string">
            <text:p>0000</text:p>
          </table:table-cell>
          <table:table-cell table:formula="of:=REVERSE([.AA2])" office:value-type="string" office:string-value="0000" calcext:value-type="string">
            <text:p>0000</text:p>
          </table:table-cell>
          <table:table-cell table:formula="of:=REVERSE([.AB2])" office:value-type="string" office:string-value="0000" calcext:value-type="string">
            <text:p>0000</text:p>
          </table:table-cell>
          <table:table-cell table:formula="of:=REVERSE([.AC2])" office:value-type="string" office:string-value="0000" calcext:value-type="string">
            <text:p>0000</text:p>
          </table:table-cell>
          <table:table-cell table:formula="of:=REVERSE([.AD2])" office:value-type="string" office:string-value="0000" calcext:value-type="string">
            <text:p>0000</text:p>
          </table:table-cell>
          <table:table-cell table:formula="of:=REVERSE([.AE2])" office:value-type="string" office:string-value="0010" calcext:value-type="string">
            <text:p>0010</text:p>
          </table:table-cell>
          <table:table-cell table:formula="of:=REVERSE([.AF2])" office:value-type="string" office:string-value="0000" calcext:value-type="string">
            <text:p>0000</text:p>
          </table:table-cell>
          <table:table-cell table:formula="of:=REVERSE([.AG2])" office:value-type="string" office:string-value="1000" calcext:value-type="string">
            <text:p>1000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TO</text:p>
          </table:table-cell>
          <table:table-cell table:number-columns-repeated="215"/>
        </table:table-row>
        <table:table-row table:style-name="ro2">
          <table:table-cell table:formula="of:=[.A3]" office:value-type="string" office:string-value="AUTO_AUTO_20" calcext:value-type="string">
            <text:p>AUTO_AUTO_20</text:p>
          </table:table-cell>
          <table:table-cell table:formula="of:=REVERSE([.B3])" office:value-type="string" office:string-value="0100" calcext:value-type="string">
            <text:p>0100</text:p>
          </table:table-cell>
          <table:table-cell table:formula="of:=REVERSE([.C3])" office:value-type="string" office:string-value="0001" calcext:value-type="string">
            <text:p>0001</text:p>
          </table:table-cell>
          <table:table-cell table:formula="of:=REVERSE([.D3])" office:value-type="string" office:string-value="0011" calcext:value-type="string">
            <text:p>0011</text:p>
          </table:table-cell>
          <table:table-cell table:formula="of:=REVERSE([.E3])" office:value-type="string" office:string-value="0110" calcext:value-type="string">
            <text:p>0110</text:p>
          </table:table-cell>
          <table:table-cell table:formula="of:=REVERSE([.F3])" office:value-type="string" office:string-value="0000" calcext:value-type="string">
            <text:p>0000</text:p>
          </table:table-cell>
          <table:table-cell table:formula="of:=REVERSE([.G3])" office:value-type="string" office:string-value="0000" calcext:value-type="string">
            <text:p>0000</text:p>
          </table:table-cell>
          <table:table-cell table:formula="of:=REVERSE([.H3])" office:value-type="string" office:string-value="0000" calcext:value-type="string">
            <text:p>0000</text:p>
          </table:table-cell>
          <table:table-cell table:formula="of:=REVERSE([.I3])" office:value-type="string" office:string-value="0001" calcext:value-type="string">
            <text:p>0001</text:p>
          </table:table-cell>
          <table:table-cell table:formula="of:=REVERSE([.J3])" office:value-type="string" office:string-value="0000" calcext:value-type="string">
            <text:p>0000</text:p>
          </table:table-cell>
          <table:table-cell table:formula="of:=REVERSE([.K3])" office:value-type="string" office:string-value="0001" calcext:value-type="string">
            <text:p>0001</text:p>
          </table:table-cell>
          <table:table-cell table:formula="of:=REVERSE([.L3])" office:value-type="string" office:string-value="1110" calcext:value-type="string">
            <text:p>1110</text:p>
          </table:table-cell>
          <table:table-cell table:formula="of:=REVERSE([.M3])" office:value-type="string" office:string-value="1111" calcext:value-type="string">
            <text:p>1111</text:p>
          </table:table-cell>
          <table:table-cell table:formula="of:=REVERSE([.N3])" office:value-type="string" office:string-value="1001" calcext:value-type="string">
            <text:p>1001</text:p>
          </table:table-cell>
          <table:table-cell table:formula="of:=REVERSE([.O3])" office:value-type="string" office:string-value="0000" calcext:value-type="string">
            <text:p>0000</text:p>
          </table:table-cell>
          <table:table-cell table:formula="of:=REVERSE([.P3])" office:value-type="string" office:string-value="0000" calcext:value-type="string">
            <text:p>0000</text:p>
          </table:table-cell>
          <table:table-cell table:formula="of:=REVERSE([.Q3])" office:value-type="string" office:string-value="0011" calcext:value-type="string">
            <text:p>0011</text:p>
          </table:table-cell>
          <table:table-cell table:formula="of:=REVERSE([.R3])" office:value-type="string" office:string-value="0000" calcext:value-type="string">
            <text:p>0000</text:p>
          </table:table-cell>
          <table:table-cell table:formula="of:=REVERSE([.S3])" office:value-type="string" office:string-value="0100" calcext:value-type="string">
            <text:p>0100</text:p>
          </table:table-cell>
          <table:table-cell table:formula="of:=REVERSE([.T3])" office:value-type="string" office:string-value="0000" calcext:value-type="string">
            <text:p>0000</text:p>
          </table:table-cell>
          <table:table-cell table:formula="of:=REVERSE([.U3])" office:value-type="string" office:string-value="0000" calcext:value-type="string">
            <text:p>0000</text:p>
          </table:table-cell>
          <table:table-cell table:formula="of:=REVERSE([.V3])" office:value-type="string" office:string-value="0000" calcext:value-type="string">
            <text:p>0000</text:p>
          </table:table-cell>
          <table:table-cell table:formula="of:=REVERSE([.W3])" office:value-type="string" office:string-value="0000" calcext:value-type="string">
            <text:p>0000</text:p>
          </table:table-cell>
          <table:table-cell table:formula="of:=REVERSE([.X3])" office:value-type="string" office:string-value="0000" calcext:value-type="string">
            <text:p>0000</text:p>
          </table:table-cell>
          <table:table-cell table:formula="of:=REVERSE([.Y3])" office:value-type="string" office:string-value="0000" calcext:value-type="string">
            <text:p>0000</text:p>
          </table:table-cell>
          <table:table-cell table:formula="of:=REVERSE([.Z3])" office:value-type="string" office:string-value="0000" calcext:value-type="string">
            <text:p>0000</text:p>
          </table:table-cell>
          <table:table-cell table:formula="of:=REVERSE([.AA3])" office:value-type="string" office:string-value="0000" calcext:value-type="string">
            <text:p>0000</text:p>
          </table:table-cell>
          <table:table-cell table:formula="of:=REVERSE([.AB3])" office:value-type="string" office:string-value="0000" calcext:value-type="string">
            <text:p>0000</text:p>
          </table:table-cell>
          <table:table-cell table:formula="of:=REVERSE([.AC3])" office:value-type="string" office:string-value="0000" calcext:value-type="string">
            <text:p>0000</text:p>
          </table:table-cell>
          <table:table-cell table:formula="of:=REVERSE([.AD3])" office:value-type="string" office:string-value="0000" calcext:value-type="string">
            <text:p>0000</text:p>
          </table:table-cell>
          <table:table-cell table:formula="of:=REVERSE([.AE3])" office:value-type="string" office:string-value="0010" calcext:value-type="string">
            <text:p>0010</text:p>
          </table:table-cell>
          <table:table-cell table:formula="of:=REVERSE([.AF3])" office:value-type="string" office:string-value="0000" calcext:value-type="string">
            <text:p>0000</text:p>
          </table:table-cell>
          <table:table-cell table:formula="of:=REVERSE([.AG3])" office:value-type="string" office:string-value="0111" calcext:value-type="string">
            <text:p>0111</text:p>
          </table:table-cell>
          <table:table-cell/>
          <table:table-cell table:style-name="ce10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o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15"/>
        </table:table-row>
        <table:table-row table:style-name="ro2">
          <table:table-cell table:formula="of:=[.A4]" office:value-type="string" office:string-value="AUTO_AUTO_21" calcext:value-type="string">
            <text:p>AUTO_AUTO_21</text:p>
          </table:table-cell>
          <table:table-cell table:formula="of:=REVERSE([.B4])" office:value-type="string" office:string-value="0100" calcext:value-type="string">
            <text:p>0100</text:p>
          </table:table-cell>
          <table:table-cell table:formula="of:=REVERSE([.C4])" office:value-type="string" office:string-value="0001" calcext:value-type="string">
            <text:p>0001</text:p>
          </table:table-cell>
          <table:table-cell table:formula="of:=REVERSE([.D4])" office:value-type="string" office:string-value="0011" calcext:value-type="string">
            <text:p>0011</text:p>
          </table:table-cell>
          <table:table-cell table:formula="of:=REVERSE([.E4])" office:value-type="string" office:string-value="0110" calcext:value-type="string">
            <text:p>0110</text:p>
          </table:table-cell>
          <table:table-cell table:formula="of:=REVERSE([.F4])" office:value-type="string" office:string-value="0000" calcext:value-type="string">
            <text:p>0000</text:p>
          </table:table-cell>
          <table:table-cell table:formula="of:=REVERSE([.G4])" office:value-type="string" office:string-value="0000" calcext:value-type="string">
            <text:p>0000</text:p>
          </table:table-cell>
          <table:table-cell table:formula="of:=REVERSE([.H4])" office:value-type="string" office:string-value="0000" calcext:value-type="string">
            <text:p>0000</text:p>
          </table:table-cell>
          <table:table-cell table:formula="of:=REVERSE([.I4])" office:value-type="string" office:string-value="0001" calcext:value-type="string">
            <text:p>0001</text:p>
          </table:table-cell>
          <table:table-cell table:formula="of:=REVERSE([.J4])" office:value-type="string" office:string-value="0000" calcext:value-type="string">
            <text:p>0000</text:p>
          </table:table-cell>
          <table:table-cell table:formula="of:=REVERSE([.K4])" office:value-type="string" office:string-value="0001" calcext:value-type="string">
            <text:p>0001</text:p>
          </table:table-cell>
          <table:table-cell table:formula="of:=REVERSE([.L4])" office:value-type="string" office:string-value="1110" calcext:value-type="string">
            <text:p>1110</text:p>
          </table:table-cell>
          <table:table-cell table:formula="of:=REVERSE([.M4])" office:value-type="string" office:string-value="1111" calcext:value-type="string">
            <text:p>1111</text:p>
          </table:table-cell>
          <table:table-cell table:formula="of:=REVERSE([.N4])" office:value-type="string" office:string-value="1001" calcext:value-type="string">
            <text:p>1001</text:p>
          </table:table-cell>
          <table:table-cell table:formula="of:=REVERSE([.O4])" office:value-type="string" office:string-value="0000" calcext:value-type="string">
            <text:p>0000</text:p>
          </table:table-cell>
          <table:table-cell table:formula="of:=REVERSE([.P4])" office:value-type="string" office:string-value="0000" calcext:value-type="string">
            <text:p>0000</text:p>
          </table:table-cell>
          <table:table-cell table:formula="of:=REVERSE([.Q4])" office:value-type="string" office:string-value="0011" calcext:value-type="string">
            <text:p>0011</text:p>
          </table:table-cell>
          <table:table-cell table:formula="of:=REVERSE([.R4])" office:value-type="string" office:string-value="0000" calcext:value-type="string">
            <text:p>0000</text:p>
          </table:table-cell>
          <table:table-cell table:formula="of:=REVERSE([.S4])" office:value-type="string" office:string-value="0101" calcext:value-type="string">
            <text:p>0101</text:p>
          </table:table-cell>
          <table:table-cell table:formula="of:=REVERSE([.T4])" office:value-type="string" office:string-value="0000" calcext:value-type="string">
            <text:p>0000</text:p>
          </table:table-cell>
          <table:table-cell table:formula="of:=REVERSE([.U4])" office:value-type="string" office:string-value="0000" calcext:value-type="string">
            <text:p>0000</text:p>
          </table:table-cell>
          <table:table-cell table:formula="of:=REVERSE([.V4])" office:value-type="string" office:string-value="0000" calcext:value-type="string">
            <text:p>0000</text:p>
          </table:table-cell>
          <table:table-cell table:formula="of:=REVERSE([.W4])" office:value-type="string" office:string-value="0000" calcext:value-type="string">
            <text:p>0000</text:p>
          </table:table-cell>
          <table:table-cell table:formula="of:=REVERSE([.X4])" office:value-type="string" office:string-value="0000" calcext:value-type="string">
            <text:p>0000</text:p>
          </table:table-cell>
          <table:table-cell table:formula="of:=REVERSE([.Y4])" office:value-type="string" office:string-value="0000" calcext:value-type="string">
            <text:p>0000</text:p>
          </table:table-cell>
          <table:table-cell table:formula="of:=REVERSE([.Z4])" office:value-type="string" office:string-value="0000" calcext:value-type="string">
            <text:p>0000</text:p>
          </table:table-cell>
          <table:table-cell table:formula="of:=REVERSE([.AA4])" office:value-type="string" office:string-value="0000" calcext:value-type="string">
            <text:p>0000</text:p>
          </table:table-cell>
          <table:table-cell table:formula="of:=REVERSE([.AB4])" office:value-type="string" office:string-value="0000" calcext:value-type="string">
            <text:p>0000</text:p>
          </table:table-cell>
          <table:table-cell table:formula="of:=REVERSE([.AC4])" office:value-type="string" office:string-value="0000" calcext:value-type="string">
            <text:p>0000</text:p>
          </table:table-cell>
          <table:table-cell table:formula="of:=REVERSE([.AD4])" office:value-type="string" office:string-value="0000" calcext:value-type="string">
            <text:p>0000</text:p>
          </table:table-cell>
          <table:table-cell table:formula="of:=REVERSE([.AE4])" office:value-type="string" office:string-value="0010" calcext:value-type="string">
            <text:p>0010</text:p>
          </table:table-cell>
          <table:table-cell table:formula="of:=REVERSE([.AF4])" office:value-type="string" office:string-value="0000" calcext:value-type="string">
            <text:p>0000</text:p>
          </table:table-cell>
          <table:table-cell table:formula="of:=REVERSE([.AG4])" office:value-type="string" office:string-value="0110" calcext:value-type="string">
            <text:p>0110</text:p>
          </table:table-cell>
          <table:table-cell/>
          <table:table-cell table:style-name="ce10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table:number-columns-repeated="215"/>
        </table:table-row>
        <table:table-row table:style-name="ro2">
          <table:table-cell table:formula="of:=[.A5]" office:value-type="string" office:string-value="AUTO_AUTO_22" calcext:value-type="string">
            <text:p>AUTO_AUTO_22</text:p>
          </table:table-cell>
          <table:table-cell table:formula="of:=REVERSE([.B5])" office:value-type="string" office:string-value="0100" calcext:value-type="string">
            <text:p>0100</text:p>
          </table:table-cell>
          <table:table-cell table:formula="of:=REVERSE([.C5])" office:value-type="string" office:string-value="0001" calcext:value-type="string">
            <text:p>0001</text:p>
          </table:table-cell>
          <table:table-cell table:formula="of:=REVERSE([.D5])" office:value-type="string" office:string-value="0011" calcext:value-type="string">
            <text:p>0011</text:p>
          </table:table-cell>
          <table:table-cell table:formula="of:=REVERSE([.E5])" office:value-type="string" office:string-value="0110" calcext:value-type="string">
            <text:p>0110</text:p>
          </table:table-cell>
          <table:table-cell table:formula="of:=REVERSE([.F5])" office:value-type="string" office:string-value="0000" calcext:value-type="string">
            <text:p>0000</text:p>
          </table:table-cell>
          <table:table-cell table:formula="of:=REVERSE([.G5])" office:value-type="string" office:string-value="0000" calcext:value-type="string">
            <text:p>0000</text:p>
          </table:table-cell>
          <table:table-cell table:formula="of:=REVERSE([.H5])" office:value-type="string" office:string-value="0000" calcext:value-type="string">
            <text:p>0000</text:p>
          </table:table-cell>
          <table:table-cell table:formula="of:=REVERSE([.I5])" office:value-type="string" office:string-value="0001" calcext:value-type="string">
            <text:p>0001</text:p>
          </table:table-cell>
          <table:table-cell table:formula="of:=REVERSE([.J5])" office:value-type="string" office:string-value="0000" calcext:value-type="string">
            <text:p>0000</text:p>
          </table:table-cell>
          <table:table-cell table:formula="of:=REVERSE([.K5])" office:value-type="string" office:string-value="0001" calcext:value-type="string">
            <text:p>0001</text:p>
          </table:table-cell>
          <table:table-cell table:formula="of:=REVERSE([.L5])" office:value-type="string" office:string-value="1110" calcext:value-type="string">
            <text:p>1110</text:p>
          </table:table-cell>
          <table:table-cell table:formula="of:=REVERSE([.M5])" office:value-type="string" office:string-value="1111" calcext:value-type="string">
            <text:p>1111</text:p>
          </table:table-cell>
          <table:table-cell table:formula="of:=REVERSE([.N5])" office:value-type="string" office:string-value="1001" calcext:value-type="string">
            <text:p>1001</text:p>
          </table:table-cell>
          <table:table-cell table:formula="of:=REVERSE([.O5])" office:value-type="string" office:string-value="0000" calcext:value-type="string">
            <text:p>0000</text:p>
          </table:table-cell>
          <table:table-cell table:formula="of:=REVERSE([.P5])" office:value-type="string" office:string-value="0000" calcext:value-type="string">
            <text:p>0000</text:p>
          </table:table-cell>
          <table:table-cell table:formula="of:=REVERSE([.Q5])" office:value-type="string" office:string-value="0011" calcext:value-type="string">
            <text:p>0011</text:p>
          </table:table-cell>
          <table:table-cell table:formula="of:=REVERSE([.R5])" office:value-type="string" office:string-value="0000" calcext:value-type="string">
            <text:p>0000</text:p>
          </table:table-cell>
          <table:table-cell table:formula="of:=REVERSE([.S5])" office:value-type="string" office:string-value="0110" calcext:value-type="string">
            <text:p>0110</text:p>
          </table:table-cell>
          <table:table-cell table:formula="of:=REVERSE([.T5])" office:value-type="string" office:string-value="0000" calcext:value-type="string">
            <text:p>0000</text:p>
          </table:table-cell>
          <table:table-cell table:formula="of:=REVERSE([.U5])" office:value-type="string" office:string-value="0000" calcext:value-type="string">
            <text:p>0000</text:p>
          </table:table-cell>
          <table:table-cell table:formula="of:=REVERSE([.V5])" office:value-type="string" office:string-value="0000" calcext:value-type="string">
            <text:p>0000</text:p>
          </table:table-cell>
          <table:table-cell table:formula="of:=REVERSE([.W5])" office:value-type="string" office:string-value="0000" calcext:value-type="string">
            <text:p>0000</text:p>
          </table:table-cell>
          <table:table-cell table:formula="of:=REVERSE([.X5])" office:value-type="string" office:string-value="0000" calcext:value-type="string">
            <text:p>0000</text:p>
          </table:table-cell>
          <table:table-cell table:formula="of:=REVERSE([.Y5])" office:value-type="string" office:string-value="0000" calcext:value-type="string">
            <text:p>0000</text:p>
          </table:table-cell>
          <table:table-cell table:formula="of:=REVERSE([.Z5])" office:value-type="string" office:string-value="0000" calcext:value-type="string">
            <text:p>0000</text:p>
          </table:table-cell>
          <table:table-cell table:formula="of:=REVERSE([.AA5])" office:value-type="string" office:string-value="0000" calcext:value-type="string">
            <text:p>0000</text:p>
          </table:table-cell>
          <table:table-cell table:formula="of:=REVERSE([.AB5])" office:value-type="string" office:string-value="0000" calcext:value-type="string">
            <text:p>0000</text:p>
          </table:table-cell>
          <table:table-cell table:formula="of:=REVERSE([.AC5])" office:value-type="string" office:string-value="0000" calcext:value-type="string">
            <text:p>0000</text:p>
          </table:table-cell>
          <table:table-cell table:formula="of:=REVERSE([.AD5])" office:value-type="string" office:string-value="0000" calcext:value-type="string">
            <text:p>0000</text:p>
          </table:table-cell>
          <table:table-cell table:formula="of:=REVERSE([.AE5])" office:value-type="string" office:string-value="0010" calcext:value-type="string">
            <text:p>0010</text:p>
          </table:table-cell>
          <table:table-cell table:formula="of:=REVERSE([.AF5])" office:value-type="string" office:string-value="0000" calcext:value-type="string">
            <text:p>0000</text:p>
          </table:table-cell>
          <table:table-cell table:formula="of:=REVERSE([.AG5])" office:value-type="string" office:string-value="0101" calcext:value-type="string">
            <text:p>0101</text:p>
          </table:table-cell>
          <table:table-cell/>
          <table:table-cell table:style-name="ce10"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table:number-columns-repeated="215"/>
        </table:table-row>
        <table:table-row table:style-name="ro2">
          <table:table-cell table:formula="of:=[.A6]" office:value-type="string" office:string-value="AUTO_AUTO_23" calcext:value-type="string">
            <text:p>AUTO_AUTO_23</text:p>
          </table:table-cell>
          <table:table-cell table:formula="of:=REVERSE([.B6])" office:value-type="string" office:string-value="0100" calcext:value-type="string">
            <text:p>0100</text:p>
          </table:table-cell>
          <table:table-cell table:formula="of:=REVERSE([.C6])" office:value-type="string" office:string-value="0001" calcext:value-type="string">
            <text:p>0001</text:p>
          </table:table-cell>
          <table:table-cell table:formula="of:=REVERSE([.D6])" office:value-type="string" office:string-value="0011" calcext:value-type="string">
            <text:p>0011</text:p>
          </table:table-cell>
          <table:table-cell table:formula="of:=REVERSE([.E6])" office:value-type="string" office:string-value="0110" calcext:value-type="string">
            <text:p>0110</text:p>
          </table:table-cell>
          <table:table-cell table:formula="of:=REVERSE([.F6])" office:value-type="string" office:string-value="0000" calcext:value-type="string">
            <text:p>0000</text:p>
          </table:table-cell>
          <table:table-cell table:formula="of:=REVERSE([.G6])" office:value-type="string" office:string-value="0000" calcext:value-type="string">
            <text:p>0000</text:p>
          </table:table-cell>
          <table:table-cell table:formula="of:=REVERSE([.H6])" office:value-type="string" office:string-value="0000" calcext:value-type="string">
            <text:p>0000</text:p>
          </table:table-cell>
          <table:table-cell table:formula="of:=REVERSE([.I6])" office:value-type="string" office:string-value="0001" calcext:value-type="string">
            <text:p>0001</text:p>
          </table:table-cell>
          <table:table-cell table:formula="of:=REVERSE([.J6])" office:value-type="string" office:string-value="0000" calcext:value-type="string">
            <text:p>0000</text:p>
          </table:table-cell>
          <table:table-cell table:formula="of:=REVERSE([.K6])" office:value-type="string" office:string-value="0001" calcext:value-type="string">
            <text:p>0001</text:p>
          </table:table-cell>
          <table:table-cell table:formula="of:=REVERSE([.L6])" office:value-type="string" office:string-value="1110" calcext:value-type="string">
            <text:p>1110</text:p>
          </table:table-cell>
          <table:table-cell table:formula="of:=REVERSE([.M6])" office:value-type="string" office:string-value="1111" calcext:value-type="string">
            <text:p>1111</text:p>
          </table:table-cell>
          <table:table-cell table:formula="of:=REVERSE([.N6])" office:value-type="string" office:string-value="1001" calcext:value-type="string">
            <text:p>1001</text:p>
          </table:table-cell>
          <table:table-cell table:formula="of:=REVERSE([.O6])" office:value-type="string" office:string-value="0000" calcext:value-type="string">
            <text:p>0000</text:p>
          </table:table-cell>
          <table:table-cell table:formula="of:=REVERSE([.P6])" office:value-type="string" office:string-value="0000" calcext:value-type="string">
            <text:p>0000</text:p>
          </table:table-cell>
          <table:table-cell table:formula="of:=REVERSE([.Q6])" office:value-type="string" office:string-value="0011" calcext:value-type="string">
            <text:p>0011</text:p>
          </table:table-cell>
          <table:table-cell table:formula="of:=REVERSE([.R6])" office:value-type="string" office:string-value="0000" calcext:value-type="string">
            <text:p>0000</text:p>
          </table:table-cell>
          <table:table-cell table:formula="of:=REVERSE([.S6])" office:value-type="string" office:string-value="0111" calcext:value-type="string">
            <text:p>0111</text:p>
          </table:table-cell>
          <table:table-cell table:formula="of:=REVERSE([.T6])" office:value-type="string" office:string-value="0000" calcext:value-type="string">
            <text:p>0000</text:p>
          </table:table-cell>
          <table:table-cell table:formula="of:=REVERSE([.U6])" office:value-type="string" office:string-value="0000" calcext:value-type="string">
            <text:p>0000</text:p>
          </table:table-cell>
          <table:table-cell table:formula="of:=REVERSE([.V6])" office:value-type="string" office:string-value="0000" calcext:value-type="string">
            <text:p>0000</text:p>
          </table:table-cell>
          <table:table-cell table:formula="of:=REVERSE([.W6])" office:value-type="string" office:string-value="0000" calcext:value-type="string">
            <text:p>0000</text:p>
          </table:table-cell>
          <table:table-cell table:formula="of:=REVERSE([.X6])" office:value-type="string" office:string-value="0000" calcext:value-type="string">
            <text:p>0000</text:p>
          </table:table-cell>
          <table:table-cell table:formula="of:=REVERSE([.Y6])" office:value-type="string" office:string-value="0000" calcext:value-type="string">
            <text:p>0000</text:p>
          </table:table-cell>
          <table:table-cell table:formula="of:=REVERSE([.Z6])" office:value-type="string" office:string-value="0000" calcext:value-type="string">
            <text:p>0000</text:p>
          </table:table-cell>
          <table:table-cell table:formula="of:=REVERSE([.AA6])" office:value-type="string" office:string-value="0000" calcext:value-type="string">
            <text:p>0000</text:p>
          </table:table-cell>
          <table:table-cell table:formula="of:=REVERSE([.AB6])" office:value-type="string" office:string-value="0000" calcext:value-type="string">
            <text:p>0000</text:p>
          </table:table-cell>
          <table:table-cell table:formula="of:=REVERSE([.AC6])" office:value-type="string" office:string-value="0000" calcext:value-type="string">
            <text:p>0000</text:p>
          </table:table-cell>
          <table:table-cell table:formula="of:=REVERSE([.AD6])" office:value-type="string" office:string-value="0000" calcext:value-type="string">
            <text:p>0000</text:p>
          </table:table-cell>
          <table:table-cell table:formula="of:=REVERSE([.AE6])" office:value-type="string" office:string-value="0010" calcext:value-type="string">
            <text:p>0010</text:p>
          </table:table-cell>
          <table:table-cell table:formula="of:=REVERSE([.AF6])" office:value-type="string" office:string-value="0000" calcext:value-type="string">
            <text:p>0000</text:p>
          </table:table-cell>
          <table:table-cell table:formula="of:=REVERSE([.AG6])" office:value-type="string" office:string-value="0100" calcext:value-type="string">
            <text:p>0100</text:p>
          </table:table-cell>
          <table:table-cell/>
          <table:table-cell table:style-name="ce10"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uiet</text:p>
          </table:table-cell>
          <table:table-cell table:number-columns-repeated="215"/>
        </table:table-row>
        <table:table-row table:style-name="ro2">
          <table:table-cell table:formula="of:=[.A7]" office:value-type="string" office:string-value="AUTO_AUTO_24" calcext:value-type="string">
            <text:p>AUTO_AUTO_24</text:p>
          </table:table-cell>
          <table:table-cell table:formula="of:=REVERSE([.B7])" office:value-type="string" office:string-value="0100" calcext:value-type="string">
            <text:p>0100</text:p>
          </table:table-cell>
          <table:table-cell table:formula="of:=REVERSE([.C7])" office:value-type="string" office:string-value="0001" calcext:value-type="string">
            <text:p>0001</text:p>
          </table:table-cell>
          <table:table-cell table:formula="of:=REVERSE([.D7])" office:value-type="string" office:string-value="0011" calcext:value-type="string">
            <text:p>0011</text:p>
          </table:table-cell>
          <table:table-cell table:formula="of:=REVERSE([.E7])" office:value-type="string" office:string-value="0110" calcext:value-type="string">
            <text:p>0110</text:p>
          </table:table-cell>
          <table:table-cell table:formula="of:=REVERSE([.F7])" office:value-type="string" office:string-value="0000" calcext:value-type="string">
            <text:p>0000</text:p>
          </table:table-cell>
          <table:table-cell table:formula="of:=REVERSE([.G7])" office:value-type="string" office:string-value="0000" calcext:value-type="string">
            <text:p>0000</text:p>
          </table:table-cell>
          <table:table-cell table:formula="of:=REVERSE([.H7])" office:value-type="string" office:string-value="0000" calcext:value-type="string">
            <text:p>0000</text:p>
          </table:table-cell>
          <table:table-cell table:formula="of:=REVERSE([.I7])" office:value-type="string" office:string-value="0001" calcext:value-type="string">
            <text:p>0001</text:p>
          </table:table-cell>
          <table:table-cell table:formula="of:=REVERSE([.J7])" office:value-type="string" office:string-value="0000" calcext:value-type="string">
            <text:p>0000</text:p>
          </table:table-cell>
          <table:table-cell table:formula="of:=REVERSE([.K7])" office:value-type="string" office:string-value="0001" calcext:value-type="string">
            <text:p>0001</text:p>
          </table:table-cell>
          <table:table-cell table:formula="of:=REVERSE([.L7])" office:value-type="string" office:string-value="1110" calcext:value-type="string">
            <text:p>1110</text:p>
          </table:table-cell>
          <table:table-cell table:formula="of:=REVERSE([.M7])" office:value-type="string" office:string-value="1111" calcext:value-type="string">
            <text:p>1111</text:p>
          </table:table-cell>
          <table:table-cell table:formula="of:=REVERSE([.N7])" office:value-type="string" office:string-value="1001" calcext:value-type="string">
            <text:p>1001</text:p>
          </table:table-cell>
          <table:table-cell table:formula="of:=REVERSE([.O7])" office:value-type="string" office:string-value="0000" calcext:value-type="string">
            <text:p>0000</text:p>
          </table:table-cell>
          <table:table-cell table:formula="of:=REVERSE([.P7])" office:value-type="string" office:string-value="0000" calcext:value-type="string">
            <text:p>0000</text:p>
          </table:table-cell>
          <table:table-cell table:formula="of:=REVERSE([.Q7])" office:value-type="string" office:string-value="0011" calcext:value-type="string">
            <text:p>0011</text:p>
          </table:table-cell>
          <table:table-cell table:formula="of:=REVERSE([.R7])" office:value-type="string" office:string-value="0000" calcext:value-type="string">
            <text:p>0000</text:p>
          </table:table-cell>
          <table:table-cell table:formula="of:=REVERSE([.S7])" office:value-type="string" office:string-value="1000" calcext:value-type="string">
            <text:p>1000</text:p>
          </table:table-cell>
          <table:table-cell table:formula="of:=REVERSE([.T7])" office:value-type="string" office:string-value="0000" calcext:value-type="string">
            <text:p>0000</text:p>
          </table:table-cell>
          <table:table-cell table:formula="of:=REVERSE([.U7])" office:value-type="string" office:string-value="0000" calcext:value-type="string">
            <text:p>0000</text:p>
          </table:table-cell>
          <table:table-cell table:formula="of:=REVERSE([.V7])" office:value-type="string" office:string-value="0000" calcext:value-type="string">
            <text:p>0000</text:p>
          </table:table-cell>
          <table:table-cell table:formula="of:=REVERSE([.W7])" office:value-type="string" office:string-value="0000" calcext:value-type="string">
            <text:p>0000</text:p>
          </table:table-cell>
          <table:table-cell table:formula="of:=REVERSE([.X7])" office:value-type="string" office:string-value="0000" calcext:value-type="string">
            <text:p>0000</text:p>
          </table:table-cell>
          <table:table-cell table:formula="of:=REVERSE([.Y7])" office:value-type="string" office:string-value="0000" calcext:value-type="string">
            <text:p>0000</text:p>
          </table:table-cell>
          <table:table-cell table:formula="of:=REVERSE([.Z7])" office:value-type="string" office:string-value="0000" calcext:value-type="string">
            <text:p>0000</text:p>
          </table:table-cell>
          <table:table-cell table:formula="of:=REVERSE([.AA7])" office:value-type="string" office:string-value="0000" calcext:value-type="string">
            <text:p>0000</text:p>
          </table:table-cell>
          <table:table-cell table:formula="of:=REVERSE([.AB7])" office:value-type="string" office:string-value="0000" calcext:value-type="string">
            <text:p>0000</text:p>
          </table:table-cell>
          <table:table-cell table:formula="of:=REVERSE([.AC7])" office:value-type="string" office:string-value="0000" calcext:value-type="string">
            <text:p>0000</text:p>
          </table:table-cell>
          <table:table-cell table:formula="of:=REVERSE([.AD7])" office:value-type="string" office:string-value="0000" calcext:value-type="string">
            <text:p>0000</text:p>
          </table:table-cell>
          <table:table-cell table:formula="of:=REVERSE([.AE7])" office:value-type="string" office:string-value="0010" calcext:value-type="string">
            <text:p>0010</text:p>
          </table:table-cell>
          <table:table-cell table:formula="of:=REVERSE([.AF7])" office:value-type="string" office:string-value="0000" calcext:value-type="string">
            <text:p>0000</text:p>
          </table:table-cell>
          <table:table-cell table:formula="of:=REVERSE([.AG7])" office:value-type="string" office:string-value="0011" calcext:value-type="string">
            <text:p>0011</text:p>
          </table:table-cell>
          <table:table-cell/>
          <table:table-cell table:style-name="ce10"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number-columns-repeated="221"/>
        </table:table-row>
        <table:table-row table:style-name="ro2">
          <table:table-cell table:formula="of:=[.A8]" office:value-type="string" office:string-value="AUTO_AUTO_25" calcext:value-type="string">
            <text:p>AUTO_AUTO_25</text:p>
          </table:table-cell>
          <table:table-cell table:formula="of:=REVERSE([.B8])" office:value-type="string" office:string-value="0100" calcext:value-type="string">
            <text:p>0100</text:p>
          </table:table-cell>
          <table:table-cell table:formula="of:=REVERSE([.C8])" office:value-type="string" office:string-value="0001" calcext:value-type="string">
            <text:p>0001</text:p>
          </table:table-cell>
          <table:table-cell table:formula="of:=REVERSE([.D8])" office:value-type="string" office:string-value="0011" calcext:value-type="string">
            <text:p>0011</text:p>
          </table:table-cell>
          <table:table-cell table:formula="of:=REVERSE([.E8])" office:value-type="string" office:string-value="0110" calcext:value-type="string">
            <text:p>0110</text:p>
          </table:table-cell>
          <table:table-cell table:formula="of:=REVERSE([.F8])" office:value-type="string" office:string-value="0000" calcext:value-type="string">
            <text:p>0000</text:p>
          </table:table-cell>
          <table:table-cell table:formula="of:=REVERSE([.G8])" office:value-type="string" office:string-value="0000" calcext:value-type="string">
            <text:p>0000</text:p>
          </table:table-cell>
          <table:table-cell table:formula="of:=REVERSE([.H8])" office:value-type="string" office:string-value="0000" calcext:value-type="string">
            <text:p>0000</text:p>
          </table:table-cell>
          <table:table-cell table:formula="of:=REVERSE([.I8])" office:value-type="string" office:string-value="0001" calcext:value-type="string">
            <text:p>0001</text:p>
          </table:table-cell>
          <table:table-cell table:formula="of:=REVERSE([.J8])" office:value-type="string" office:string-value="0000" calcext:value-type="string">
            <text:p>0000</text:p>
          </table:table-cell>
          <table:table-cell table:formula="of:=REVERSE([.K8])" office:value-type="string" office:string-value="0001" calcext:value-type="string">
            <text:p>0001</text:p>
          </table:table-cell>
          <table:table-cell table:formula="of:=REVERSE([.L8])" office:value-type="string" office:string-value="1110" calcext:value-type="string">
            <text:p>1110</text:p>
          </table:table-cell>
          <table:table-cell table:formula="of:=REVERSE([.M8])" office:value-type="string" office:string-value="1111" calcext:value-type="string">
            <text:p>1111</text:p>
          </table:table-cell>
          <table:table-cell table:formula="of:=REVERSE([.N8])" office:value-type="string" office:string-value="1001" calcext:value-type="string">
            <text:p>1001</text:p>
          </table:table-cell>
          <table:table-cell table:formula="of:=REVERSE([.O8])" office:value-type="string" office:string-value="0000" calcext:value-type="string">
            <text:p>0000</text:p>
          </table:table-cell>
          <table:table-cell table:formula="of:=REVERSE([.P8])" office:value-type="string" office:string-value="0000" calcext:value-type="string">
            <text:p>0000</text:p>
          </table:table-cell>
          <table:table-cell table:formula="of:=REVERSE([.Q8])" office:value-type="string" office:string-value="0011" calcext:value-type="string">
            <text:p>0011</text:p>
          </table:table-cell>
          <table:table-cell table:formula="of:=REVERSE([.R8])" office:value-type="string" office:string-value="0000" calcext:value-type="string">
            <text:p>0000</text:p>
          </table:table-cell>
          <table:table-cell table:formula="of:=REVERSE([.S8])" office:value-type="string" office:string-value="1001" calcext:value-type="string">
            <text:p>1001</text:p>
          </table:table-cell>
          <table:table-cell table:formula="of:=REVERSE([.T8])" office:value-type="string" office:string-value="0000" calcext:value-type="string">
            <text:p>0000</text:p>
          </table:table-cell>
          <table:table-cell table:formula="of:=REVERSE([.U8])" office:value-type="string" office:string-value="0000" calcext:value-type="string">
            <text:p>0000</text:p>
          </table:table-cell>
          <table:table-cell table:formula="of:=REVERSE([.V8])" office:value-type="string" office:string-value="0000" calcext:value-type="string">
            <text:p>0000</text:p>
          </table:table-cell>
          <table:table-cell table:formula="of:=REVERSE([.W8])" office:value-type="string" office:string-value="0000" calcext:value-type="string">
            <text:p>0000</text:p>
          </table:table-cell>
          <table:table-cell table:formula="of:=REVERSE([.X8])" office:value-type="string" office:string-value="0000" calcext:value-type="string">
            <text:p>0000</text:p>
          </table:table-cell>
          <table:table-cell table:formula="of:=REVERSE([.Y8])" office:value-type="string" office:string-value="0000" calcext:value-type="string">
            <text:p>0000</text:p>
          </table:table-cell>
          <table:table-cell table:formula="of:=REVERSE([.Z8])" office:value-type="string" office:string-value="0000" calcext:value-type="string">
            <text:p>0000</text:p>
          </table:table-cell>
          <table:table-cell table:formula="of:=REVERSE([.AA8])" office:value-type="string" office:string-value="0000" calcext:value-type="string">
            <text:p>0000</text:p>
          </table:table-cell>
          <table:table-cell table:formula="of:=REVERSE([.AB8])" office:value-type="string" office:string-value="0000" calcext:value-type="string">
            <text:p>0000</text:p>
          </table:table-cell>
          <table:table-cell table:formula="of:=REVERSE([.AC8])" office:value-type="string" office:string-value="0000" calcext:value-type="string">
            <text:p>0000</text:p>
          </table:table-cell>
          <table:table-cell table:formula="of:=REVERSE([.AD8])" office:value-type="string" office:string-value="0000" calcext:value-type="string">
            <text:p>0000</text:p>
          </table:table-cell>
          <table:table-cell table:formula="of:=REVERSE([.AE8])" office:value-type="string" office:string-value="0010" calcext:value-type="string">
            <text:p>0010</text:p>
          </table:table-cell>
          <table:table-cell table:formula="of:=REVERSE([.AF8])" office:value-type="string" office:string-value="0000" calcext:value-type="string">
            <text:p>0000</text:p>
          </table:table-cell>
          <table:table-cell table:formula="of:=REVERSE([.AG8])" office:value-type="string" office:string-value="0010" calcext:value-type="string">
            <text:p>0010</text:p>
          </table:table-cell>
          <table:table-cell/>
          <table:table-cell table:style-name="ce10"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number-columns-repeated="221"/>
        </table:table-row>
        <table:table-row table:style-name="ro2">
          <table:table-cell table:formula="of:=[.A9]" office:value-type="string" office:string-value="AUTO_AUTO_26" calcext:value-type="string">
            <text:p>AUTO_AUTO_26</text:p>
          </table:table-cell>
          <table:table-cell table:formula="of:=REVERSE([.B9])" office:value-type="string" office:string-value="0100" calcext:value-type="string">
            <text:p>0100</text:p>
          </table:table-cell>
          <table:table-cell table:formula="of:=REVERSE([.C9])" office:value-type="string" office:string-value="0001" calcext:value-type="string">
            <text:p>0001</text:p>
          </table:table-cell>
          <table:table-cell table:formula="of:=REVERSE([.D9])" office:value-type="string" office:string-value="0011" calcext:value-type="string">
            <text:p>0011</text:p>
          </table:table-cell>
          <table:table-cell table:formula="of:=REVERSE([.E9])" office:value-type="string" office:string-value="0110" calcext:value-type="string">
            <text:p>0110</text:p>
          </table:table-cell>
          <table:table-cell table:formula="of:=REVERSE([.F9])" office:value-type="string" office:string-value="0000" calcext:value-type="string">
            <text:p>0000</text:p>
          </table:table-cell>
          <table:table-cell table:formula="of:=REVERSE([.G9])" office:value-type="string" office:string-value="0000" calcext:value-type="string">
            <text:p>0000</text:p>
          </table:table-cell>
          <table:table-cell table:formula="of:=REVERSE([.H9])" office:value-type="string" office:string-value="0000" calcext:value-type="string">
            <text:p>0000</text:p>
          </table:table-cell>
          <table:table-cell table:formula="of:=REVERSE([.I9])" office:value-type="string" office:string-value="0001" calcext:value-type="string">
            <text:p>0001</text:p>
          </table:table-cell>
          <table:table-cell table:formula="of:=REVERSE([.J9])" office:value-type="string" office:string-value="0000" calcext:value-type="string">
            <text:p>0000</text:p>
          </table:table-cell>
          <table:table-cell table:formula="of:=REVERSE([.K9])" office:value-type="string" office:string-value="0001" calcext:value-type="string">
            <text:p>0001</text:p>
          </table:table-cell>
          <table:table-cell table:formula="of:=REVERSE([.L9])" office:value-type="string" office:string-value="1110" calcext:value-type="string">
            <text:p>1110</text:p>
          </table:table-cell>
          <table:table-cell table:formula="of:=REVERSE([.M9])" office:value-type="string" office:string-value="1111" calcext:value-type="string">
            <text:p>1111</text:p>
          </table:table-cell>
          <table:table-cell table:formula="of:=REVERSE([.N9])" office:value-type="string" office:string-value="1001" calcext:value-type="string">
            <text:p>1001</text:p>
          </table:table-cell>
          <table:table-cell table:formula="of:=REVERSE([.O9])" office:value-type="string" office:string-value="0000" calcext:value-type="string">
            <text:p>0000</text:p>
          </table:table-cell>
          <table:table-cell table:formula="of:=REVERSE([.P9])" office:value-type="string" office:string-value="0000" calcext:value-type="string">
            <text:p>0000</text:p>
          </table:table-cell>
          <table:table-cell table:formula="of:=REVERSE([.Q9])" office:value-type="string" office:string-value="0011" calcext:value-type="string">
            <text:p>0011</text:p>
          </table:table-cell>
          <table:table-cell table:formula="of:=REVERSE([.R9])" office:value-type="string" office:string-value="0000" calcext:value-type="string">
            <text:p>0000</text:p>
          </table:table-cell>
          <table:table-cell table:formula="of:=REVERSE([.S9])" office:value-type="string" office:string-value="1010" calcext:value-type="string">
            <text:p>1010</text:p>
          </table:table-cell>
          <table:table-cell table:formula="of:=REVERSE([.T9])" office:value-type="string" office:string-value="0000" calcext:value-type="string">
            <text:p>0000</text:p>
          </table:table-cell>
          <table:table-cell table:formula="of:=REVERSE([.U9])" office:value-type="string" office:string-value="0000" calcext:value-type="string">
            <text:p>0000</text:p>
          </table:table-cell>
          <table:table-cell table:formula="of:=REVERSE([.V9])" office:value-type="string" office:string-value="0000" calcext:value-type="string">
            <text:p>0000</text:p>
          </table:table-cell>
          <table:table-cell table:formula="of:=REVERSE([.W9])" office:value-type="string" office:string-value="0000" calcext:value-type="string">
            <text:p>0000</text:p>
          </table:table-cell>
          <table:table-cell table:formula="of:=REVERSE([.X9])" office:value-type="string" office:string-value="0000" calcext:value-type="string">
            <text:p>0000</text:p>
          </table:table-cell>
          <table:table-cell table:formula="of:=REVERSE([.Y9])" office:value-type="string" office:string-value="0000" calcext:value-type="string">
            <text:p>0000</text:p>
          </table:table-cell>
          <table:table-cell table:formula="of:=REVERSE([.Z9])" office:value-type="string" office:string-value="0000" calcext:value-type="string">
            <text:p>0000</text:p>
          </table:table-cell>
          <table:table-cell table:formula="of:=REVERSE([.AA9])" office:value-type="string" office:string-value="0000" calcext:value-type="string">
            <text:p>0000</text:p>
          </table:table-cell>
          <table:table-cell table:formula="of:=REVERSE([.AB9])" office:value-type="string" office:string-value="0000" calcext:value-type="string">
            <text:p>0000</text:p>
          </table:table-cell>
          <table:table-cell table:formula="of:=REVERSE([.AC9])" office:value-type="string" office:string-value="0000" calcext:value-type="string">
            <text:p>0000</text:p>
          </table:table-cell>
          <table:table-cell table:formula="of:=REVERSE([.AD9])" office:value-type="string" office:string-value="0000" calcext:value-type="string">
            <text:p>0000</text:p>
          </table:table-cell>
          <table:table-cell table:formula="of:=REVERSE([.AE9])" office:value-type="string" office:string-value="0010" calcext:value-type="string">
            <text:p>0010</text:p>
          </table:table-cell>
          <table:table-cell table:formula="of:=REVERSE([.AF9])" office:value-type="string" office:string-value="0000" calcext:value-type="string">
            <text:p>0000</text:p>
          </table:table-cell>
          <table:table-cell table:formula="of:=REVERSE([.AG9])" office:value-type="string" office:string-value="0001" calcext:value-type="string">
            <text:p>0001</text:p>
          </table:table-cell>
          <table:table-cell/>
          <table:table-cell table:style-name="ce10"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number-columns-repeated="221"/>
        </table:table-row>
        <table:table-row table:style-name="ro2">
          <table:table-cell table:formula="of:=[.A10]" office:value-type="string" office:string-value="AUTO_AUTO_27" calcext:value-type="string">
            <text:p>AUTO_AUTO_27</text:p>
          </table:table-cell>
          <table:table-cell table:formula="of:=REVERSE([.B10])" office:value-type="string" office:string-value="0100" calcext:value-type="string">
            <text:p>0100</text:p>
          </table:table-cell>
          <table:table-cell table:formula="of:=REVERSE([.C10])" office:value-type="string" office:string-value="0001" calcext:value-type="string">
            <text:p>0001</text:p>
          </table:table-cell>
          <table:table-cell table:formula="of:=REVERSE([.D10])" office:value-type="string" office:string-value="0011" calcext:value-type="string">
            <text:p>0011</text:p>
          </table:table-cell>
          <table:table-cell table:formula="of:=REVERSE([.E10])" office:value-type="string" office:string-value="0110" calcext:value-type="string">
            <text:p>0110</text:p>
          </table:table-cell>
          <table:table-cell table:formula="of:=REVERSE([.F10])" office:value-type="string" office:string-value="0000" calcext:value-type="string">
            <text:p>0000</text:p>
          </table:table-cell>
          <table:table-cell table:formula="of:=REVERSE([.G10])" office:value-type="string" office:string-value="0000" calcext:value-type="string">
            <text:p>0000</text:p>
          </table:table-cell>
          <table:table-cell table:formula="of:=REVERSE([.H10])" office:value-type="string" office:string-value="0000" calcext:value-type="string">
            <text:p>0000</text:p>
          </table:table-cell>
          <table:table-cell table:formula="of:=REVERSE([.I10])" office:value-type="string" office:string-value="0001" calcext:value-type="string">
            <text:p>0001</text:p>
          </table:table-cell>
          <table:table-cell table:formula="of:=REVERSE([.J10])" office:value-type="string" office:string-value="0000" calcext:value-type="string">
            <text:p>0000</text:p>
          </table:table-cell>
          <table:table-cell table:formula="of:=REVERSE([.K10])" office:value-type="string" office:string-value="0001" calcext:value-type="string">
            <text:p>0001</text:p>
          </table:table-cell>
          <table:table-cell table:formula="of:=REVERSE([.L10])" office:value-type="string" office:string-value="1110" calcext:value-type="string">
            <text:p>1110</text:p>
          </table:table-cell>
          <table:table-cell table:formula="of:=REVERSE([.M10])" office:value-type="string" office:string-value="1111" calcext:value-type="string">
            <text:p>1111</text:p>
          </table:table-cell>
          <table:table-cell table:formula="of:=REVERSE([.N10])" office:value-type="string" office:string-value="1001" calcext:value-type="string">
            <text:p>1001</text:p>
          </table:table-cell>
          <table:table-cell table:formula="of:=REVERSE([.O10])" office:value-type="string" office:string-value="0000" calcext:value-type="string">
            <text:p>0000</text:p>
          </table:table-cell>
          <table:table-cell table:formula="of:=REVERSE([.P10])" office:value-type="string" office:string-value="0000" calcext:value-type="string">
            <text:p>0000</text:p>
          </table:table-cell>
          <table:table-cell table:formula="of:=REVERSE([.Q10])" office:value-type="string" office:string-value="0011" calcext:value-type="string">
            <text:p>0011</text:p>
          </table:table-cell>
          <table:table-cell table:formula="of:=REVERSE([.R10])" office:value-type="string" office:string-value="0000" calcext:value-type="string">
            <text:p>0000</text:p>
          </table:table-cell>
          <table:table-cell table:formula="of:=REVERSE([.S10])" office:value-type="string" office:string-value="1011" calcext:value-type="string">
            <text:p>1011</text:p>
          </table:table-cell>
          <table:table-cell table:formula="of:=REVERSE([.T10])" office:value-type="string" office:string-value="0000" calcext:value-type="string">
            <text:p>0000</text:p>
          </table:table-cell>
          <table:table-cell table:formula="of:=REVERSE([.U10])" office:value-type="string" office:string-value="0000" calcext:value-type="string">
            <text:p>0000</text:p>
          </table:table-cell>
          <table:table-cell table:formula="of:=REVERSE([.V10])" office:value-type="string" office:string-value="0000" calcext:value-type="string">
            <text:p>0000</text:p>
          </table:table-cell>
          <table:table-cell table:formula="of:=REVERSE([.W10])" office:value-type="string" office:string-value="0000" calcext:value-type="string">
            <text:p>0000</text:p>
          </table:table-cell>
          <table:table-cell table:formula="of:=REVERSE([.X10])" office:value-type="string" office:string-value="0000" calcext:value-type="string">
            <text:p>0000</text:p>
          </table:table-cell>
          <table:table-cell table:formula="of:=REVERSE([.Y10])" office:value-type="string" office:string-value="0000" calcext:value-type="string">
            <text:p>0000</text:p>
          </table:table-cell>
          <table:table-cell table:formula="of:=REVERSE([.Z10])" office:value-type="string" office:string-value="0000" calcext:value-type="string">
            <text:p>0000</text:p>
          </table:table-cell>
          <table:table-cell table:formula="of:=REVERSE([.AA10])" office:value-type="string" office:string-value="0000" calcext:value-type="string">
            <text:p>0000</text:p>
          </table:table-cell>
          <table:table-cell table:formula="of:=REVERSE([.AB10])" office:value-type="string" office:string-value="0000" calcext:value-type="string">
            <text:p>0000</text:p>
          </table:table-cell>
          <table:table-cell table:formula="of:=REVERSE([.AC10])" office:value-type="string" office:string-value="0000" calcext:value-type="string">
            <text:p>0000</text:p>
          </table:table-cell>
          <table:table-cell table:formula="of:=REVERSE([.AD10])" office:value-type="string" office:string-value="0000" calcext:value-type="string">
            <text:p>0000</text:p>
          </table:table-cell>
          <table:table-cell table:formula="of:=REVERSE([.AE10])" office:value-type="string" office:string-value="0010" calcext:value-type="string">
            <text:p>0010</text:p>
          </table:table-cell>
          <table:table-cell table:formula="of:=REVERSE([.AF10])" office:value-type="string" office:string-value="0000" calcext:value-type="string">
            <text:p>0000</text:p>
          </table:table-cell>
          <table:table-cell table:formula="of:=REVERSE([.AG10])" office:value-type="string" office:string-value="0000" calcext:value-type="string">
            <text:p>0000</text:p>
          </table:table-cell>
          <table:table-cell/>
          <table:table-cell table:style-name="ce10" office:value-type="string" calcext:value-type="string">
            <text:p>A0</text:p>
          </table:table-cell>
          <table:table-cell office:value-type="float" office:value="26" calcext:value-type="float">
            <text:p>26</text:p>
          </table:table-cell>
          <table:table-cell table:number-columns-repeated="221"/>
        </table:table-row>
        <table:table-row table:style-name="ro2">
          <table:table-cell table:formula="of:=[.A11]" office:value-type="string" office:string-value="AUTO_AUTO_28" calcext:value-type="string">
            <text:p>AUTO_AUTO_28</text:p>
          </table:table-cell>
          <table:table-cell table:formula="of:=REVERSE([.B11])" office:value-type="string" office:string-value="0100" calcext:value-type="string">
            <text:p>0100</text:p>
          </table:table-cell>
          <table:table-cell table:formula="of:=REVERSE([.C11])" office:value-type="string" office:string-value="0001" calcext:value-type="string">
            <text:p>0001</text:p>
          </table:table-cell>
          <table:table-cell table:formula="of:=REVERSE([.D11])" office:value-type="string" office:string-value="0011" calcext:value-type="string">
            <text:p>0011</text:p>
          </table:table-cell>
          <table:table-cell table:formula="of:=REVERSE([.E11])" office:value-type="string" office:string-value="0110" calcext:value-type="string">
            <text:p>0110</text:p>
          </table:table-cell>
          <table:table-cell table:formula="of:=REVERSE([.F11])" office:value-type="string" office:string-value="0000" calcext:value-type="string">
            <text:p>0000</text:p>
          </table:table-cell>
          <table:table-cell table:formula="of:=REVERSE([.G11])" office:value-type="string" office:string-value="0000" calcext:value-type="string">
            <text:p>0000</text:p>
          </table:table-cell>
          <table:table-cell table:formula="of:=REVERSE([.H11])" office:value-type="string" office:string-value="0000" calcext:value-type="string">
            <text:p>0000</text:p>
          </table:table-cell>
          <table:table-cell table:formula="of:=REVERSE([.I11])" office:value-type="string" office:string-value="0001" calcext:value-type="string">
            <text:p>0001</text:p>
          </table:table-cell>
          <table:table-cell table:formula="of:=REVERSE([.J11])" office:value-type="string" office:string-value="0000" calcext:value-type="string">
            <text:p>0000</text:p>
          </table:table-cell>
          <table:table-cell table:formula="of:=REVERSE([.K11])" office:value-type="string" office:string-value="0001" calcext:value-type="string">
            <text:p>0001</text:p>
          </table:table-cell>
          <table:table-cell table:formula="of:=REVERSE([.L11])" office:value-type="string" office:string-value="1110" calcext:value-type="string">
            <text:p>1110</text:p>
          </table:table-cell>
          <table:table-cell table:formula="of:=REVERSE([.M11])" office:value-type="string" office:string-value="1111" calcext:value-type="string">
            <text:p>1111</text:p>
          </table:table-cell>
          <table:table-cell table:formula="of:=REVERSE([.N11])" office:value-type="string" office:string-value="1001" calcext:value-type="string">
            <text:p>1001</text:p>
          </table:table-cell>
          <table:table-cell table:formula="of:=REVERSE([.O11])" office:value-type="string" office:string-value="0000" calcext:value-type="string">
            <text:p>0000</text:p>
          </table:table-cell>
          <table:table-cell table:formula="of:=REVERSE([.P11])" office:value-type="string" office:string-value="0000" calcext:value-type="string">
            <text:p>0000</text:p>
          </table:table-cell>
          <table:table-cell table:formula="of:=REVERSE([.Q11])" office:value-type="string" office:string-value="0011" calcext:value-type="string">
            <text:p>0011</text:p>
          </table:table-cell>
          <table:table-cell table:formula="of:=REVERSE([.R11])" office:value-type="string" office:string-value="0000" calcext:value-type="string">
            <text:p>0000</text:p>
          </table:table-cell>
          <table:table-cell table:formula="of:=REVERSE([.S11])" office:value-type="string" office:string-value="1100" calcext:value-type="string">
            <text:p>1100</text:p>
          </table:table-cell>
          <table:table-cell table:formula="of:=REVERSE([.T11])" office:value-type="string" office:string-value="0000" calcext:value-type="string">
            <text:p>0000</text:p>
          </table:table-cell>
          <table:table-cell table:formula="of:=REVERSE([.U11])" office:value-type="string" office:string-value="0000" calcext:value-type="string">
            <text:p>0000</text:p>
          </table:table-cell>
          <table:table-cell table:formula="of:=REVERSE([.V11])" office:value-type="string" office:string-value="0000" calcext:value-type="string">
            <text:p>0000</text:p>
          </table:table-cell>
          <table:table-cell table:formula="of:=REVERSE([.W11])" office:value-type="string" office:string-value="0000" calcext:value-type="string">
            <text:p>0000</text:p>
          </table:table-cell>
          <table:table-cell table:formula="of:=REVERSE([.X11])" office:value-type="string" office:string-value="0000" calcext:value-type="string">
            <text:p>0000</text:p>
          </table:table-cell>
          <table:table-cell table:formula="of:=REVERSE([.Y11])" office:value-type="string" office:string-value="0000" calcext:value-type="string">
            <text:p>0000</text:p>
          </table:table-cell>
          <table:table-cell table:formula="of:=REVERSE([.Z11])" office:value-type="string" office:string-value="0000" calcext:value-type="string">
            <text:p>0000</text:p>
          </table:table-cell>
          <table:table-cell table:formula="of:=REVERSE([.AA11])" office:value-type="string" office:string-value="0000" calcext:value-type="string">
            <text:p>0000</text:p>
          </table:table-cell>
          <table:table-cell table:formula="of:=REVERSE([.AB11])" office:value-type="string" office:string-value="0000" calcext:value-type="string">
            <text:p>0000</text:p>
          </table:table-cell>
          <table:table-cell table:formula="of:=REVERSE([.AC11])" office:value-type="string" office:string-value="0000" calcext:value-type="string">
            <text:p>0000</text:p>
          </table:table-cell>
          <table:table-cell table:formula="of:=REVERSE([.AD11])" office:value-type="string" office:string-value="0000" calcext:value-type="string">
            <text:p>0000</text:p>
          </table:table-cell>
          <table:table-cell table:formula="of:=REVERSE([.AE11])" office:value-type="string" office:string-value="0010" calcext:value-type="string">
            <text:p>0010</text:p>
          </table:table-cell>
          <table:table-cell table:formula="of:=REVERSE([.AF11])" office:value-type="string" office:string-value="0000" calcext:value-type="string">
            <text:p>0000</text:p>
          </table:table-cell>
          <table:table-cell table:formula="of:=REVERSE([.AG11])" office:value-type="string" office:string-value="1111" calcext:value-type="string">
            <text:p>1111</text:p>
          </table:table-cell>
          <table:table-cell/>
          <table:table-cell table:style-name="ce10" office:value-type="string" calcext:value-type="string">
            <text:p>B0</text:p>
          </table:table-cell>
          <table:table-cell office:value-type="float" office:value="27" calcext:value-type="float">
            <text:p>27</text:p>
          </table:table-cell>
          <table:table-cell table:number-columns-repeated="221"/>
        </table:table-row>
        <table:table-row table:style-name="ro2">
          <table:table-cell table:formula="of:=[.A12]" office:value-type="string" office:string-value="AUTO_AUTO_29" calcext:value-type="string">
            <text:p>AUTO_AUTO_29</text:p>
          </table:table-cell>
          <table:table-cell table:formula="of:=REVERSE([.B12])" office:value-type="string" office:string-value="0100" calcext:value-type="string">
            <text:p>0100</text:p>
          </table:table-cell>
          <table:table-cell table:formula="of:=REVERSE([.C12])" office:value-type="string" office:string-value="0001" calcext:value-type="string">
            <text:p>0001</text:p>
          </table:table-cell>
          <table:table-cell table:formula="of:=REVERSE([.D12])" office:value-type="string" office:string-value="0011" calcext:value-type="string">
            <text:p>0011</text:p>
          </table:table-cell>
          <table:table-cell table:formula="of:=REVERSE([.E12])" office:value-type="string" office:string-value="0110" calcext:value-type="string">
            <text:p>0110</text:p>
          </table:table-cell>
          <table:table-cell table:formula="of:=REVERSE([.F12])" office:value-type="string" office:string-value="0000" calcext:value-type="string">
            <text:p>0000</text:p>
          </table:table-cell>
          <table:table-cell table:formula="of:=REVERSE([.G12])" office:value-type="string" office:string-value="0000" calcext:value-type="string">
            <text:p>0000</text:p>
          </table:table-cell>
          <table:table-cell table:formula="of:=REVERSE([.H12])" office:value-type="string" office:string-value="0000" calcext:value-type="string">
            <text:p>0000</text:p>
          </table:table-cell>
          <table:table-cell table:formula="of:=REVERSE([.I12])" office:value-type="string" office:string-value="0001" calcext:value-type="string">
            <text:p>0001</text:p>
          </table:table-cell>
          <table:table-cell table:formula="of:=REVERSE([.J12])" office:value-type="string" office:string-value="0000" calcext:value-type="string">
            <text:p>0000</text:p>
          </table:table-cell>
          <table:table-cell table:formula="of:=REVERSE([.K12])" office:value-type="string" office:string-value="0001" calcext:value-type="string">
            <text:p>0001</text:p>
          </table:table-cell>
          <table:table-cell table:formula="of:=REVERSE([.L12])" office:value-type="string" office:string-value="1110" calcext:value-type="string">
            <text:p>1110</text:p>
          </table:table-cell>
          <table:table-cell table:formula="of:=REVERSE([.M12])" office:value-type="string" office:string-value="1111" calcext:value-type="string">
            <text:p>1111</text:p>
          </table:table-cell>
          <table:table-cell table:formula="of:=REVERSE([.N12])" office:value-type="string" office:string-value="1001" calcext:value-type="string">
            <text:p>1001</text:p>
          </table:table-cell>
          <table:table-cell table:formula="of:=REVERSE([.O12])" office:value-type="string" office:string-value="0000" calcext:value-type="string">
            <text:p>0000</text:p>
          </table:table-cell>
          <table:table-cell table:formula="of:=REVERSE([.P12])" office:value-type="string" office:string-value="0000" calcext:value-type="string">
            <text:p>0000</text:p>
          </table:table-cell>
          <table:table-cell table:formula="of:=REVERSE([.Q12])" office:value-type="string" office:string-value="0011" calcext:value-type="string">
            <text:p>0011</text:p>
          </table:table-cell>
          <table:table-cell table:formula="of:=REVERSE([.R12])" office:value-type="string" office:string-value="0000" calcext:value-type="string">
            <text:p>0000</text:p>
          </table:table-cell>
          <table:table-cell table:formula="of:=REVERSE([.S12])" office:value-type="string" office:string-value="1101" calcext:value-type="string">
            <text:p>1101</text:p>
          </table:table-cell>
          <table:table-cell table:formula="of:=REVERSE([.T12])" office:value-type="string" office:string-value="0000" calcext:value-type="string">
            <text:p>0000</text:p>
          </table:table-cell>
          <table:table-cell table:formula="of:=REVERSE([.U12])" office:value-type="string" office:string-value="0000" calcext:value-type="string">
            <text:p>0000</text:p>
          </table:table-cell>
          <table:table-cell table:formula="of:=REVERSE([.V12])" office:value-type="string" office:string-value="0000" calcext:value-type="string">
            <text:p>0000</text:p>
          </table:table-cell>
          <table:table-cell table:formula="of:=REVERSE([.W12])" office:value-type="string" office:string-value="0000" calcext:value-type="string">
            <text:p>0000</text:p>
          </table:table-cell>
          <table:table-cell table:formula="of:=REVERSE([.X12])" office:value-type="string" office:string-value="0000" calcext:value-type="string">
            <text:p>0000</text:p>
          </table:table-cell>
          <table:table-cell table:formula="of:=REVERSE([.Y12])" office:value-type="string" office:string-value="0000" calcext:value-type="string">
            <text:p>0000</text:p>
          </table:table-cell>
          <table:table-cell table:formula="of:=REVERSE([.Z12])" office:value-type="string" office:string-value="0000" calcext:value-type="string">
            <text:p>0000</text:p>
          </table:table-cell>
          <table:table-cell table:formula="of:=REVERSE([.AA12])" office:value-type="string" office:string-value="0000" calcext:value-type="string">
            <text:p>0000</text:p>
          </table:table-cell>
          <table:table-cell table:formula="of:=REVERSE([.AB12])" office:value-type="string" office:string-value="0000" calcext:value-type="string">
            <text:p>0000</text:p>
          </table:table-cell>
          <table:table-cell table:formula="of:=REVERSE([.AC12])" office:value-type="string" office:string-value="0000" calcext:value-type="string">
            <text:p>0000</text:p>
          </table:table-cell>
          <table:table-cell table:formula="of:=REVERSE([.AD12])" office:value-type="string" office:string-value="0000" calcext:value-type="string">
            <text:p>0000</text:p>
          </table:table-cell>
          <table:table-cell table:formula="of:=REVERSE([.AE12])" office:value-type="string" office:string-value="0010" calcext:value-type="string">
            <text:p>0010</text:p>
          </table:table-cell>
          <table:table-cell table:formula="of:=REVERSE([.AF12])" office:value-type="string" office:string-value="0000" calcext:value-type="string">
            <text:p>0000</text:p>
          </table:table-cell>
          <table:table-cell table:formula="of:=REVERSE([.AG12])" office:value-type="string" office:string-value="1110" calcext:value-type="string">
            <text:p>1110</text:p>
          </table:table-cell>
          <table:table-cell/>
          <table:table-cell table:style-name="ce10" office:value-type="string" calcext:value-type="string">
            <text:p>C0</text:p>
          </table:table-cell>
          <table:table-cell office:value-type="float" office:value="28" calcext:value-type="float">
            <text:p>28</text:p>
          </table:table-cell>
          <table:table-cell table:number-columns-repeated="221"/>
        </table:table-row>
        <table:table-row table:style-name="ro2">
          <table:table-cell table:formula="of:=[.A13]" office:value-type="string" office:string-value="AUTO_AUTO_30" calcext:value-type="string">
            <text:p>AUTO_AUTO_30</text:p>
          </table:table-cell>
          <table:table-cell table:formula="of:=REVERSE([.B13])" office:value-type="string" office:string-value="0100" calcext:value-type="string">
            <text:p>0100</text:p>
          </table:table-cell>
          <table:table-cell table:formula="of:=REVERSE([.C13])" office:value-type="string" office:string-value="0001" calcext:value-type="string">
            <text:p>0001</text:p>
          </table:table-cell>
          <table:table-cell table:formula="of:=REVERSE([.D13])" office:value-type="string" office:string-value="0011" calcext:value-type="string">
            <text:p>0011</text:p>
          </table:table-cell>
          <table:table-cell table:formula="of:=REVERSE([.E13])" office:value-type="string" office:string-value="0110" calcext:value-type="string">
            <text:p>0110</text:p>
          </table:table-cell>
          <table:table-cell table:formula="of:=REVERSE([.F13])" office:value-type="string" office:string-value="0000" calcext:value-type="string">
            <text:p>0000</text:p>
          </table:table-cell>
          <table:table-cell table:formula="of:=REVERSE([.G13])" office:value-type="string" office:string-value="0000" calcext:value-type="string">
            <text:p>0000</text:p>
          </table:table-cell>
          <table:table-cell table:formula="of:=REVERSE([.H13])" office:value-type="string" office:string-value="0000" calcext:value-type="string">
            <text:p>0000</text:p>
          </table:table-cell>
          <table:table-cell table:formula="of:=REVERSE([.I13])" office:value-type="string" office:string-value="0001" calcext:value-type="string">
            <text:p>0001</text:p>
          </table:table-cell>
          <table:table-cell table:formula="of:=REVERSE([.J13])" office:value-type="string" office:string-value="0000" calcext:value-type="string">
            <text:p>0000</text:p>
          </table:table-cell>
          <table:table-cell table:formula="of:=REVERSE([.K13])" office:value-type="string" office:string-value="0001" calcext:value-type="string">
            <text:p>0001</text:p>
          </table:table-cell>
          <table:table-cell table:formula="of:=REVERSE([.L13])" office:value-type="string" office:string-value="1110" calcext:value-type="string">
            <text:p>1110</text:p>
          </table:table-cell>
          <table:table-cell table:formula="of:=REVERSE([.M13])" office:value-type="string" office:string-value="1111" calcext:value-type="string">
            <text:p>1111</text:p>
          </table:table-cell>
          <table:table-cell table:formula="of:=REVERSE([.N13])" office:value-type="string" office:string-value="1001" calcext:value-type="string">
            <text:p>1001</text:p>
          </table:table-cell>
          <table:table-cell table:formula="of:=REVERSE([.O13])" office:value-type="string" office:string-value="0000" calcext:value-type="string">
            <text:p>0000</text:p>
          </table:table-cell>
          <table:table-cell table:formula="of:=REVERSE([.P13])" office:value-type="string" office:string-value="0000" calcext:value-type="string">
            <text:p>0000</text:p>
          </table:table-cell>
          <table:table-cell table:formula="of:=REVERSE([.Q13])" office:value-type="string" office:string-value="0011" calcext:value-type="string">
            <text:p>0011</text:p>
          </table:table-cell>
          <table:table-cell table:formula="of:=REVERSE([.R13])" office:value-type="string" office:string-value="0000" calcext:value-type="string">
            <text:p>0000</text:p>
          </table:table-cell>
          <table:table-cell table:formula="of:=REVERSE([.S13])" office:value-type="string" office:string-value="1110" calcext:value-type="string">
            <text:p>1110</text:p>
          </table:table-cell>
          <table:table-cell table:formula="of:=REVERSE([.T13])" office:value-type="string" office:string-value="0000" calcext:value-type="string">
            <text:p>0000</text:p>
          </table:table-cell>
          <table:table-cell table:formula="of:=REVERSE([.U13])" office:value-type="string" office:string-value="0000" calcext:value-type="string">
            <text:p>0000</text:p>
          </table:table-cell>
          <table:table-cell table:formula="of:=REVERSE([.V13])" office:value-type="string" office:string-value="0000" calcext:value-type="string">
            <text:p>0000</text:p>
          </table:table-cell>
          <table:table-cell table:formula="of:=REVERSE([.W13])" office:value-type="string" office:string-value="0000" calcext:value-type="string">
            <text:p>0000</text:p>
          </table:table-cell>
          <table:table-cell table:formula="of:=REVERSE([.X13])" office:value-type="string" office:string-value="0000" calcext:value-type="string">
            <text:p>0000</text:p>
          </table:table-cell>
          <table:table-cell table:formula="of:=REVERSE([.Y13])" office:value-type="string" office:string-value="0000" calcext:value-type="string">
            <text:p>0000</text:p>
          </table:table-cell>
          <table:table-cell table:formula="of:=REVERSE([.Z13])" office:value-type="string" office:string-value="0000" calcext:value-type="string">
            <text:p>0000</text:p>
          </table:table-cell>
          <table:table-cell table:formula="of:=REVERSE([.AA13])" office:value-type="string" office:string-value="0000" calcext:value-type="string">
            <text:p>0000</text:p>
          </table:table-cell>
          <table:table-cell table:formula="of:=REVERSE([.AB13])" office:value-type="string" office:string-value="0000" calcext:value-type="string">
            <text:p>0000</text:p>
          </table:table-cell>
          <table:table-cell table:formula="of:=REVERSE([.AC13])" office:value-type="string" office:string-value="0000" calcext:value-type="string">
            <text:p>0000</text:p>
          </table:table-cell>
          <table:table-cell table:formula="of:=REVERSE([.AD13])" office:value-type="string" office:string-value="0000" calcext:value-type="string">
            <text:p>0000</text:p>
          </table:table-cell>
          <table:table-cell table:formula="of:=REVERSE([.AE13])" office:value-type="string" office:string-value="0010" calcext:value-type="string">
            <text:p>0010</text:p>
          </table:table-cell>
          <table:table-cell table:formula="of:=REVERSE([.AF13])" office:value-type="string" office:string-value="0000" calcext:value-type="string">
            <text:p>0000</text:p>
          </table:table-cell>
          <table:table-cell table:formula="of:=REVERSE([.AG13])" office:value-type="string" office:string-value="1101" calcext:value-type="string">
            <text:p>1101</text:p>
          </table:table-cell>
          <table:table-cell/>
          <table:table-cell table:style-name="ce10" office:value-type="string" calcext:value-type="string">
            <text:p>D0</text:p>
          </table:table-cell>
          <table:table-cell office:value-type="float" office:value="29" calcext:value-type="float">
            <text:p>29</text:p>
          </table:table-cell>
          <table:table-cell table:number-columns-repeated="221"/>
        </table:table-row>
        <table:table-row table:style-name="ro2">
          <table:table-cell table:formula="of:=[.A14]" office:value-type="string" office:string-value="AUTO_HIGH_30" calcext:value-type="string">
            <text:p>AUTO_HIGH_30</text:p>
          </table:table-cell>
          <table:table-cell table:formula="of:=REVERSE([.B14])" office:value-type="string" office:string-value="0100" calcext:value-type="string">
            <text:p>0100</text:p>
          </table:table-cell>
          <table:table-cell table:formula="of:=REVERSE([.C14])" office:value-type="string" office:string-value="0001" calcext:value-type="string">
            <text:p>0001</text:p>
          </table:table-cell>
          <table:table-cell table:formula="of:=REVERSE([.D14])" office:value-type="string" office:string-value="0011" calcext:value-type="string">
            <text:p>0011</text:p>
          </table:table-cell>
          <table:table-cell table:formula="of:=REVERSE([.E14])" office:value-type="string" office:string-value="0110" calcext:value-type="string">
            <text:p>0110</text:p>
          </table:table-cell>
          <table:table-cell table:formula="of:=REVERSE([.F14])" office:value-type="string" office:string-value="0000" calcext:value-type="string">
            <text:p>0000</text:p>
          </table:table-cell>
          <table:table-cell table:formula="of:=REVERSE([.G14])" office:value-type="string" office:string-value="0000" calcext:value-type="string">
            <text:p>0000</text:p>
          </table:table-cell>
          <table:table-cell table:formula="of:=REVERSE([.H14])" office:value-type="string" office:string-value="0000" calcext:value-type="string">
            <text:p>0000</text:p>
          </table:table-cell>
          <table:table-cell table:formula="of:=REVERSE([.I14])" office:value-type="string" office:string-value="0001" calcext:value-type="string">
            <text:p>0001</text:p>
          </table:table-cell>
          <table:table-cell table:formula="of:=REVERSE([.J14])" office:value-type="string" office:string-value="0000" calcext:value-type="string">
            <text:p>0000</text:p>
          </table:table-cell>
          <table:table-cell table:formula="of:=REVERSE([.K14])" office:value-type="string" office:string-value="0001" calcext:value-type="string">
            <text:p>0001</text:p>
          </table:table-cell>
          <table:table-cell table:formula="of:=REVERSE([.L14])" office:value-type="string" office:string-value="1110" calcext:value-type="string">
            <text:p>1110</text:p>
          </table:table-cell>
          <table:table-cell table:formula="of:=REVERSE([.M14])" office:value-type="string" office:string-value="1111" calcext:value-type="string">
            <text:p>1111</text:p>
          </table:table-cell>
          <table:table-cell table:formula="of:=REVERSE([.N14])" office:value-type="string" office:string-value="1001" calcext:value-type="string">
            <text:p>1001</text:p>
          </table:table-cell>
          <table:table-cell table:formula="of:=REVERSE([.O14])" office:value-type="string" office:string-value="0000" calcext:value-type="string">
            <text:p>0000</text:p>
          </table:table-cell>
          <table:table-cell table:formula="of:=REVERSE([.P14])" office:value-type="string" office:string-value="0000" calcext:value-type="string">
            <text:p>0000</text:p>
          </table:table-cell>
          <table:table-cell table:formula="of:=REVERSE([.Q14])" office:value-type="string" office:string-value="0011" calcext:value-type="string">
            <text:p>0011</text:p>
          </table:table-cell>
          <table:table-cell table:formula="of:=REVERSE([.R14])" office:value-type="string" office:string-value="0000" calcext:value-type="string">
            <text:p>0000</text:p>
          </table:table-cell>
          <table:table-cell table:formula="of:=REVERSE([.S14])" office:value-type="string" office:string-value="1110" calcext:value-type="string">
            <text:p>1110</text:p>
          </table:table-cell>
          <table:table-cell table:formula="of:=REVERSE([.T14])" office:value-type="string" office:string-value="0000" calcext:value-type="string">
            <text:p>0000</text:p>
          </table:table-cell>
          <table:table-cell table:formula="of:=REVERSE([.U14])" office:value-type="string" office:string-value="0000" calcext:value-type="string">
            <text:p>0000</text:p>
          </table:table-cell>
          <table:table-cell table:formula="of:=REVERSE([.V14])" office:value-type="string" office:string-value="0001" calcext:value-type="string">
            <text:p>0001</text:p>
          </table:table-cell>
          <table:table-cell table:formula="of:=REVERSE([.W14])" office:value-type="string" office:string-value="0000" calcext:value-type="string">
            <text:p>0000</text:p>
          </table:table-cell>
          <table:table-cell table:formula="of:=REVERSE([.X14])" office:value-type="string" office:string-value="0000" calcext:value-type="string">
            <text:p>0000</text:p>
          </table:table-cell>
          <table:table-cell table:formula="of:=REVERSE([.Y14])" office:value-type="string" office:string-value="0000" calcext:value-type="string">
            <text:p>0000</text:p>
          </table:table-cell>
          <table:table-cell table:formula="of:=REVERSE([.Z14])" office:value-type="string" office:string-value="0000" calcext:value-type="string">
            <text:p>0000</text:p>
          </table:table-cell>
          <table:table-cell table:formula="of:=REVERSE([.AA14])" office:value-type="string" office:string-value="0000" calcext:value-type="string">
            <text:p>0000</text:p>
          </table:table-cell>
          <table:table-cell table:formula="of:=REVERSE([.AB14])" office:value-type="string" office:string-value="0000" calcext:value-type="string">
            <text:p>0000</text:p>
          </table:table-cell>
          <table:table-cell table:formula="of:=REVERSE([.AC14])" office:value-type="string" office:string-value="0000" calcext:value-type="string">
            <text:p>0000</text:p>
          </table:table-cell>
          <table:table-cell table:formula="of:=REVERSE([.AD14])" office:value-type="string" office:string-value="0000" calcext:value-type="string">
            <text:p>0000</text:p>
          </table:table-cell>
          <table:table-cell table:formula="of:=REVERSE([.AE14])" office:value-type="string" office:string-value="0010" calcext:value-type="string">
            <text:p>0010</text:p>
          </table:table-cell>
          <table:table-cell table:formula="of:=REVERSE([.AF14])" office:value-type="string" office:string-value="1111" calcext:value-type="string">
            <text:p>1111</text:p>
          </table:table-cell>
          <table:table-cell table:formula="of:=REVERSE([.AG14])" office:value-type="string" office:string-value="1100" calcext:value-type="string">
            <text:p>1100</text:p>
          </table:table-cell>
          <table:table-cell/>
          <table:table-cell table:style-name="ce10" office:value-type="string" calcext:value-type="string">
            <text:p>E0</text:p>
          </table:table-cell>
          <table:table-cell office:value-type="float" office:value="30" calcext:value-type="float">
            <text:p>30</text:p>
          </table:table-cell>
          <table:table-cell table:number-columns-repeated="221"/>
        </table:table-row>
        <table:table-row table:style-name="ro2">
          <table:table-cell table:formula="of:=[.A15]" office:value-type="string" office:string-value="AUTO_LOW_30" calcext:value-type="string">
            <text:p>AUTO_LOW_30</text:p>
          </table:table-cell>
          <table:table-cell table:formula="of:=REVERSE([.B15])" office:value-type="string" office:string-value="0100" calcext:value-type="string">
            <text:p>0100</text:p>
          </table:table-cell>
          <table:table-cell table:formula="of:=REVERSE([.C15])" office:value-type="string" office:string-value="0001" calcext:value-type="string">
            <text:p>0001</text:p>
          </table:table-cell>
          <table:table-cell table:formula="of:=REVERSE([.D15])" office:value-type="string" office:string-value="0011" calcext:value-type="string">
            <text:p>0011</text:p>
          </table:table-cell>
          <table:table-cell table:formula="of:=REVERSE([.E15])" office:value-type="string" office:string-value="0110" calcext:value-type="string">
            <text:p>0110</text:p>
          </table:table-cell>
          <table:table-cell table:formula="of:=REVERSE([.F15])" office:value-type="string" office:string-value="0000" calcext:value-type="string">
            <text:p>0000</text:p>
          </table:table-cell>
          <table:table-cell table:formula="of:=REVERSE([.G15])" office:value-type="string" office:string-value="0000" calcext:value-type="string">
            <text:p>0000</text:p>
          </table:table-cell>
          <table:table-cell table:formula="of:=REVERSE([.H15])" office:value-type="string" office:string-value="0000" calcext:value-type="string">
            <text:p>0000</text:p>
          </table:table-cell>
          <table:table-cell table:formula="of:=REVERSE([.I15])" office:value-type="string" office:string-value="0001" calcext:value-type="string">
            <text:p>0001</text:p>
          </table:table-cell>
          <table:table-cell table:formula="of:=REVERSE([.J15])" office:value-type="string" office:string-value="0000" calcext:value-type="string">
            <text:p>0000</text:p>
          </table:table-cell>
          <table:table-cell table:formula="of:=REVERSE([.K15])" office:value-type="string" office:string-value="0001" calcext:value-type="string">
            <text:p>0001</text:p>
          </table:table-cell>
          <table:table-cell table:formula="of:=REVERSE([.L15])" office:value-type="string" office:string-value="1110" calcext:value-type="string">
            <text:p>1110</text:p>
          </table:table-cell>
          <table:table-cell table:formula="of:=REVERSE([.M15])" office:value-type="string" office:string-value="1111" calcext:value-type="string">
            <text:p>1111</text:p>
          </table:table-cell>
          <table:table-cell table:formula="of:=REVERSE([.N15])" office:value-type="string" office:string-value="1001" calcext:value-type="string">
            <text:p>1001</text:p>
          </table:table-cell>
          <table:table-cell table:formula="of:=REVERSE([.O15])" office:value-type="string" office:string-value="0000" calcext:value-type="string">
            <text:p>0000</text:p>
          </table:table-cell>
          <table:table-cell table:formula="of:=REVERSE([.P15])" office:value-type="string" office:string-value="0000" calcext:value-type="string">
            <text:p>0000</text:p>
          </table:table-cell>
          <table:table-cell table:formula="of:=REVERSE([.Q15])" office:value-type="string" office:string-value="0011" calcext:value-type="string">
            <text:p>0011</text:p>
          </table:table-cell>
          <table:table-cell table:formula="of:=REVERSE([.R15])" office:value-type="string" office:string-value="0000" calcext:value-type="string">
            <text:p>0000</text:p>
          </table:table-cell>
          <table:table-cell table:formula="of:=REVERSE([.S15])" office:value-type="string" office:string-value="1110" calcext:value-type="string">
            <text:p>1110</text:p>
          </table:table-cell>
          <table:table-cell table:formula="of:=REVERSE([.T15])" office:value-type="string" office:string-value="0000" calcext:value-type="string">
            <text:p>0000</text:p>
          </table:table-cell>
          <table:table-cell table:formula="of:=REVERSE([.U15])" office:value-type="string" office:string-value="0000" calcext:value-type="string">
            <text:p>0000</text:p>
          </table:table-cell>
          <table:table-cell table:formula="of:=REVERSE([.V15])" office:value-type="string" office:string-value="0011" calcext:value-type="string">
            <text:p>0011</text:p>
          </table:table-cell>
          <table:table-cell table:formula="of:=REVERSE([.W15])" office:value-type="string" office:string-value="0000" calcext:value-type="string">
            <text:p>0000</text:p>
          </table:table-cell>
          <table:table-cell table:formula="of:=REVERSE([.X15])" office:value-type="string" office:string-value="0000" calcext:value-type="string">
            <text:p>0000</text:p>
          </table:table-cell>
          <table:table-cell table:formula="of:=REVERSE([.Y15])" office:value-type="string" office:string-value="0000" calcext:value-type="string">
            <text:p>0000</text:p>
          </table:table-cell>
          <table:table-cell table:formula="of:=REVERSE([.Z15])" office:value-type="string" office:string-value="0000" calcext:value-type="string">
            <text:p>0000</text:p>
          </table:table-cell>
          <table:table-cell table:formula="of:=REVERSE([.AA15])" office:value-type="string" office:string-value="0000" calcext:value-type="string">
            <text:p>0000</text:p>
          </table:table-cell>
          <table:table-cell table:formula="of:=REVERSE([.AB15])" office:value-type="string" office:string-value="0000" calcext:value-type="string">
            <text:p>0000</text:p>
          </table:table-cell>
          <table:table-cell table:formula="of:=REVERSE([.AC15])" office:value-type="string" office:string-value="0000" calcext:value-type="string">
            <text:p>0000</text:p>
          </table:table-cell>
          <table:table-cell table:formula="of:=REVERSE([.AD15])" office:value-type="string" office:string-value="0000" calcext:value-type="string">
            <text:p>0000</text:p>
          </table:table-cell>
          <table:table-cell table:formula="of:=REVERSE([.AE15])" office:value-type="string" office:string-value="0010" calcext:value-type="string">
            <text:p>0010</text:p>
          </table:table-cell>
          <table:table-cell table:formula="of:=REVERSE([.AF15])" office:value-type="string" office:string-value="1101" calcext:value-type="string">
            <text:p>1101</text:p>
          </table:table-cell>
          <table:table-cell table:formula="of:=REVERSE([.AG15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16]" office:value-type="string" office:string-value="AUTO_MED_30" calcext:value-type="string">
            <text:p>AUTO_MED_30</text:p>
          </table:table-cell>
          <table:table-cell table:formula="of:=REVERSE([.B16])" office:value-type="string" office:string-value="0100" calcext:value-type="string">
            <text:p>0100</text:p>
          </table:table-cell>
          <table:table-cell table:formula="of:=REVERSE([.C16])" office:value-type="string" office:string-value="0001" calcext:value-type="string">
            <text:p>0001</text:p>
          </table:table-cell>
          <table:table-cell table:formula="of:=REVERSE([.D16])" office:value-type="string" office:string-value="0011" calcext:value-type="string">
            <text:p>0011</text:p>
          </table:table-cell>
          <table:table-cell table:formula="of:=REVERSE([.E16])" office:value-type="string" office:string-value="0110" calcext:value-type="string">
            <text:p>0110</text:p>
          </table:table-cell>
          <table:table-cell table:formula="of:=REVERSE([.F16])" office:value-type="string" office:string-value="0000" calcext:value-type="string">
            <text:p>0000</text:p>
          </table:table-cell>
          <table:table-cell table:formula="of:=REVERSE([.G16])" office:value-type="string" office:string-value="0000" calcext:value-type="string">
            <text:p>0000</text:p>
          </table:table-cell>
          <table:table-cell table:formula="of:=REVERSE([.H16])" office:value-type="string" office:string-value="0000" calcext:value-type="string">
            <text:p>0000</text:p>
          </table:table-cell>
          <table:table-cell table:formula="of:=REVERSE([.I16])" office:value-type="string" office:string-value="0001" calcext:value-type="string">
            <text:p>0001</text:p>
          </table:table-cell>
          <table:table-cell table:formula="of:=REVERSE([.J16])" office:value-type="string" office:string-value="0000" calcext:value-type="string">
            <text:p>0000</text:p>
          </table:table-cell>
          <table:table-cell table:formula="of:=REVERSE([.K16])" office:value-type="string" office:string-value="0001" calcext:value-type="string">
            <text:p>0001</text:p>
          </table:table-cell>
          <table:table-cell table:formula="of:=REVERSE([.L16])" office:value-type="string" office:string-value="1110" calcext:value-type="string">
            <text:p>1110</text:p>
          </table:table-cell>
          <table:table-cell table:formula="of:=REVERSE([.M16])" office:value-type="string" office:string-value="1111" calcext:value-type="string">
            <text:p>1111</text:p>
          </table:table-cell>
          <table:table-cell table:formula="of:=REVERSE([.N16])" office:value-type="string" office:string-value="1001" calcext:value-type="string">
            <text:p>1001</text:p>
          </table:table-cell>
          <table:table-cell table:formula="of:=REVERSE([.O16])" office:value-type="string" office:string-value="0000" calcext:value-type="string">
            <text:p>0000</text:p>
          </table:table-cell>
          <table:table-cell table:formula="of:=REVERSE([.P16])" office:value-type="string" office:string-value="0000" calcext:value-type="string">
            <text:p>0000</text:p>
          </table:table-cell>
          <table:table-cell table:formula="of:=REVERSE([.Q16])" office:value-type="string" office:string-value="0011" calcext:value-type="string">
            <text:p>0011</text:p>
          </table:table-cell>
          <table:table-cell table:formula="of:=REVERSE([.R16])" office:value-type="string" office:string-value="0000" calcext:value-type="string">
            <text:p>0000</text:p>
          </table:table-cell>
          <table:table-cell table:formula="of:=REVERSE([.S16])" office:value-type="string" office:string-value="1110" calcext:value-type="string">
            <text:p>1110</text:p>
          </table:table-cell>
          <table:table-cell table:formula="of:=REVERSE([.T16])" office:value-type="string" office:string-value="0000" calcext:value-type="string">
            <text:p>0000</text:p>
          </table:table-cell>
          <table:table-cell table:formula="of:=REVERSE([.U16])" office:value-type="string" office:string-value="0000" calcext:value-type="string">
            <text:p>0000</text:p>
          </table:table-cell>
          <table:table-cell table:formula="of:=REVERSE([.V16])" office:value-type="string" office:string-value="0010" calcext:value-type="string">
            <text:p>0010</text:p>
          </table:table-cell>
          <table:table-cell table:formula="of:=REVERSE([.W16])" office:value-type="string" office:string-value="0000" calcext:value-type="string">
            <text:p>0000</text:p>
          </table:table-cell>
          <table:table-cell table:formula="of:=REVERSE([.X16])" office:value-type="string" office:string-value="0000" calcext:value-type="string">
            <text:p>0000</text:p>
          </table:table-cell>
          <table:table-cell table:formula="of:=REVERSE([.Y16])" office:value-type="string" office:string-value="0000" calcext:value-type="string">
            <text:p>0000</text:p>
          </table:table-cell>
          <table:table-cell table:formula="of:=REVERSE([.Z16])" office:value-type="string" office:string-value="0000" calcext:value-type="string">
            <text:p>0000</text:p>
          </table:table-cell>
          <table:table-cell table:formula="of:=REVERSE([.AA16])" office:value-type="string" office:string-value="0000" calcext:value-type="string">
            <text:p>0000</text:p>
          </table:table-cell>
          <table:table-cell table:formula="of:=REVERSE([.AB16])" office:value-type="string" office:string-value="0000" calcext:value-type="string">
            <text:p>0000</text:p>
          </table:table-cell>
          <table:table-cell table:formula="of:=REVERSE([.AC16])" office:value-type="string" office:string-value="0000" calcext:value-type="string">
            <text:p>0000</text:p>
          </table:table-cell>
          <table:table-cell table:formula="of:=REVERSE([.AD16])" office:value-type="string" office:string-value="0000" calcext:value-type="string">
            <text:p>0000</text:p>
          </table:table-cell>
          <table:table-cell table:formula="of:=REVERSE([.AE16])" office:value-type="string" office:string-value="0010" calcext:value-type="string">
            <text:p>0010</text:p>
          </table:table-cell>
          <table:table-cell table:formula="of:=REVERSE([.AF16])" office:value-type="string" office:string-value="1110" calcext:value-type="string">
            <text:p>1110</text:p>
          </table:table-cell>
          <table:table-cell table:formula="of:=REVERSE([.AG16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17]" office:value-type="string" office:string-value="AUTO_QUIET_30" calcext:value-type="string">
            <text:p>AUTO_QUIET_30</text:p>
          </table:table-cell>
          <table:table-cell table:formula="of:=REVERSE([.B17])" office:value-type="string" office:string-value="0100" calcext:value-type="string">
            <text:p>0100</text:p>
          </table:table-cell>
          <table:table-cell table:formula="of:=REVERSE([.C17])" office:value-type="string" office:string-value="0001" calcext:value-type="string">
            <text:p>0001</text:p>
          </table:table-cell>
          <table:table-cell table:formula="of:=REVERSE([.D17])" office:value-type="string" office:string-value="0011" calcext:value-type="string">
            <text:p>0011</text:p>
          </table:table-cell>
          <table:table-cell table:formula="of:=REVERSE([.E17])" office:value-type="string" office:string-value="0110" calcext:value-type="string">
            <text:p>0110</text:p>
          </table:table-cell>
          <table:table-cell table:formula="of:=REVERSE([.F17])" office:value-type="string" office:string-value="0000" calcext:value-type="string">
            <text:p>0000</text:p>
          </table:table-cell>
          <table:table-cell table:formula="of:=REVERSE([.G17])" office:value-type="string" office:string-value="0000" calcext:value-type="string">
            <text:p>0000</text:p>
          </table:table-cell>
          <table:table-cell table:formula="of:=REVERSE([.H17])" office:value-type="string" office:string-value="0000" calcext:value-type="string">
            <text:p>0000</text:p>
          </table:table-cell>
          <table:table-cell table:formula="of:=REVERSE([.I17])" office:value-type="string" office:string-value="0001" calcext:value-type="string">
            <text:p>0001</text:p>
          </table:table-cell>
          <table:table-cell table:formula="of:=REVERSE([.J17])" office:value-type="string" office:string-value="0000" calcext:value-type="string">
            <text:p>0000</text:p>
          </table:table-cell>
          <table:table-cell table:formula="of:=REVERSE([.K17])" office:value-type="string" office:string-value="0001" calcext:value-type="string">
            <text:p>0001</text:p>
          </table:table-cell>
          <table:table-cell table:formula="of:=REVERSE([.L17])" office:value-type="string" office:string-value="1110" calcext:value-type="string">
            <text:p>1110</text:p>
          </table:table-cell>
          <table:table-cell table:formula="of:=REVERSE([.M17])" office:value-type="string" office:string-value="1111" calcext:value-type="string">
            <text:p>1111</text:p>
          </table:table-cell>
          <table:table-cell table:formula="of:=REVERSE([.N17])" office:value-type="string" office:string-value="1001" calcext:value-type="string">
            <text:p>1001</text:p>
          </table:table-cell>
          <table:table-cell table:formula="of:=REVERSE([.O17])" office:value-type="string" office:string-value="0000" calcext:value-type="string">
            <text:p>0000</text:p>
          </table:table-cell>
          <table:table-cell table:formula="of:=REVERSE([.P17])" office:value-type="string" office:string-value="0000" calcext:value-type="string">
            <text:p>0000</text:p>
          </table:table-cell>
          <table:table-cell table:formula="of:=REVERSE([.Q17])" office:value-type="string" office:string-value="0011" calcext:value-type="string">
            <text:p>0011</text:p>
          </table:table-cell>
          <table:table-cell table:formula="of:=REVERSE([.R17])" office:value-type="string" office:string-value="0000" calcext:value-type="string">
            <text:p>0000</text:p>
          </table:table-cell>
          <table:table-cell table:formula="of:=REVERSE([.S17])" office:value-type="string" office:string-value="1110" calcext:value-type="string">
            <text:p>1110</text:p>
          </table:table-cell>
          <table:table-cell table:formula="of:=REVERSE([.T17])" office:value-type="string" office:string-value="0000" calcext:value-type="string">
            <text:p>0000</text:p>
          </table:table-cell>
          <table:table-cell table:formula="of:=REVERSE([.U17])" office:value-type="string" office:string-value="0000" calcext:value-type="string">
            <text:p>0000</text:p>
          </table:table-cell>
          <table:table-cell table:formula="of:=REVERSE([.V17])" office:value-type="string" office:string-value="0100" calcext:value-type="string">
            <text:p>0100</text:p>
          </table:table-cell>
          <table:table-cell table:formula="of:=REVERSE([.W17])" office:value-type="string" office:string-value="0000" calcext:value-type="string">
            <text:p>0000</text:p>
          </table:table-cell>
          <table:table-cell table:formula="of:=REVERSE([.X17])" office:value-type="string" office:string-value="0000" calcext:value-type="string">
            <text:p>0000</text:p>
          </table:table-cell>
          <table:table-cell table:formula="of:=REVERSE([.Y17])" office:value-type="string" office:string-value="0000" calcext:value-type="string">
            <text:p>0000</text:p>
          </table:table-cell>
          <table:table-cell table:formula="of:=REVERSE([.Z17])" office:value-type="string" office:string-value="0000" calcext:value-type="string">
            <text:p>0000</text:p>
          </table:table-cell>
          <table:table-cell table:formula="of:=REVERSE([.AA17])" office:value-type="string" office:string-value="0000" calcext:value-type="string">
            <text:p>0000</text:p>
          </table:table-cell>
          <table:table-cell table:formula="of:=REVERSE([.AB17])" office:value-type="string" office:string-value="0000" calcext:value-type="string">
            <text:p>0000</text:p>
          </table:table-cell>
          <table:table-cell table:formula="of:=REVERSE([.AC17])" office:value-type="string" office:string-value="0000" calcext:value-type="string">
            <text:p>0000</text:p>
          </table:table-cell>
          <table:table-cell table:formula="of:=REVERSE([.AD17])" office:value-type="string" office:string-value="0000" calcext:value-type="string">
            <text:p>0000</text:p>
          </table:table-cell>
          <table:table-cell table:formula="of:=REVERSE([.AE17])" office:value-type="string" office:string-value="0010" calcext:value-type="string">
            <text:p>0010</text:p>
          </table:table-cell>
          <table:table-cell table:formula="of:=REVERSE([.AF17])" office:value-type="string" office:string-value="1100" calcext:value-type="string">
            <text:p>1100</text:p>
          </table:table-cell>
          <table:table-cell table:formula="of:=REVERSE([.AG17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18]" office:value-type="string" office:string-value="COOL_AUTO_30" calcext:value-type="string">
            <text:p>COOL_AUTO_30</text:p>
          </table:table-cell>
          <table:table-cell table:formula="of:=REVERSE([.B18])" office:value-type="string" office:string-value="0100" calcext:value-type="string">
            <text:p>0100</text:p>
          </table:table-cell>
          <table:table-cell table:formula="of:=REVERSE([.C18])" office:value-type="string" office:string-value="0001" calcext:value-type="string">
            <text:p>0001</text:p>
          </table:table-cell>
          <table:table-cell table:formula="of:=REVERSE([.D18])" office:value-type="string" office:string-value="0011" calcext:value-type="string">
            <text:p>0011</text:p>
          </table:table-cell>
          <table:table-cell table:formula="of:=REVERSE([.E18])" office:value-type="string" office:string-value="0110" calcext:value-type="string">
            <text:p>0110</text:p>
          </table:table-cell>
          <table:table-cell table:formula="of:=REVERSE([.F18])" office:value-type="string" office:string-value="0000" calcext:value-type="string">
            <text:p>0000</text:p>
          </table:table-cell>
          <table:table-cell table:formula="of:=REVERSE([.G18])" office:value-type="string" office:string-value="0000" calcext:value-type="string">
            <text:p>0000</text:p>
          </table:table-cell>
          <table:table-cell table:formula="of:=REVERSE([.H18])" office:value-type="string" office:string-value="0000" calcext:value-type="string">
            <text:p>0000</text:p>
          </table:table-cell>
          <table:table-cell table:formula="of:=REVERSE([.I18])" office:value-type="string" office:string-value="0001" calcext:value-type="string">
            <text:p>0001</text:p>
          </table:table-cell>
          <table:table-cell table:formula="of:=REVERSE([.J18])" office:value-type="string" office:string-value="0000" calcext:value-type="string">
            <text:p>0000</text:p>
          </table:table-cell>
          <table:table-cell table:formula="of:=REVERSE([.K18])" office:value-type="string" office:string-value="0001" calcext:value-type="string">
            <text:p>0001</text:p>
          </table:table-cell>
          <table:table-cell table:formula="of:=REVERSE([.L18])" office:value-type="string" office:string-value="1110" calcext:value-type="string">
            <text:p>1110</text:p>
          </table:table-cell>
          <table:table-cell table:formula="of:=REVERSE([.M18])" office:value-type="string" office:string-value="1111" calcext:value-type="string">
            <text:p>1111</text:p>
          </table:table-cell>
          <table:table-cell table:formula="of:=REVERSE([.N18])" office:value-type="string" office:string-value="1001" calcext:value-type="string">
            <text:p>1001</text:p>
          </table:table-cell>
          <table:table-cell table:formula="of:=REVERSE([.O18])" office:value-type="string" office:string-value="0000" calcext:value-type="string">
            <text:p>0000</text:p>
          </table:table-cell>
          <table:table-cell table:formula="of:=REVERSE([.P18])" office:value-type="string" office:string-value="0000" calcext:value-type="string">
            <text:p>0000</text:p>
          </table:table-cell>
          <table:table-cell table:formula="of:=REVERSE([.Q18])" office:value-type="string" office:string-value="0011" calcext:value-type="string">
            <text:p>0011</text:p>
          </table:table-cell>
          <table:table-cell table:formula="of:=REVERSE([.R18])" office:value-type="string" office:string-value="0000" calcext:value-type="string">
            <text:p>0000</text:p>
          </table:table-cell>
          <table:table-cell table:formula="of:=REVERSE([.S18])" office:value-type="string" office:string-value="1110" calcext:value-type="string">
            <text:p>1110</text:p>
          </table:table-cell>
          <table:table-cell table:formula="of:=REVERSE([.T18])" office:value-type="string" office:string-value="0001" calcext:value-type="string">
            <text:p>0001</text:p>
          </table:table-cell>
          <table:table-cell table:formula="of:=REVERSE([.U18])" office:value-type="string" office:string-value="0000" calcext:value-type="string">
            <text:p>0000</text:p>
          </table:table-cell>
          <table:table-cell table:formula="of:=REVERSE([.V18])" office:value-type="string" office:string-value="0000" calcext:value-type="string">
            <text:p>0000</text:p>
          </table:table-cell>
          <table:table-cell table:formula="of:=REVERSE([.W18])" office:value-type="string" office:string-value="0000" calcext:value-type="string">
            <text:p>0000</text:p>
          </table:table-cell>
          <table:table-cell table:formula="of:=REVERSE([.X18])" office:value-type="string" office:string-value="0000" calcext:value-type="string">
            <text:p>0000</text:p>
          </table:table-cell>
          <table:table-cell table:formula="of:=REVERSE([.Y18])" office:value-type="string" office:string-value="0000" calcext:value-type="string">
            <text:p>0000</text:p>
          </table:table-cell>
          <table:table-cell table:formula="of:=REVERSE([.Z18])" office:value-type="string" office:string-value="0000" calcext:value-type="string">
            <text:p>0000</text:p>
          </table:table-cell>
          <table:table-cell table:formula="of:=REVERSE([.AA18])" office:value-type="string" office:string-value="0000" calcext:value-type="string">
            <text:p>0000</text:p>
          </table:table-cell>
          <table:table-cell table:formula="of:=REVERSE([.AB18])" office:value-type="string" office:string-value="0000" calcext:value-type="string">
            <text:p>0000</text:p>
          </table:table-cell>
          <table:table-cell table:formula="of:=REVERSE([.AC18])" office:value-type="string" office:string-value="0000" calcext:value-type="string">
            <text:p>0000</text:p>
          </table:table-cell>
          <table:table-cell table:formula="of:=REVERSE([.AD18])" office:value-type="string" office:string-value="0000" calcext:value-type="string">
            <text:p>0000</text:p>
          </table:table-cell>
          <table:table-cell table:formula="of:=REVERSE([.AE18])" office:value-type="string" office:string-value="0010" calcext:value-type="string">
            <text:p>0010</text:p>
          </table:table-cell>
          <table:table-cell table:formula="of:=REVERSE([.AF18])" office:value-type="string" office:string-value="1111" calcext:value-type="string">
            <text:p>1111</text:p>
          </table:table-cell>
          <table:table-cell table:formula="of:=REVERSE([.AG18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19]" office:value-type="string" office:string-value="DRY_AUTO_30" calcext:value-type="string">
            <text:p>DRY_AUTO_30</text:p>
          </table:table-cell>
          <table:table-cell table:formula="of:=REVERSE([.B19])" office:value-type="string" office:string-value="0100" calcext:value-type="string">
            <text:p>0100</text:p>
          </table:table-cell>
          <table:table-cell table:formula="of:=REVERSE([.C19])" office:value-type="string" office:string-value="0001" calcext:value-type="string">
            <text:p>0001</text:p>
          </table:table-cell>
          <table:table-cell table:formula="of:=REVERSE([.D19])" office:value-type="string" office:string-value="0011" calcext:value-type="string">
            <text:p>0011</text:p>
          </table:table-cell>
          <table:table-cell table:formula="of:=REVERSE([.E19])" office:value-type="string" office:string-value="0110" calcext:value-type="string">
            <text:p>0110</text:p>
          </table:table-cell>
          <table:table-cell table:formula="of:=REVERSE([.F19])" office:value-type="string" office:string-value="0000" calcext:value-type="string">
            <text:p>0000</text:p>
          </table:table-cell>
          <table:table-cell table:formula="of:=REVERSE([.G19])" office:value-type="string" office:string-value="0000" calcext:value-type="string">
            <text:p>0000</text:p>
          </table:table-cell>
          <table:table-cell table:formula="of:=REVERSE([.H19])" office:value-type="string" office:string-value="0000" calcext:value-type="string">
            <text:p>0000</text:p>
          </table:table-cell>
          <table:table-cell table:formula="of:=REVERSE([.I19])" office:value-type="string" office:string-value="0001" calcext:value-type="string">
            <text:p>0001</text:p>
          </table:table-cell>
          <table:table-cell table:formula="of:=REVERSE([.J19])" office:value-type="string" office:string-value="0000" calcext:value-type="string">
            <text:p>0000</text:p>
          </table:table-cell>
          <table:table-cell table:formula="of:=REVERSE([.K19])" office:value-type="string" office:string-value="0001" calcext:value-type="string">
            <text:p>0001</text:p>
          </table:table-cell>
          <table:table-cell table:formula="of:=REVERSE([.L19])" office:value-type="string" office:string-value="1110" calcext:value-type="string">
            <text:p>1110</text:p>
          </table:table-cell>
          <table:table-cell table:formula="of:=REVERSE([.M19])" office:value-type="string" office:string-value="1111" calcext:value-type="string">
            <text:p>1111</text:p>
          </table:table-cell>
          <table:table-cell table:formula="of:=REVERSE([.N19])" office:value-type="string" office:string-value="1001" calcext:value-type="string">
            <text:p>1001</text:p>
          </table:table-cell>
          <table:table-cell table:formula="of:=REVERSE([.O19])" office:value-type="string" office:string-value="0000" calcext:value-type="string">
            <text:p>0000</text:p>
          </table:table-cell>
          <table:table-cell table:formula="of:=REVERSE([.P19])" office:value-type="string" office:string-value="0000" calcext:value-type="string">
            <text:p>0000</text:p>
          </table:table-cell>
          <table:table-cell table:formula="of:=REVERSE([.Q19])" office:value-type="string" office:string-value="0011" calcext:value-type="string">
            <text:p>0011</text:p>
          </table:table-cell>
          <table:table-cell table:formula="of:=REVERSE([.R19])" office:value-type="string" office:string-value="0000" calcext:value-type="string">
            <text:p>0000</text:p>
          </table:table-cell>
          <table:table-cell table:formula="of:=REVERSE([.S19])" office:value-type="string" office:string-value="1110" calcext:value-type="string">
            <text:p>1110</text:p>
          </table:table-cell>
          <table:table-cell table:formula="of:=REVERSE([.T19])" office:value-type="string" office:string-value="0010" calcext:value-type="string">
            <text:p>0010</text:p>
          </table:table-cell>
          <table:table-cell table:formula="of:=REVERSE([.U19])" office:value-type="string" office:string-value="0000" calcext:value-type="string">
            <text:p>0000</text:p>
          </table:table-cell>
          <table:table-cell table:formula="of:=REVERSE([.V19])" office:value-type="string" office:string-value="0000" calcext:value-type="string">
            <text:p>0000</text:p>
          </table:table-cell>
          <table:table-cell table:formula="of:=REVERSE([.W19])" office:value-type="string" office:string-value="0000" calcext:value-type="string">
            <text:p>0000</text:p>
          </table:table-cell>
          <table:table-cell table:formula="of:=REVERSE([.X19])" office:value-type="string" office:string-value="0000" calcext:value-type="string">
            <text:p>0000</text:p>
          </table:table-cell>
          <table:table-cell table:formula="of:=REVERSE([.Y19])" office:value-type="string" office:string-value="0000" calcext:value-type="string">
            <text:p>0000</text:p>
          </table:table-cell>
          <table:table-cell table:formula="of:=REVERSE([.Z19])" office:value-type="string" office:string-value="0000" calcext:value-type="string">
            <text:p>0000</text:p>
          </table:table-cell>
          <table:table-cell table:formula="of:=REVERSE([.AA19])" office:value-type="string" office:string-value="0000" calcext:value-type="string">
            <text:p>0000</text:p>
          </table:table-cell>
          <table:table-cell table:formula="of:=REVERSE([.AB19])" office:value-type="string" office:string-value="0000" calcext:value-type="string">
            <text:p>0000</text:p>
          </table:table-cell>
          <table:table-cell table:formula="of:=REVERSE([.AC19])" office:value-type="string" office:string-value="0000" calcext:value-type="string">
            <text:p>0000</text:p>
          </table:table-cell>
          <table:table-cell table:formula="of:=REVERSE([.AD19])" office:value-type="string" office:string-value="0000" calcext:value-type="string">
            <text:p>0000</text:p>
          </table:table-cell>
          <table:table-cell table:formula="of:=REVERSE([.AE19])" office:value-type="string" office:string-value="0010" calcext:value-type="string">
            <text:p>0010</text:p>
          </table:table-cell>
          <table:table-cell table:formula="of:=REVERSE([.AF19])" office:value-type="string" office:string-value="1110" calcext:value-type="string">
            <text:p>1110</text:p>
          </table:table-cell>
          <table:table-cell table:formula="of:=REVERSE([.AG19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20]" office:value-type="string" office:string-value="FAN_AUTO_00" calcext:value-type="string">
            <text:p>FAN_AUTO_00</text:p>
          </table:table-cell>
          <table:table-cell table:formula="of:=REVERSE([.B20])" office:value-type="string" office:string-value="0100" calcext:value-type="string">
            <text:p>0100</text:p>
          </table:table-cell>
          <table:table-cell table:formula="of:=REVERSE([.C20])" office:value-type="string" office:string-value="0001" calcext:value-type="string">
            <text:p>0001</text:p>
          </table:table-cell>
          <table:table-cell table:formula="of:=REVERSE([.D20])" office:value-type="string" office:string-value="0011" calcext:value-type="string">
            <text:p>0011</text:p>
          </table:table-cell>
          <table:table-cell table:formula="of:=REVERSE([.E20])" office:value-type="string" office:string-value="0110" calcext:value-type="string">
            <text:p>0110</text:p>
          </table:table-cell>
          <table:table-cell table:formula="of:=REVERSE([.F20])" office:value-type="string" office:string-value="0000" calcext:value-type="string">
            <text:p>0000</text:p>
          </table:table-cell>
          <table:table-cell table:formula="of:=REVERSE([.G20])" office:value-type="string" office:string-value="0000" calcext:value-type="string">
            <text:p>0000</text:p>
          </table:table-cell>
          <table:table-cell table:formula="of:=REVERSE([.H20])" office:value-type="string" office:string-value="0000" calcext:value-type="string">
            <text:p>0000</text:p>
          </table:table-cell>
          <table:table-cell table:formula="of:=REVERSE([.I20])" office:value-type="string" office:string-value="0001" calcext:value-type="string">
            <text:p>0001</text:p>
          </table:table-cell>
          <table:table-cell table:formula="of:=REVERSE([.J20])" office:value-type="string" office:string-value="0000" calcext:value-type="string">
            <text:p>0000</text:p>
          </table:table-cell>
          <table:table-cell table:formula="of:=REVERSE([.K20])" office:value-type="string" office:string-value="0001" calcext:value-type="string">
            <text:p>0001</text:p>
          </table:table-cell>
          <table:table-cell table:formula="of:=REVERSE([.L20])" office:value-type="string" office:string-value="1110" calcext:value-type="string">
            <text:p>1110</text:p>
          </table:table-cell>
          <table:table-cell table:formula="of:=REVERSE([.M20])" office:value-type="string" office:string-value="1111" calcext:value-type="string">
            <text:p>1111</text:p>
          </table:table-cell>
          <table:table-cell table:formula="of:=REVERSE([.N20])" office:value-type="string" office:string-value="1001" calcext:value-type="string">
            <text:p>1001</text:p>
          </table:table-cell>
          <table:table-cell table:formula="of:=REVERSE([.O20])" office:value-type="string" office:string-value="0000" calcext:value-type="string">
            <text:p>0000</text:p>
          </table:table-cell>
          <table:table-cell table:formula="of:=REVERSE([.P20])" office:value-type="string" office:string-value="0000" calcext:value-type="string">
            <text:p>0000</text:p>
          </table:table-cell>
          <table:table-cell table:formula="of:=REVERSE([.Q20])" office:value-type="string" office:string-value="0011" calcext:value-type="string">
            <text:p>0011</text:p>
          </table:table-cell>
          <table:table-cell table:formula="of:=REVERSE([.R20])" office:value-type="string" office:string-value="0000" calcext:value-type="string">
            <text:p>0000</text:p>
          </table:table-cell>
          <table:table-cell table:formula="of:=REVERSE([.S20])" office:value-type="string" office:string-value="1110" calcext:value-type="string">
            <text:p>1110</text:p>
          </table:table-cell>
          <table:table-cell table:formula="of:=REVERSE([.T20])" office:value-type="string" office:string-value="0011" calcext:value-type="string">
            <text:p>0011</text:p>
          </table:table-cell>
          <table:table-cell table:formula="of:=REVERSE([.U20])" office:value-type="string" office:string-value="0000" calcext:value-type="string">
            <text:p>0000</text:p>
          </table:table-cell>
          <table:table-cell table:formula="of:=REVERSE([.V20])" office:value-type="string" office:string-value="0000" calcext:value-type="string">
            <text:p>0000</text:p>
          </table:table-cell>
          <table:table-cell table:formula="of:=REVERSE([.W20])" office:value-type="string" office:string-value="0000" calcext:value-type="string">
            <text:p>0000</text:p>
          </table:table-cell>
          <table:table-cell table:formula="of:=REVERSE([.X20])" office:value-type="string" office:string-value="0000" calcext:value-type="string">
            <text:p>0000</text:p>
          </table:table-cell>
          <table:table-cell table:formula="of:=REVERSE([.Y20])" office:value-type="string" office:string-value="0000" calcext:value-type="string">
            <text:p>0000</text:p>
          </table:table-cell>
          <table:table-cell table:formula="of:=REVERSE([.Z20])" office:value-type="string" office:string-value="0000" calcext:value-type="string">
            <text:p>0000</text:p>
          </table:table-cell>
          <table:table-cell table:formula="of:=REVERSE([.AA20])" office:value-type="string" office:string-value="0000" calcext:value-type="string">
            <text:p>0000</text:p>
          </table:table-cell>
          <table:table-cell table:formula="of:=REVERSE([.AB20])" office:value-type="string" office:string-value="0000" calcext:value-type="string">
            <text:p>0000</text:p>
          </table:table-cell>
          <table:table-cell table:formula="of:=REVERSE([.AC20])" office:value-type="string" office:string-value="0000" calcext:value-type="string">
            <text:p>0000</text:p>
          </table:table-cell>
          <table:table-cell table:formula="of:=REVERSE([.AD20])" office:value-type="string" office:string-value="0000" calcext:value-type="string">
            <text:p>0000</text:p>
          </table:table-cell>
          <table:table-cell table:formula="of:=REVERSE([.AE20])" office:value-type="string" office:string-value="0010" calcext:value-type="string">
            <text:p>0010</text:p>
          </table:table-cell>
          <table:table-cell table:formula="of:=REVERSE([.AF20])" office:value-type="string" office:string-value="1101" calcext:value-type="string">
            <text:p>1101</text:p>
          </table:table-cell>
          <table:table-cell table:formula="of:=REVERSE([.AG20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21]" office:value-type="string" office:string-value="HEAT_AUTO_30" calcext:value-type="string">
            <text:p>HEAT_AUTO_30</text:p>
          </table:table-cell>
          <table:table-cell table:formula="of:=REVERSE([.B21])" office:value-type="string" office:string-value="0100" calcext:value-type="string">
            <text:p>0100</text:p>
          </table:table-cell>
          <table:table-cell table:formula="of:=REVERSE([.C21])" office:value-type="string" office:string-value="0001" calcext:value-type="string">
            <text:p>0001</text:p>
          </table:table-cell>
          <table:table-cell table:formula="of:=REVERSE([.D21])" office:value-type="string" office:string-value="0011" calcext:value-type="string">
            <text:p>0011</text:p>
          </table:table-cell>
          <table:table-cell table:formula="of:=REVERSE([.E21])" office:value-type="string" office:string-value="0110" calcext:value-type="string">
            <text:p>0110</text:p>
          </table:table-cell>
          <table:table-cell table:formula="of:=REVERSE([.F21])" office:value-type="string" office:string-value="0000" calcext:value-type="string">
            <text:p>0000</text:p>
          </table:table-cell>
          <table:table-cell table:formula="of:=REVERSE([.G21])" office:value-type="string" office:string-value="0000" calcext:value-type="string">
            <text:p>0000</text:p>
          </table:table-cell>
          <table:table-cell table:formula="of:=REVERSE([.H21])" office:value-type="string" office:string-value="0000" calcext:value-type="string">
            <text:p>0000</text:p>
          </table:table-cell>
          <table:table-cell table:formula="of:=REVERSE([.I21])" office:value-type="string" office:string-value="0001" calcext:value-type="string">
            <text:p>0001</text:p>
          </table:table-cell>
          <table:table-cell table:formula="of:=REVERSE([.J21])" office:value-type="string" office:string-value="0000" calcext:value-type="string">
            <text:p>0000</text:p>
          </table:table-cell>
          <table:table-cell table:formula="of:=REVERSE([.K21])" office:value-type="string" office:string-value="0001" calcext:value-type="string">
            <text:p>0001</text:p>
          </table:table-cell>
          <table:table-cell table:formula="of:=REVERSE([.L21])" office:value-type="string" office:string-value="1110" calcext:value-type="string">
            <text:p>1110</text:p>
          </table:table-cell>
          <table:table-cell table:formula="of:=REVERSE([.M21])" office:value-type="string" office:string-value="1111" calcext:value-type="string">
            <text:p>1111</text:p>
          </table:table-cell>
          <table:table-cell table:formula="of:=REVERSE([.N21])" office:value-type="string" office:string-value="1001" calcext:value-type="string">
            <text:p>1001</text:p>
          </table:table-cell>
          <table:table-cell table:formula="of:=REVERSE([.O21])" office:value-type="string" office:string-value="0000" calcext:value-type="string">
            <text:p>0000</text:p>
          </table:table-cell>
          <table:table-cell table:formula="of:=REVERSE([.P21])" office:value-type="string" office:string-value="0000" calcext:value-type="string">
            <text:p>0000</text:p>
          </table:table-cell>
          <table:table-cell table:formula="of:=REVERSE([.Q21])" office:value-type="string" office:string-value="0011" calcext:value-type="string">
            <text:p>0011</text:p>
          </table:table-cell>
          <table:table-cell table:formula="of:=REVERSE([.R21])" office:value-type="string" office:string-value="0000" calcext:value-type="string">
            <text:p>0000</text:p>
          </table:table-cell>
          <table:table-cell table:formula="of:=REVERSE([.S21])" office:value-type="string" office:string-value="1110" calcext:value-type="string">
            <text:p>1110</text:p>
          </table:table-cell>
          <table:table-cell table:formula="of:=REVERSE([.T21])" office:value-type="string" office:string-value="0100" calcext:value-type="string">
            <text:p>0100</text:p>
          </table:table-cell>
          <table:table-cell table:formula="of:=REVERSE([.U21])" office:value-type="string" office:string-value="0000" calcext:value-type="string">
            <text:p>0000</text:p>
          </table:table-cell>
          <table:table-cell table:formula="of:=REVERSE([.V21])" office:value-type="string" office:string-value="0000" calcext:value-type="string">
            <text:p>0000</text:p>
          </table:table-cell>
          <table:table-cell table:formula="of:=REVERSE([.W21])" office:value-type="string" office:string-value="0000" calcext:value-type="string">
            <text:p>0000</text:p>
          </table:table-cell>
          <table:table-cell table:formula="of:=REVERSE([.X21])" office:value-type="string" office:string-value="0000" calcext:value-type="string">
            <text:p>0000</text:p>
          </table:table-cell>
          <table:table-cell table:formula="of:=REVERSE([.Y21])" office:value-type="string" office:string-value="0000" calcext:value-type="string">
            <text:p>0000</text:p>
          </table:table-cell>
          <table:table-cell table:formula="of:=REVERSE([.Z21])" office:value-type="string" office:string-value="0000" calcext:value-type="string">
            <text:p>0000</text:p>
          </table:table-cell>
          <table:table-cell table:formula="of:=REVERSE([.AA21])" office:value-type="string" office:string-value="0000" calcext:value-type="string">
            <text:p>0000</text:p>
          </table:table-cell>
          <table:table-cell table:formula="of:=REVERSE([.AB21])" office:value-type="string" office:string-value="0000" calcext:value-type="string">
            <text:p>0000</text:p>
          </table:table-cell>
          <table:table-cell table:formula="of:=REVERSE([.AC21])" office:value-type="string" office:string-value="0000" calcext:value-type="string">
            <text:p>0000</text:p>
          </table:table-cell>
          <table:table-cell table:formula="of:=REVERSE([.AD21])" office:value-type="string" office:string-value="0000" calcext:value-type="string">
            <text:p>0000</text:p>
          </table:table-cell>
          <table:table-cell table:formula="of:=REVERSE([.AE21])" office:value-type="string" office:string-value="0010" calcext:value-type="string">
            <text:p>0010</text:p>
          </table:table-cell>
          <table:table-cell table:formula="of:=REVERSE([.AF21])" office:value-type="string" office:string-value="1100" calcext:value-type="string">
            <text:p>1100</text:p>
          </table:table-cell>
          <table:table-cell table:formula="of:=REVERSE([.AG21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22]" office:value-type="string" office:string-value="HEAT_AUTO_30_POWEROFF" calcext:value-type="string">
            <text:p>HEAT_AUTO_30_POWEROFF</text:p>
          </table:table-cell>
          <table:table-cell table:formula="of:=REVERSE([.B22])" office:value-type="string" office:string-value="0100" calcext:value-type="string">
            <text:p>0100</text:p>
          </table:table-cell>
          <table:table-cell table:formula="of:=REVERSE([.C22])" office:value-type="string" office:string-value="0001" calcext:value-type="string">
            <text:p>0001</text:p>
          </table:table-cell>
          <table:table-cell table:formula="of:=REVERSE([.D22])" office:value-type="string" office:string-value="0011" calcext:value-type="string">
            <text:p>0011</text:p>
          </table:table-cell>
          <table:table-cell table:formula="of:=REVERSE([.E22])" office:value-type="string" office:string-value="0110" calcext:value-type="string">
            <text:p>0110</text:p>
          </table:table-cell>
          <table:table-cell table:formula="of:=REVERSE([.F22])" office:value-type="string" office:string-value="0000" calcext:value-type="string">
            <text:p>0000</text:p>
          </table:table-cell>
          <table:table-cell table:formula="of:=REVERSE([.G22])" office:value-type="string" office:string-value="0000" calcext:value-type="string">
            <text:p>0000</text:p>
          </table:table-cell>
          <table:table-cell table:formula="of:=REVERSE([.H22])" office:value-type="string" office:string-value="0000" calcext:value-type="string">
            <text:p>0000</text:p>
          </table:table-cell>
          <table:table-cell table:formula="of:=REVERSE([.I22])" office:value-type="string" office:string-value="0001" calcext:value-type="string">
            <text:p>0001</text:p>
          </table:table-cell>
          <table:table-cell table:formula="of:=REVERSE([.J22])" office:value-type="string" office:string-value="0000" calcext:value-type="string">
            <text:p>0000</text:p>
          </table:table-cell>
          <table:table-cell table:formula="of:=REVERSE([.K22])" office:value-type="string" office:string-value="0001" calcext:value-type="string">
            <text:p>0001</text:p>
          </table:table-cell>
          <table:table-cell table:formula="of:=REVERSE([.L22])" office:value-type="string" office:string-value="0010" calcext:value-type="string">
            <text:p>0010</text:p>
          </table:table-cell>
          <table:table-cell table:formula="of:=REVERSE([.M22])" office:value-type="string" office:string-value="0000" calcext:value-type="string">
            <text:p>0000</text:p>
          </table:table-cell>
          <table:table-cell table:formula="of:=REVERSE([.N22])" office:value-type="string" office:string-value="1101" calcext:value-type="string">
            <text:p>1101</text:p>
          </table:table-cell>
          <table:table-cell table:formula="of:=REVERSE([.O22])" office:value-type="string" office:string-value="1111" calcext:value-type="string">
            <text:p>1111</text:p>
          </table:table-cell>
          <table:table-cell table:formula="of:=REVERSE([.P22])">
            <text:p/>
          </table:table-cell>
          <table:table-cell table:formula="of:=REVERSE([.Q22])">
            <text:p/>
          </table:table-cell>
          <table:table-cell table:formula="of:=REVERSE([.R22])">
            <text:p/>
          </table:table-cell>
          <table:table-cell table:formula="of:=REVERSE([.S22])">
            <text:p/>
          </table:table-cell>
          <table:table-cell table:formula="of:=REVERSE([.T22])">
            <text:p/>
          </table:table-cell>
          <table:table-cell table:formula="of:=REVERSE([.U22])">
            <text:p/>
          </table:table-cell>
          <table:table-cell table:formula="of:=REVERSE([.V22])">
            <text:p/>
          </table:table-cell>
          <table:table-cell table:formula="of:=REVERSE([.W22])">
            <text:p/>
          </table:table-cell>
          <table:table-cell table:formula="of:=REVERSE([.X22])">
            <text:p/>
          </table:table-cell>
          <table:table-cell table:formula="of:=REVERSE([.Y22])">
            <text:p/>
          </table:table-cell>
          <table:table-cell table:formula="of:=REVERSE([.Z22])">
            <text:p/>
          </table:table-cell>
          <table:table-cell table:formula="of:=REVERSE([.AA22])">
            <text:p/>
          </table:table-cell>
          <table:table-cell table:formula="of:=REVERSE([.AB22])">
            <text:p/>
          </table:table-cell>
          <table:table-cell table:formula="of:=REVERSE([.AC22])">
            <text:p/>
          </table:table-cell>
          <table:table-cell table:formula="of:=REVERSE([.AD22])">
            <text:p/>
          </table:table-cell>
          <table:table-cell table:formula="of:=REVERSE([.AE22])">
            <text:p/>
          </table:table-cell>
          <table:table-cell table:formula="of:=REVERSE([.AF22])">
            <text:p/>
          </table:table-cell>
          <table:table-cell table:formula="of:=REVERSE([.AG22])">
            <text:p/>
          </table:table-cell>
          <table:table-cell table:number-columns-repeated="224"/>
        </table:table-row>
        <table:table-row table:style-name="ro2">
          <table:table-cell table:formula="of:=[.A23]" office:value-type="string" office:string-value="HEAT_AUTO_30_POWERON" calcext:value-type="string">
            <text:p>HEAT_AUTO_30_POWERON</text:p>
          </table:table-cell>
          <table:table-cell table:formula="of:=REVERSE([.B23])" office:value-type="string" office:string-value="0100" calcext:value-type="string">
            <text:p>0100</text:p>
          </table:table-cell>
          <table:table-cell table:formula="of:=REVERSE([.C23])" office:value-type="string" office:string-value="0001" calcext:value-type="string">
            <text:p>0001</text:p>
          </table:table-cell>
          <table:table-cell table:formula="of:=REVERSE([.D23])" office:value-type="string" office:string-value="0011" calcext:value-type="string">
            <text:p>0011</text:p>
          </table:table-cell>
          <table:table-cell table:formula="of:=REVERSE([.E23])" office:value-type="string" office:string-value="0110" calcext:value-type="string">
            <text:p>0110</text:p>
          </table:table-cell>
          <table:table-cell table:formula="of:=REVERSE([.F23])" office:value-type="string" office:string-value="0000" calcext:value-type="string">
            <text:p>0000</text:p>
          </table:table-cell>
          <table:table-cell table:formula="of:=REVERSE([.G23])" office:value-type="string" office:string-value="0000" calcext:value-type="string">
            <text:p>0000</text:p>
          </table:table-cell>
          <table:table-cell table:formula="of:=REVERSE([.H23])" office:value-type="string" office:string-value="0000" calcext:value-type="string">
            <text:p>0000</text:p>
          </table:table-cell>
          <table:table-cell table:formula="of:=REVERSE([.I23])" office:value-type="string" office:string-value="0001" calcext:value-type="string">
            <text:p>0001</text:p>
          </table:table-cell>
          <table:table-cell table:formula="of:=REVERSE([.J23])" office:value-type="string" office:string-value="0000" calcext:value-type="string">
            <text:p>0000</text:p>
          </table:table-cell>
          <table:table-cell table:formula="of:=REVERSE([.K23])" office:value-type="string" office:string-value="0001" calcext:value-type="string">
            <text:p>0001</text:p>
          </table:table-cell>
          <table:table-cell table:formula="of:=REVERSE([.L23])" office:value-type="string" office:string-value="1110" calcext:value-type="string">
            <text:p>1110</text:p>
          </table:table-cell>
          <table:table-cell table:formula="of:=REVERSE([.M23])" office:value-type="string" office:string-value="1111" calcext:value-type="string">
            <text:p>1111</text:p>
          </table:table-cell>
          <table:table-cell table:formula="of:=REVERSE([.N23])" office:value-type="string" office:string-value="1001" calcext:value-type="string">
            <text:p>1001</text:p>
          </table:table-cell>
          <table:table-cell table:formula="of:=REVERSE([.O23])" office:value-type="string" office:string-value="0000" calcext:value-type="string">
            <text:p>0000</text:p>
          </table:table-cell>
          <table:table-cell table:formula="of:=REVERSE([.P23])" office:value-type="string" office:string-value="0000" calcext:value-type="string">
            <text:p>0000</text:p>
          </table:table-cell>
          <table:table-cell table:formula="of:=REVERSE([.Q23])" office:value-type="string" office:string-value="0011" calcext:value-type="string">
            <text:p>0011</text:p>
          </table:table-cell>
          <table:table-cell table:formula="of:=REVERSE([.R23])" office:value-type="string" office:string-value="0001" calcext:value-type="string">
            <text:p>0001</text:p>
          </table:table-cell>
          <table:table-cell table:formula="of:=REVERSE([.S23])" office:value-type="string" office:string-value="1110" calcext:value-type="string">
            <text:p>1110</text:p>
          </table:table-cell>
          <table:table-cell table:formula="of:=REVERSE([.T23])" office:value-type="string" office:string-value="0100" calcext:value-type="string">
            <text:p>0100</text:p>
          </table:table-cell>
          <table:table-cell table:formula="of:=REVERSE([.U23])" office:value-type="string" office:string-value="0000" calcext:value-type="string">
            <text:p>0000</text:p>
          </table:table-cell>
          <table:table-cell table:formula="of:=REVERSE([.V23])" office:value-type="string" office:string-value="0000" calcext:value-type="string">
            <text:p>0000</text:p>
          </table:table-cell>
          <table:table-cell table:formula="of:=REVERSE([.W23])" office:value-type="string" office:string-value="0000" calcext:value-type="string">
            <text:p>0000</text:p>
          </table:table-cell>
          <table:table-cell table:formula="of:=REVERSE([.X23])" office:value-type="string" office:string-value="0000" calcext:value-type="string">
            <text:p>0000</text:p>
          </table:table-cell>
          <table:table-cell table:formula="of:=REVERSE([.Y23])" office:value-type="string" office:string-value="0000" calcext:value-type="string">
            <text:p>0000</text:p>
          </table:table-cell>
          <table:table-cell table:formula="of:=REVERSE([.Z23])" office:value-type="string" office:string-value="0000" calcext:value-type="string">
            <text:p>0000</text:p>
          </table:table-cell>
          <table:table-cell table:formula="of:=REVERSE([.AA23])" office:value-type="string" office:string-value="0000" calcext:value-type="string">
            <text:p>0000</text:p>
          </table:table-cell>
          <table:table-cell table:formula="of:=REVERSE([.AB23])" office:value-type="string" office:string-value="0000" calcext:value-type="string">
            <text:p>0000</text:p>
          </table:table-cell>
          <table:table-cell table:formula="of:=REVERSE([.AC23])" office:value-type="string" office:string-value="0000" calcext:value-type="string">
            <text:p>0000</text:p>
          </table:table-cell>
          <table:table-cell table:formula="of:=REVERSE([.AD23])" office:value-type="string" office:string-value="0000" calcext:value-type="string">
            <text:p>0000</text:p>
          </table:table-cell>
          <table:table-cell table:formula="of:=REVERSE([.AE23])" office:value-type="string" office:string-value="0010" calcext:value-type="string">
            <text:p>0010</text:p>
          </table:table-cell>
          <table:table-cell table:formula="of:=REVERSE([.AF23])" office:value-type="string" office:string-value="1011" calcext:value-type="string">
            <text:p>1011</text:p>
          </table:table-cell>
          <table:table-cell table:formula="of:=REVERSE([.AG23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24]" office:value-type="string" office:string-value="HEAT_AUTO_30_SET" calcext:value-type="string">
            <text:p>HEAT_AUTO_30_SET</text:p>
          </table:table-cell>
          <table:table-cell table:formula="of:=REVERSE([.B24])" office:value-type="string" office:string-value="0100" calcext:value-type="string">
            <text:p>0100</text:p>
          </table:table-cell>
          <table:table-cell table:formula="of:=REVERSE([.C24])" office:value-type="string" office:string-value="0001" calcext:value-type="string">
            <text:p>0001</text:p>
          </table:table-cell>
          <table:table-cell table:formula="of:=REVERSE([.D24])" office:value-type="string" office:string-value="0011" calcext:value-type="string">
            <text:p>0011</text:p>
          </table:table-cell>
          <table:table-cell table:formula="of:=REVERSE([.E24])" office:value-type="string" office:string-value="0110" calcext:value-type="string">
            <text:p>0110</text:p>
          </table:table-cell>
          <table:table-cell table:formula="of:=REVERSE([.F24])" office:value-type="string" office:string-value="0000" calcext:value-type="string">
            <text:p>0000</text:p>
          </table:table-cell>
          <table:table-cell table:formula="of:=REVERSE([.G24])" office:value-type="string" office:string-value="0000" calcext:value-type="string">
            <text:p>0000</text:p>
          </table:table-cell>
          <table:table-cell table:formula="of:=REVERSE([.H24])" office:value-type="string" office:string-value="0000" calcext:value-type="string">
            <text:p>0000</text:p>
          </table:table-cell>
          <table:table-cell table:formula="of:=REVERSE([.I24])" office:value-type="string" office:string-value="0001" calcext:value-type="string">
            <text:p>0001</text:p>
          </table:table-cell>
          <table:table-cell table:formula="of:=REVERSE([.J24])" office:value-type="string" office:string-value="0000" calcext:value-type="string">
            <text:p>0000</text:p>
          </table:table-cell>
          <table:table-cell table:formula="of:=REVERSE([.K24])" office:value-type="string" office:string-value="0001" calcext:value-type="string">
            <text:p>0001</text:p>
          </table:table-cell>
          <table:table-cell table:formula="of:=REVERSE([.L24])" office:value-type="string" office:string-value="1100" calcext:value-type="string">
            <text:p>1100</text:p>
          </table:table-cell>
          <table:table-cell table:formula="of:=REVERSE([.M24])" office:value-type="string" office:string-value="0110" calcext:value-type="string">
            <text:p>0110</text:p>
          </table:table-cell>
          <table:table-cell table:formula="of:=REVERSE([.N24])" office:value-type="string" office:string-value="0011" calcext:value-type="string">
            <text:p>0011</text:p>
          </table:table-cell>
          <table:table-cell table:formula="of:=REVERSE([.O24])" office:value-type="string" office:string-value="1001" calcext:value-type="string">
            <text:p>1001</text:p>
          </table:table-cell>
          <table:table-cell table:formula="of:=REVERSE([.P24])">
            <text:p/>
          </table:table-cell>
          <table:table-cell table:formula="of:=REVERSE([.Q24])">
            <text:p/>
          </table:table-cell>
          <table:table-cell table:formula="of:=REVERSE([.R24])">
            <text:p/>
          </table:table-cell>
          <table:table-cell table:formula="of:=REVERSE([.S24])">
            <text:p/>
          </table:table-cell>
          <table:table-cell table:formula="of:=REVERSE([.T24])">
            <text:p/>
          </table:table-cell>
          <table:table-cell table:formula="of:=REVERSE([.U24])">
            <text:p/>
          </table:table-cell>
          <table:table-cell table:formula="of:=REVERSE([.V24])">
            <text:p/>
          </table:table-cell>
          <table:table-cell table:formula="of:=REVERSE([.W24])">
            <text:p/>
          </table:table-cell>
          <table:table-cell table:formula="of:=REVERSE([.X24])">
            <text:p/>
          </table:table-cell>
          <table:table-cell table:formula="of:=REVERSE([.Y24])">
            <text:p/>
          </table:table-cell>
          <table:table-cell table:formula="of:=REVERSE([.Z24])">
            <text:p/>
          </table:table-cell>
          <table:table-cell table:formula="of:=REVERSE([.AA24])">
            <text:p/>
          </table:table-cell>
          <table:table-cell table:formula="of:=REVERSE([.AB24])">
            <text:p/>
          </table:table-cell>
          <table:table-cell table:formula="of:=REVERSE([.AC24])">
            <text:p/>
          </table:table-cell>
          <table:table-cell table:formula="of:=REVERSE([.AD24])">
            <text:p/>
          </table:table-cell>
          <table:table-cell table:formula="of:=REVERSE([.AE24])">
            <text:p/>
          </table:table-cell>
          <table:table-cell table:formula="of:=REVERSE([.AF24])">
            <text:p/>
          </table:table-cell>
          <table:table-cell table:formula="of:=REVERSE([.AG24])">
            <text:p/>
          </table:table-cell>
          <table:table-cell table:number-columns-repeated="224"/>
        </table:table-row>
        <table:table-row table:style-name="ro2">
          <table:table-cell table:formula="of:=[.A25]" office:value-type="string" office:string-value="HEAT_AUTO_30_SWING" calcext:value-type="string">
            <text:p>HEAT_AUTO_30_SWING</text:p>
          </table:table-cell>
          <table:table-cell table:formula="of:=REVERSE([.B25])" office:value-type="string" office:string-value="0100" calcext:value-type="string">
            <text:p>0100</text:p>
          </table:table-cell>
          <table:table-cell table:formula="of:=REVERSE([.C25])" office:value-type="string" office:string-value="0001" calcext:value-type="string">
            <text:p>0001</text:p>
          </table:table-cell>
          <table:table-cell table:formula="of:=REVERSE([.D25])" office:value-type="string" office:string-value="0011" calcext:value-type="string">
            <text:p>0011</text:p>
          </table:table-cell>
          <table:table-cell table:formula="of:=REVERSE([.E25])" office:value-type="string" office:string-value="0110" calcext:value-type="string">
            <text:p>0110</text:p>
          </table:table-cell>
          <table:table-cell table:formula="of:=REVERSE([.F25])" office:value-type="string" office:string-value="0000" calcext:value-type="string">
            <text:p>0000</text:p>
          </table:table-cell>
          <table:table-cell table:formula="of:=REVERSE([.G25])" office:value-type="string" office:string-value="0000" calcext:value-type="string">
            <text:p>0000</text:p>
          </table:table-cell>
          <table:table-cell table:formula="of:=REVERSE([.H25])" office:value-type="string" office:string-value="0000" calcext:value-type="string">
            <text:p>0000</text:p>
          </table:table-cell>
          <table:table-cell table:formula="of:=REVERSE([.I25])" office:value-type="string" office:string-value="0001" calcext:value-type="string">
            <text:p>0001</text:p>
          </table:table-cell>
          <table:table-cell table:formula="of:=REVERSE([.J25])" office:value-type="string" office:string-value="0000" calcext:value-type="string">
            <text:p>0000</text:p>
          </table:table-cell>
          <table:table-cell table:formula="of:=REVERSE([.K25])" office:value-type="string" office:string-value="0001" calcext:value-type="string">
            <text:p>0001</text:p>
          </table:table-cell>
          <table:table-cell table:formula="of:=REVERSE([.L25])" office:value-type="string" office:string-value="1110" calcext:value-type="string">
            <text:p>1110</text:p>
          </table:table-cell>
          <table:table-cell table:formula="of:=REVERSE([.M25])" office:value-type="string" office:string-value="1111" calcext:value-type="string">
            <text:p>1111</text:p>
          </table:table-cell>
          <table:table-cell table:formula="of:=REVERSE([.N25])" office:value-type="string" office:string-value="1001" calcext:value-type="string">
            <text:p>1001</text:p>
          </table:table-cell>
          <table:table-cell table:formula="of:=REVERSE([.O25])" office:value-type="string" office:string-value="0000" calcext:value-type="string">
            <text:p>0000</text:p>
          </table:table-cell>
          <table:table-cell table:formula="of:=REVERSE([.P25])" office:value-type="string" office:string-value="0000" calcext:value-type="string">
            <text:p>0000</text:p>
          </table:table-cell>
          <table:table-cell table:formula="of:=REVERSE([.Q25])" office:value-type="string" office:string-value="0011" calcext:value-type="string">
            <text:p>0011</text:p>
          </table:table-cell>
          <table:table-cell table:formula="of:=REVERSE([.R25])" office:value-type="string" office:string-value="0000" calcext:value-type="string">
            <text:p>0000</text:p>
          </table:table-cell>
          <table:table-cell table:formula="of:=REVERSE([.S25])" office:value-type="string" office:string-value="1110" calcext:value-type="string">
            <text:p>1110</text:p>
          </table:table-cell>
          <table:table-cell table:formula="of:=REVERSE([.T25])" office:value-type="string" office:string-value="0100" calcext:value-type="string">
            <text:p>0100</text:p>
          </table:table-cell>
          <table:table-cell table:formula="of:=REVERSE([.U25])" office:value-type="string" office:string-value="0000" calcext:value-type="string">
            <text:p>0000</text:p>
          </table:table-cell>
          <table:table-cell table:formula="of:=REVERSE([.V25])" office:value-type="string" office:string-value="0000" calcext:value-type="string">
            <text:p>0000</text:p>
          </table:table-cell>
          <table:table-cell table:formula="of:=REVERSE([.W25])" office:value-type="string" office:string-value="0001" calcext:value-type="string">
            <text:p>0001</text:p>
          </table:table-cell>
          <table:table-cell table:formula="of:=REVERSE([.X25])" office:value-type="string" office:string-value="0000" calcext:value-type="string">
            <text:p>0000</text:p>
          </table:table-cell>
          <table:table-cell table:formula="of:=REVERSE([.Y25])" office:value-type="string" office:string-value="0000" calcext:value-type="string">
            <text:p>0000</text:p>
          </table:table-cell>
          <table:table-cell table:formula="of:=REVERSE([.Z25])" office:value-type="string" office:string-value="0000" calcext:value-type="string">
            <text:p>0000</text:p>
          </table:table-cell>
          <table:table-cell table:formula="of:=REVERSE([.AA25])" office:value-type="string" office:string-value="0000" calcext:value-type="string">
            <text:p>0000</text:p>
          </table:table-cell>
          <table:table-cell table:formula="of:=REVERSE([.AB25])" office:value-type="string" office:string-value="0000" calcext:value-type="string">
            <text:p>0000</text:p>
          </table:table-cell>
          <table:table-cell table:formula="of:=REVERSE([.AC25])" office:value-type="string" office:string-value="0000" calcext:value-type="string">
            <text:p>0000</text:p>
          </table:table-cell>
          <table:table-cell table:formula="of:=REVERSE([.AD25])" office:value-type="string" office:string-value="0000" calcext:value-type="string">
            <text:p>0000</text:p>
          </table:table-cell>
          <table:table-cell table:formula="of:=REVERSE([.AE25])" office:value-type="string" office:string-value="0010" calcext:value-type="string">
            <text:p>0010</text:p>
          </table:table-cell>
          <table:table-cell table:formula="of:=REVERSE([.AF25])" office:value-type="string" office:string-value="1100" calcext:value-type="string">
            <text:p>1100</text:p>
          </table:table-cell>
          <table:table-cell table:formula="of:=REVERSE([.AG25])" office:value-type="string" office:string-value="1011" calcext:value-type="string">
            <text:p>1011</text:p>
          </table:table-cell>
          <table:table-cell table:number-columns-repeated="224"/>
        </table:table-row>
        <table:table-row table:style-name="ro2">
          <table:table-cell table:formula="of:=[.A26]" office:value-type="string" office:string-value="HEAT_AUTO_30_SWINGOFF" calcext:value-type="string">
            <text:p>HEAT_AUTO_30_SWINGOFF</text:p>
          </table:table-cell>
          <table:table-cell table:formula="of:=REVERSE([.B26])" office:value-type="string" office:string-value="0100" calcext:value-type="string">
            <text:p>0100</text:p>
          </table:table-cell>
          <table:table-cell table:formula="of:=REVERSE([.C26])" office:value-type="string" office:string-value="0001" calcext:value-type="string">
            <text:p>0001</text:p>
          </table:table-cell>
          <table:table-cell table:formula="of:=REVERSE([.D26])" office:value-type="string" office:string-value="0011" calcext:value-type="string">
            <text:p>0011</text:p>
          </table:table-cell>
          <table:table-cell table:formula="of:=REVERSE([.E26])" office:value-type="string" office:string-value="0110" calcext:value-type="string">
            <text:p>0110</text:p>
          </table:table-cell>
          <table:table-cell table:formula="of:=REVERSE([.F26])" office:value-type="string" office:string-value="0000" calcext:value-type="string">
            <text:p>0000</text:p>
          </table:table-cell>
          <table:table-cell table:formula="of:=REVERSE([.G26])" office:value-type="string" office:string-value="0000" calcext:value-type="string">
            <text:p>0000</text:p>
          </table:table-cell>
          <table:table-cell table:formula="of:=REVERSE([.H26])" office:value-type="string" office:string-value="0000" calcext:value-type="string">
            <text:p>0000</text:p>
          </table:table-cell>
          <table:table-cell table:formula="of:=REVERSE([.I26])" office:value-type="string" office:string-value="0001" calcext:value-type="string">
            <text:p>0001</text:p>
          </table:table-cell>
          <table:table-cell table:formula="of:=REVERSE([.J26])" office:value-type="string" office:string-value="0000" calcext:value-type="string">
            <text:p>0000</text:p>
          </table:table-cell>
          <table:table-cell table:formula="of:=REVERSE([.K26])" office:value-type="string" office:string-value="0001" calcext:value-type="string">
            <text:p>0001</text:p>
          </table:table-cell>
          <table:table-cell table:formula="of:=REVERSE([.L26])" office:value-type="string" office:string-value="1110" calcext:value-type="string">
            <text:p>1110</text:p>
          </table:table-cell>
          <table:table-cell table:formula="of:=REVERSE([.M26])" office:value-type="string" office:string-value="1111" calcext:value-type="string">
            <text:p>1111</text:p>
          </table:table-cell>
          <table:table-cell table:formula="of:=REVERSE([.N26])" office:value-type="string" office:string-value="1001" calcext:value-type="string">
            <text:p>1001</text:p>
          </table:table-cell>
          <table:table-cell table:formula="of:=REVERSE([.O26])" office:value-type="string" office:string-value="0000" calcext:value-type="string">
            <text:p>0000</text:p>
          </table:table-cell>
          <table:table-cell table:formula="of:=REVERSE([.P26])" office:value-type="string" office:string-value="0000" calcext:value-type="string">
            <text:p>0000</text:p>
          </table:table-cell>
          <table:table-cell table:formula="of:=REVERSE([.Q26])" office:value-type="string" office:string-value="0011" calcext:value-type="string">
            <text:p>0011</text:p>
          </table:table-cell>
          <table:table-cell table:formula="of:=REVERSE([.R26])" office:value-type="string" office:string-value="0000" calcext:value-type="string">
            <text:p>0000</text:p>
          </table:table-cell>
          <table:table-cell table:formula="of:=REVERSE([.S26])" office:value-type="string" office:string-value="1110" calcext:value-type="string">
            <text:p>1110</text:p>
          </table:table-cell>
          <table:table-cell table:formula="of:=REVERSE([.T26])" office:value-type="string" office:string-value="0100" calcext:value-type="string">
            <text:p>0100</text:p>
          </table:table-cell>
          <table:table-cell table:formula="of:=REVERSE([.U26])" office:value-type="string" office:string-value="0000" calcext:value-type="string">
            <text:p>0000</text:p>
          </table:table-cell>
          <table:table-cell table:formula="of:=REVERSE([.V26])" office:value-type="string" office:string-value="0000" calcext:value-type="string">
            <text:p>0000</text:p>
          </table:table-cell>
          <table:table-cell table:formula="of:=REVERSE([.W26])" office:value-type="string" office:string-value="0000" calcext:value-type="string">
            <text:p>0000</text:p>
          </table:table-cell>
          <table:table-cell table:formula="of:=REVERSE([.X26])" office:value-type="string" office:string-value="0000" calcext:value-type="string">
            <text:p>0000</text:p>
          </table:table-cell>
          <table:table-cell table:formula="of:=REVERSE([.Y26])" office:value-type="string" office:string-value="0000" calcext:value-type="string">
            <text:p>0000</text:p>
          </table:table-cell>
          <table:table-cell table:formula="of:=REVERSE([.Z26])" office:value-type="string" office:string-value="0000" calcext:value-type="string">
            <text:p>0000</text:p>
          </table:table-cell>
          <table:table-cell table:formula="of:=REVERSE([.AA26])" office:value-type="string" office:string-value="0000" calcext:value-type="string">
            <text:p>0000</text:p>
          </table:table-cell>
          <table:table-cell table:formula="of:=REVERSE([.AB26])" office:value-type="string" office:string-value="0000" calcext:value-type="string">
            <text:p>0000</text:p>
          </table:table-cell>
          <table:table-cell table:formula="of:=REVERSE([.AC26])" office:value-type="string" office:string-value="0000" calcext:value-type="string">
            <text:p>0000</text:p>
          </table:table-cell>
          <table:table-cell table:formula="of:=REVERSE([.AD26])" office:value-type="string" office:string-value="0000" calcext:value-type="string">
            <text:p>0000</text:p>
          </table:table-cell>
          <table:table-cell table:formula="of:=REVERSE([.AE26])" office:value-type="string" office:string-value="0010" calcext:value-type="string">
            <text:p>0010</text:p>
          </table:table-cell>
          <table:table-cell table:formula="of:=REVERSE([.AF26])" office:value-type="string" office:string-value="1100" calcext:value-type="string">
            <text:p>1100</text:p>
          </table:table-cell>
          <table:table-cell table:formula="of:=REVERSE([.AG26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UNIDOS EN WORD</text:p>
          </table:table-cell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CODE TYPE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Temp+OnOff</text:p>
          </table:table-cell>
          <table:table-cell/>
          <table:table-cell office:value-type="string" calcext:value-type="string">
            <text:p>Timer mode</text:p>
          </table:table-cell>
          <table:table-cell/>
          <table:table-cell office:value-type="string" calcext:value-type="string">
            <text:p>Swing+FAN</text:p>
          </table:table-cell>
          <table:table-cell/>
          <table:table-cell office:value-type="string" calcext:value-type="string">
            <text:p>Timer off</text:p>
          </table:table-cell>
          <table:table-cell/>
          <table:table-cell office:value-type="string" calcext:value-type="string">
            <text:p>new timer off</text:p>
          </table:table-cell>
          <table:table-cell/>
          <table:table-cell office:value-type="string" calcext:value-type="string">
            <text:p>Timer on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CRC</text:p>
          </table:table-cell>
          <table:table-cell table:number-columns-repeated="225"/>
        </table:table-row>
        <table:table-row table:style-name="ro2">
          <table:table-cell table:formula="of:=[.A38]" office:value-type="string" office:string-value="AUTO_AUTO_18" calcext:value-type="string">
            <text:p>AUTO_AUTO_18</text:p>
          </table:table-cell>
          <table:table-cell table:formula="of:=BIN2HEX(CONCATENATE(TEXT([.C38];&quot;0000&quot;);TEXT([.B38];&quot;0000&quot;)))" office:value-type="string" office:string-value="14" calcext:value-type="string">
            <text:p>14</text:p>
          </table:table-cell>
          <table:table-cell/>
          <table:table-cell table:formula="of:=BIN2HEX(CONCATENATE(TEXT([.E38];&quot;0000&quot;);TEXT([.D38];&quot;0000&quot;)))" office:value-type="string" office:string-value="63" calcext:value-type="string">
            <text:p>63</text:p>
          </table:table-cell>
          <table:table-cell/>
          <table:table-cell table:formula="of:=BIN2HEX(CONCATENATE(TEXT([.G38];&quot;0000&quot;);TEXT([.F38];&quot;0000&quot;)))" office:value-type="string" office:string-value="0" calcext:value-type="string">
            <text:p>0</text:p>
          </table:table-cell>
          <table:table-cell/>
          <table:table-cell table:formula="of:=BIN2HEX(CONCATENATE(TEXT([.I38];&quot;0000&quot;);TEXT([.H38];&quot;0000&quot;)))" office:value-type="string" office:string-value="10" calcext:value-type="string">
            <text:p>10</text:p>
          </table:table-cell>
          <table:table-cell/>
          <table:table-cell table:formula="of:=BIN2HEX(CONCATENATE(TEXT([.K38];&quot;0000&quot;);TEXT([.J38];&quot;0000&quot;)))" office:value-type="string" office:string-value="10" calcext:value-type="string">
            <text:p>10</text:p>
          </table:table-cell>
          <table:table-cell/>
          <table:table-cell table:formula="of:=BIN2HEX(CONCATENATE(TEXT([.M38];&quot;0000&quot;);TEXT([.L38];&quot;0000&quot;)))" office:value-type="string" office:string-value="FE" calcext:value-type="string">
            <text:p>FE</text:p>
          </table:table-cell>
          <table:table-cell/>
          <table:table-cell table:formula="of:=BIN2HEX(CONCATENATE(TEXT([.O38];&quot;0000&quot;);TEXT([.N38];&quot;0000&quot;)))" office:value-type="string" office:string-value="9" calcext:value-type="string">
            <text:p>9</text:p>
          </table:table-cell>
          <table:table-cell/>
          <table:table-cell table:formula="of:=BIN2HEX(CONCATENATE(TEXT([.Q38];&quot;0000&quot;);TEXT([.P38];&quot;0000&quot;)))" office:value-type="string" office:string-value="30" calcext:value-type="string">
            <text:p>30</text:p>
          </table:table-cell>
          <table:table-cell/>
          <table:table-cell table:formula="of:=BIN2HEX(CONCATENATE(TEXT([.S38];&quot;0000&quot;);TEXT([.R38];&quot;0000&quot;)))" office:value-type="string" office:string-value="20" calcext:value-type="string">
            <text:p>20</text:p>
          </table:table-cell>
          <table:table-cell/>
          <table:table-cell table:formula="of:=BIN2HEX(CONCATENATE(TEXT([.U38];&quot;0000&quot;);TEXT([.T38];&quot;0000&quot;)))" office:value-type="string" office:string-value="0" calcext:value-type="string">
            <text:p>0</text:p>
          </table:table-cell>
          <table:table-cell/>
          <table:table-cell table:formula="of:=BIN2HEX(CONCATENATE(TEXT([.W38];&quot;0000&quot;);TEXT([.V38];&quot;0000&quot;)))" office:value-type="string" office:string-value="0" calcext:value-type="string">
            <text:p>0</text:p>
          </table:table-cell>
          <table:table-cell/>
          <table:table-cell table:formula="of:=BIN2HEX(CONCATENATE(TEXT([.Y38];&quot;0000&quot;);TEXT([.X38];&quot;0000&quot;)))" office:value-type="string" office:string-value="0" calcext:value-type="string">
            <text:p>0</text:p>
          </table:table-cell>
          <table:table-cell/>
          <table:table-cell table:formula="of:=BIN2HEX(CONCATENATE(TEXT([.AA38];&quot;0000&quot;);TEXT([.Z38];&quot;0000&quot;)))" office:value-type="string" office:string-value="0" calcext:value-type="string">
            <text:p>0</text:p>
          </table:table-cell>
          <table:table-cell/>
          <table:table-cell table:formula="of:=BIN2HEX(CONCATENATE(TEXT([.AC38];&quot;0000&quot;);TEXT([.AB38];&quot;0000&quot;)))" office:value-type="string" office:string-value="0" calcext:value-type="string">
            <text:p>0</text:p>
          </table:table-cell>
          <table:table-cell/>
          <table:table-cell table:formula="of:=BIN2HEX(CONCATENATE(TEXT([.AE38];&quot;0000&quot;);TEXT([.AD38];&quot;0000&quot;)))" office:value-type="string" office:string-value="20" calcext:value-type="string">
            <text:p>20</text:p>
          </table:table-cell>
          <table:table-cell/>
          <table:table-cell table:formula="of:=BIN2HEX(CONCATENATE(TEXT([.AG38];&quot;0000&quot;);TEXT([.AF38];&quot;0000&quot;)))" office:value-type="string" office:string-value="90" calcext:value-type="string">
            <text:p>90</text:p>
          </table:table-cell>
          <table:table-cell table:number-columns-repeated="225"/>
        </table:table-row>
        <table:table-row table:style-name="ro2">
          <table:table-cell table:formula="of:=[.A39]" office:value-type="string" office:string-value="AUTO_AUTO_19" calcext:value-type="string">
            <text:p>AUTO_AUTO_19</text:p>
          </table:table-cell>
          <table:table-cell table:formula="of:=BIN2HEX(CONCATENATE(TEXT([.C39];&quot;0000&quot;);TEXT([.B39];&quot;0000&quot;)))" office:value-type="string" office:string-value="14" calcext:value-type="string">
            <text:p>14</text:p>
          </table:table-cell>
          <table:table-cell/>
          <table:table-cell table:formula="of:=BIN2HEX(CONCATENATE(TEXT([.E39];&quot;0000&quot;);TEXT([.D39];&quot;0000&quot;)))" office:value-type="string" office:string-value="63" calcext:value-type="string">
            <text:p>63</text:p>
          </table:table-cell>
          <table:table-cell/>
          <table:table-cell table:formula="of:=BIN2HEX(CONCATENATE(TEXT([.G39];&quot;0000&quot;);TEXT([.F39];&quot;0000&quot;)))" office:value-type="string" office:string-value="0" calcext:value-type="string">
            <text:p>0</text:p>
          </table:table-cell>
          <table:table-cell/>
          <table:table-cell table:formula="of:=BIN2HEX(CONCATENATE(TEXT([.I39];&quot;0000&quot;);TEXT([.H39];&quot;0000&quot;)))" office:value-type="string" office:string-value="10" calcext:value-type="string">
            <text:p>10</text:p>
          </table:table-cell>
          <table:table-cell/>
          <table:table-cell table:formula="of:=BIN2HEX(CONCATENATE(TEXT([.K39];&quot;0000&quot;);TEXT([.J39];&quot;0000&quot;)))" office:value-type="string" office:string-value="10" calcext:value-type="string">
            <text:p>10</text:p>
          </table:table-cell>
          <table:table-cell/>
          <table:table-cell table:formula="of:=BIN2HEX(CONCATENATE(TEXT([.M39];&quot;0000&quot;);TEXT([.L39];&quot;0000&quot;)))" office:value-type="string" office:string-value="FE" calcext:value-type="string">
            <text:p>FE</text:p>
          </table:table-cell>
          <table:table-cell/>
          <table:table-cell table:formula="of:=BIN2HEX(CONCATENATE(TEXT([.O39];&quot;0000&quot;);TEXT([.N39];&quot;0000&quot;)))" office:value-type="string" office:string-value="9" calcext:value-type="string">
            <text:p>9</text:p>
          </table:table-cell>
          <table:table-cell/>
          <table:table-cell table:formula="of:=BIN2HEX(CONCATENATE(TEXT([.Q39];&quot;0000&quot;);TEXT([.P39];&quot;0000&quot;)))" office:value-type="string" office:string-value="30" calcext:value-type="string">
            <text:p>30</text:p>
          </table:table-cell>
          <table:table-cell/>
          <table:table-cell table:formula="of:=BIN2HEX(CONCATENATE(TEXT([.S39];&quot;0000&quot;);TEXT([.R39];&quot;0000&quot;)))" office:value-type="string" office:string-value="30" calcext:value-type="string">
            <text:p>30</text:p>
          </table:table-cell>
          <table:table-cell/>
          <table:table-cell table:formula="of:=BIN2HEX(CONCATENATE(TEXT([.U39];&quot;0000&quot;);TEXT([.T39];&quot;0000&quot;)))" office:value-type="string" office:string-value="0" calcext:value-type="string">
            <text:p>0</text:p>
          </table:table-cell>
          <table:table-cell/>
          <table:table-cell table:formula="of:=BIN2HEX(CONCATENATE(TEXT([.W39];&quot;0000&quot;);TEXT([.V39];&quot;0000&quot;)))" office:value-type="string" office:string-value="0" calcext:value-type="string">
            <text:p>0</text:p>
          </table:table-cell>
          <table:table-cell/>
          <table:table-cell table:formula="of:=BIN2HEX(CONCATENATE(TEXT([.Y39];&quot;0000&quot;);TEXT([.X39];&quot;0000&quot;)))" office:value-type="string" office:string-value="0" calcext:value-type="string">
            <text:p>0</text:p>
          </table:table-cell>
          <table:table-cell/>
          <table:table-cell table:formula="of:=BIN2HEX(CONCATENATE(TEXT([.AA39];&quot;0000&quot;);TEXT([.Z39];&quot;0000&quot;)))" office:value-type="string" office:string-value="0" calcext:value-type="string">
            <text:p>0</text:p>
          </table:table-cell>
          <table:table-cell/>
          <table:table-cell table:formula="of:=BIN2HEX(CONCATENATE(TEXT([.AC39];&quot;0000&quot;);TEXT([.AB39];&quot;0000&quot;)))" office:value-type="string" office:string-value="0" calcext:value-type="string">
            <text:p>0</text:p>
          </table:table-cell>
          <table:table-cell/>
          <table:table-cell table:formula="of:=BIN2HEX(CONCATENATE(TEXT([.AE39];&quot;0000&quot;);TEXT([.AD39];&quot;0000&quot;)))" office:value-type="string" office:string-value="20" calcext:value-type="string">
            <text:p>20</text:p>
          </table:table-cell>
          <table:table-cell/>
          <table:table-cell table:formula="of:=BIN2HEX(CONCATENATE(TEXT([.AG39];&quot;0000&quot;);TEXT([.AF39];&quot;0000&quot;)))" office:value-type="string" office:string-value="80" calcext:value-type="string">
            <text:p>80</text:p>
          </table:table-cell>
          <table:table-cell table:number-columns-repeated="225"/>
        </table:table-row>
        <table:table-row table:style-name="ro2">
          <table:table-cell table:formula="of:=[.A40]" office:value-type="string" office:string-value="AUTO_AUTO_20" calcext:value-type="string">
            <text:p>AUTO_AUTO_20</text:p>
          </table:table-cell>
          <table:table-cell table:formula="of:=BIN2HEX(CONCATENATE(TEXT([.C40];&quot;0000&quot;);TEXT([.B40];&quot;0000&quot;)))" office:value-type="string" office:string-value="14" calcext:value-type="string">
            <text:p>14</text:p>
          </table:table-cell>
          <table:table-cell/>
          <table:table-cell table:formula="of:=BIN2HEX(CONCATENATE(TEXT([.E40];&quot;0000&quot;);TEXT([.D40];&quot;0000&quot;)))" office:value-type="string" office:string-value="63" calcext:value-type="string">
            <text:p>63</text:p>
          </table:table-cell>
          <table:table-cell/>
          <table:table-cell table:formula="of:=BIN2HEX(CONCATENATE(TEXT([.G40];&quot;0000&quot;);TEXT([.F40];&quot;0000&quot;)))" office:value-type="string" office:string-value="0" calcext:value-type="string">
            <text:p>0</text:p>
          </table:table-cell>
          <table:table-cell/>
          <table:table-cell table:formula="of:=BIN2HEX(CONCATENATE(TEXT([.I40];&quot;0000&quot;);TEXT([.H40];&quot;0000&quot;)))" office:value-type="string" office:string-value="10" calcext:value-type="string">
            <text:p>10</text:p>
          </table:table-cell>
          <table:table-cell/>
          <table:table-cell table:formula="of:=BIN2HEX(CONCATENATE(TEXT([.K40];&quot;0000&quot;);TEXT([.J40];&quot;0000&quot;)))" office:value-type="string" office:string-value="10" calcext:value-type="string">
            <text:p>10</text:p>
          </table:table-cell>
          <table:table-cell/>
          <table:table-cell table:formula="of:=BIN2HEX(CONCATENATE(TEXT([.M40];&quot;0000&quot;);TEXT([.L40];&quot;0000&quot;)))" office:value-type="string" office:string-value="FE" calcext:value-type="string">
            <text:p>FE</text:p>
          </table:table-cell>
          <table:table-cell/>
          <table:table-cell table:formula="of:=BIN2HEX(CONCATENATE(TEXT([.O40];&quot;0000&quot;);TEXT([.N40];&quot;0000&quot;)))" office:value-type="string" office:string-value="9" calcext:value-type="string">
            <text:p>9</text:p>
          </table:table-cell>
          <table:table-cell/>
          <table:table-cell table:formula="of:=BIN2HEX(CONCATENATE(TEXT([.Q40];&quot;0000&quot;);TEXT([.P40];&quot;0000&quot;)))" office:value-type="string" office:string-value="30" calcext:value-type="string">
            <text:p>30</text:p>
          </table:table-cell>
          <table:table-cell/>
          <table:table-cell table:formula="of:=BIN2HEX(CONCATENATE(TEXT([.S40];&quot;0000&quot;);TEXT([.R40];&quot;0000&quot;)))" office:value-type="string" office:string-value="40" calcext:value-type="string">
            <text:p>40</text:p>
          </table:table-cell>
          <table:table-cell/>
          <table:table-cell table:formula="of:=BIN2HEX(CONCATENATE(TEXT([.U40];&quot;0000&quot;);TEXT([.T40];&quot;0000&quot;)))" office:value-type="string" office:string-value="0" calcext:value-type="string">
            <text:p>0</text:p>
          </table:table-cell>
          <table:table-cell/>
          <table:table-cell table:formula="of:=BIN2HEX(CONCATENATE(TEXT([.W40];&quot;0000&quot;);TEXT([.V40];&quot;0000&quot;)))" office:value-type="string" office:string-value="0" calcext:value-type="string">
            <text:p>0</text:p>
          </table:table-cell>
          <table:table-cell/>
          <table:table-cell table:formula="of:=BIN2HEX(CONCATENATE(TEXT([.Y40];&quot;0000&quot;);TEXT([.X40];&quot;0000&quot;)))" office:value-type="string" office:string-value="0" calcext:value-type="string">
            <text:p>0</text:p>
          </table:table-cell>
          <table:table-cell/>
          <table:table-cell table:formula="of:=BIN2HEX(CONCATENATE(TEXT([.AA40];&quot;0000&quot;);TEXT([.Z40];&quot;0000&quot;)))" office:value-type="string" office:string-value="0" calcext:value-type="string">
            <text:p>0</text:p>
          </table:table-cell>
          <table:table-cell/>
          <table:table-cell table:formula="of:=BIN2HEX(CONCATENATE(TEXT([.AC40];&quot;0000&quot;);TEXT([.AB40];&quot;0000&quot;)))" office:value-type="string" office:string-value="0" calcext:value-type="string">
            <text:p>0</text:p>
          </table:table-cell>
          <table:table-cell/>
          <table:table-cell table:formula="of:=BIN2HEX(CONCATENATE(TEXT([.AE40];&quot;0000&quot;);TEXT([.AD40];&quot;0000&quot;)))" office:value-type="string" office:string-value="20" calcext:value-type="string">
            <text:p>20</text:p>
          </table:table-cell>
          <table:table-cell/>
          <table:table-cell table:formula="of:=BIN2HEX(CONCATENATE(TEXT([.AG40];&quot;0000&quot;);TEXT([.AF40];&quot;0000&quot;)))" office:value-type="string" office:string-value="70" calcext:value-type="string">
            <text:p>70</text:p>
          </table:table-cell>
          <table:table-cell table:number-columns-repeated="225"/>
        </table:table-row>
        <table:table-row table:style-name="ro2">
          <table:table-cell table:formula="of:=[.A41]" office:value-type="string" office:string-value="AUTO_AUTO_21" calcext:value-type="string">
            <text:p>AUTO_AUTO_21</text:p>
          </table:table-cell>
          <table:table-cell table:formula="of:=BIN2HEX(CONCATENATE(TEXT([.C41];&quot;0000&quot;);TEXT([.B41];&quot;0000&quot;)))" office:value-type="string" office:string-value="14" calcext:value-type="string">
            <text:p>14</text:p>
          </table:table-cell>
          <table:table-cell/>
          <table:table-cell table:formula="of:=BIN2HEX(CONCATENATE(TEXT([.E41];&quot;0000&quot;);TEXT([.D41];&quot;0000&quot;)))" office:value-type="string" office:string-value="63" calcext:value-type="string">
            <text:p>63</text:p>
          </table:table-cell>
          <table:table-cell/>
          <table:table-cell table:formula="of:=BIN2HEX(CONCATENATE(TEXT([.G41];&quot;0000&quot;);TEXT([.F41];&quot;0000&quot;)))" office:value-type="string" office:string-value="0" calcext:value-type="string">
            <text:p>0</text:p>
          </table:table-cell>
          <table:table-cell/>
          <table:table-cell table:formula="of:=BIN2HEX(CONCATENATE(TEXT([.I41];&quot;0000&quot;);TEXT([.H41];&quot;0000&quot;)))" office:value-type="string" office:string-value="10" calcext:value-type="string">
            <text:p>10</text:p>
          </table:table-cell>
          <table:table-cell/>
          <table:table-cell table:formula="of:=BIN2HEX(CONCATENATE(TEXT([.K41];&quot;0000&quot;);TEXT([.J41];&quot;0000&quot;)))" office:value-type="string" office:string-value="10" calcext:value-type="string">
            <text:p>10</text:p>
          </table:table-cell>
          <table:table-cell/>
          <table:table-cell table:formula="of:=BIN2HEX(CONCATENATE(TEXT([.M41];&quot;0000&quot;);TEXT([.L41];&quot;0000&quot;)))" office:value-type="string" office:string-value="FE" calcext:value-type="string">
            <text:p>FE</text:p>
          </table:table-cell>
          <table:table-cell/>
          <table:table-cell table:formula="of:=BIN2HEX(CONCATENATE(TEXT([.O41];&quot;0000&quot;);TEXT([.N41];&quot;0000&quot;)))" office:value-type="string" office:string-value="9" calcext:value-type="string">
            <text:p>9</text:p>
          </table:table-cell>
          <table:table-cell/>
          <table:table-cell table:formula="of:=BIN2HEX(CONCATENATE(TEXT([.Q41];&quot;0000&quot;);TEXT([.P41];&quot;0000&quot;)))" office:value-type="string" office:string-value="30" calcext:value-type="string">
            <text:p>30</text:p>
          </table:table-cell>
          <table:table-cell/>
          <table:table-cell table:formula="of:=BIN2HEX(CONCATENATE(TEXT([.S41];&quot;0000&quot;);TEXT([.R41];&quot;0000&quot;)))" office:value-type="string" office:string-value="50" calcext:value-type="string">
            <text:p>50</text:p>
          </table:table-cell>
          <table:table-cell/>
          <table:table-cell table:formula="of:=BIN2HEX(CONCATENATE(TEXT([.U41];&quot;0000&quot;);TEXT([.T41];&quot;0000&quot;)))" office:value-type="string" office:string-value="0" calcext:value-type="string">
            <text:p>0</text:p>
          </table:table-cell>
          <table:table-cell/>
          <table:table-cell table:formula="of:=BIN2HEX(CONCATENATE(TEXT([.W41];&quot;0000&quot;);TEXT([.V41];&quot;0000&quot;)))" office:value-type="string" office:string-value="0" calcext:value-type="string">
            <text:p>0</text:p>
          </table:table-cell>
          <table:table-cell/>
          <table:table-cell table:formula="of:=BIN2HEX(CONCATENATE(TEXT([.Y41];&quot;0000&quot;);TEXT([.X41];&quot;0000&quot;)))" office:value-type="string" office:string-value="0" calcext:value-type="string">
            <text:p>0</text:p>
          </table:table-cell>
          <table:table-cell/>
          <table:table-cell table:formula="of:=BIN2HEX(CONCATENATE(TEXT([.AA41];&quot;0000&quot;);TEXT([.Z41];&quot;0000&quot;)))" office:value-type="string" office:string-value="0" calcext:value-type="string">
            <text:p>0</text:p>
          </table:table-cell>
          <table:table-cell/>
          <table:table-cell table:formula="of:=BIN2HEX(CONCATENATE(TEXT([.AC41];&quot;0000&quot;);TEXT([.AB41];&quot;0000&quot;)))" office:value-type="string" office:string-value="0" calcext:value-type="string">
            <text:p>0</text:p>
          </table:table-cell>
          <table:table-cell/>
          <table:table-cell table:formula="of:=BIN2HEX(CONCATENATE(TEXT([.AE41];&quot;0000&quot;);TEXT([.AD41];&quot;0000&quot;)))" office:value-type="string" office:string-value="20" calcext:value-type="string">
            <text:p>20</text:p>
          </table:table-cell>
          <table:table-cell/>
          <table:table-cell table:formula="of:=BIN2HEX(CONCATENATE(TEXT([.AG41];&quot;0000&quot;);TEXT([.AF41];&quot;0000&quot;)))" office:value-type="string" office:string-value="60" calcext:value-type="string">
            <text:p>60</text:p>
          </table:table-cell>
          <table:table-cell table:number-columns-repeated="225"/>
        </table:table-row>
        <table:table-row table:style-name="ro2">
          <table:table-cell table:formula="of:=[.A42]" office:value-type="string" office:string-value="AUTO_AUTO_22" calcext:value-type="string">
            <text:p>AUTO_AUTO_22</text:p>
          </table:table-cell>
          <table:table-cell table:formula="of:=BIN2HEX(CONCATENATE(TEXT([.C42];&quot;0000&quot;);TEXT([.B42];&quot;0000&quot;)))" office:value-type="string" office:string-value="14" calcext:value-type="string">
            <text:p>14</text:p>
          </table:table-cell>
          <table:table-cell/>
          <table:table-cell table:formula="of:=BIN2HEX(CONCATENATE(TEXT([.E42];&quot;0000&quot;);TEXT([.D42];&quot;0000&quot;)))" office:value-type="string" office:string-value="63" calcext:value-type="string">
            <text:p>63</text:p>
          </table:table-cell>
          <table:table-cell/>
          <table:table-cell table:formula="of:=BIN2HEX(CONCATENATE(TEXT([.G42];&quot;0000&quot;);TEXT([.F42];&quot;0000&quot;)))" office:value-type="string" office:string-value="0" calcext:value-type="string">
            <text:p>0</text:p>
          </table:table-cell>
          <table:table-cell/>
          <table:table-cell table:formula="of:=BIN2HEX(CONCATENATE(TEXT([.I42];&quot;0000&quot;);TEXT([.H42];&quot;0000&quot;)))" office:value-type="string" office:string-value="10" calcext:value-type="string">
            <text:p>10</text:p>
          </table:table-cell>
          <table:table-cell/>
          <table:table-cell table:formula="of:=BIN2HEX(CONCATENATE(TEXT([.K42];&quot;0000&quot;);TEXT([.J42];&quot;0000&quot;)))" office:value-type="string" office:string-value="10" calcext:value-type="string">
            <text:p>10</text:p>
          </table:table-cell>
          <table:table-cell/>
          <table:table-cell table:formula="of:=BIN2HEX(CONCATENATE(TEXT([.M42];&quot;0000&quot;);TEXT([.L42];&quot;0000&quot;)))" office:value-type="string" office:string-value="FE" calcext:value-type="string">
            <text:p>FE</text:p>
          </table:table-cell>
          <table:table-cell/>
          <table:table-cell table:formula="of:=BIN2HEX(CONCATENATE(TEXT([.O42];&quot;0000&quot;);TEXT([.N42];&quot;0000&quot;)))" office:value-type="string" office:string-value="9" calcext:value-type="string">
            <text:p>9</text:p>
          </table:table-cell>
          <table:table-cell/>
          <table:table-cell table:formula="of:=BIN2HEX(CONCATENATE(TEXT([.Q42];&quot;0000&quot;);TEXT([.P42];&quot;0000&quot;)))" office:value-type="string" office:string-value="30" calcext:value-type="string">
            <text:p>30</text:p>
          </table:table-cell>
          <table:table-cell/>
          <table:table-cell table:formula="of:=BIN2HEX(CONCATENATE(TEXT([.S42];&quot;0000&quot;);TEXT([.R42];&quot;0000&quot;)))" office:value-type="string" office:string-value="60" calcext:value-type="string">
            <text:p>60</text:p>
          </table:table-cell>
          <table:table-cell/>
          <table:table-cell table:formula="of:=BIN2HEX(CONCATENATE(TEXT([.U42];&quot;0000&quot;);TEXT([.T42];&quot;0000&quot;)))" office:value-type="string" office:string-value="0" calcext:value-type="string">
            <text:p>0</text:p>
          </table:table-cell>
          <table:table-cell/>
          <table:table-cell table:formula="of:=BIN2HEX(CONCATENATE(TEXT([.W42];&quot;0000&quot;);TEXT([.V42];&quot;0000&quot;)))" office:value-type="string" office:string-value="0" calcext:value-type="string">
            <text:p>0</text:p>
          </table:table-cell>
          <table:table-cell/>
          <table:table-cell table:formula="of:=BIN2HEX(CONCATENATE(TEXT([.Y42];&quot;0000&quot;);TEXT([.X42];&quot;0000&quot;)))" office:value-type="string" office:string-value="0" calcext:value-type="string">
            <text:p>0</text:p>
          </table:table-cell>
          <table:table-cell/>
          <table:table-cell table:formula="of:=BIN2HEX(CONCATENATE(TEXT([.AA42];&quot;0000&quot;);TEXT([.Z42];&quot;0000&quot;)))" office:value-type="string" office:string-value="0" calcext:value-type="string">
            <text:p>0</text:p>
          </table:table-cell>
          <table:table-cell/>
          <table:table-cell table:formula="of:=BIN2HEX(CONCATENATE(TEXT([.AC42];&quot;0000&quot;);TEXT([.AB42];&quot;0000&quot;)))" office:value-type="string" office:string-value="0" calcext:value-type="string">
            <text:p>0</text:p>
          </table:table-cell>
          <table:table-cell/>
          <table:table-cell table:formula="of:=BIN2HEX(CONCATENATE(TEXT([.AE42];&quot;0000&quot;);TEXT([.AD42];&quot;0000&quot;)))" office:value-type="string" office:string-value="20" calcext:value-type="string">
            <text:p>20</text:p>
          </table:table-cell>
          <table:table-cell/>
          <table:table-cell table:formula="of:=BIN2HEX(CONCATENATE(TEXT([.AG42];&quot;0000&quot;);TEXT([.AF42];&quot;0000&quot;)))" office:value-type="string" office:string-value="50" calcext:value-type="string">
            <text:p>50</text:p>
          </table:table-cell>
          <table:table-cell table:number-columns-repeated="225"/>
        </table:table-row>
        <table:table-row table:style-name="ro2">
          <table:table-cell table:formula="of:=[.A43]" office:value-type="string" office:string-value="AUTO_AUTO_23" calcext:value-type="string">
            <text:p>AUTO_AUTO_23</text:p>
          </table:table-cell>
          <table:table-cell table:formula="of:=BIN2HEX(CONCATENATE(TEXT([.C43];&quot;0000&quot;);TEXT([.B43];&quot;0000&quot;)))" office:value-type="string" office:string-value="14" calcext:value-type="string">
            <text:p>14</text:p>
          </table:table-cell>
          <table:table-cell/>
          <table:table-cell table:formula="of:=BIN2HEX(CONCATENATE(TEXT([.E43];&quot;0000&quot;);TEXT([.D43];&quot;0000&quot;)))" office:value-type="string" office:string-value="63" calcext:value-type="string">
            <text:p>63</text:p>
          </table:table-cell>
          <table:table-cell/>
          <table:table-cell table:formula="of:=BIN2HEX(CONCATENATE(TEXT([.G43];&quot;0000&quot;);TEXT([.F43];&quot;0000&quot;)))" office:value-type="string" office:string-value="0" calcext:value-type="string">
            <text:p>0</text:p>
          </table:table-cell>
          <table:table-cell/>
          <table:table-cell table:formula="of:=BIN2HEX(CONCATENATE(TEXT([.I43];&quot;0000&quot;);TEXT([.H43];&quot;0000&quot;)))" office:value-type="string" office:string-value="10" calcext:value-type="string">
            <text:p>10</text:p>
          </table:table-cell>
          <table:table-cell/>
          <table:table-cell table:formula="of:=BIN2HEX(CONCATENATE(TEXT([.K43];&quot;0000&quot;);TEXT([.J43];&quot;0000&quot;)))" office:value-type="string" office:string-value="10" calcext:value-type="string">
            <text:p>10</text:p>
          </table:table-cell>
          <table:table-cell/>
          <table:table-cell table:formula="of:=BIN2HEX(CONCATENATE(TEXT([.M43];&quot;0000&quot;);TEXT([.L43];&quot;0000&quot;)))" office:value-type="string" office:string-value="FE" calcext:value-type="string">
            <text:p>FE</text:p>
          </table:table-cell>
          <table:table-cell/>
          <table:table-cell table:formula="of:=BIN2HEX(CONCATENATE(TEXT([.O43];&quot;0000&quot;);TEXT([.N43];&quot;0000&quot;)))" office:value-type="string" office:string-value="9" calcext:value-type="string">
            <text:p>9</text:p>
          </table:table-cell>
          <table:table-cell/>
          <table:table-cell table:formula="of:=BIN2HEX(CONCATENATE(TEXT([.Q43];&quot;0000&quot;);TEXT([.P43];&quot;0000&quot;)))" office:value-type="string" office:string-value="30" calcext:value-type="string">
            <text:p>30</text:p>
          </table:table-cell>
          <table:table-cell/>
          <table:table-cell table:formula="of:=BIN2HEX(CONCATENATE(TEXT([.S43];&quot;0000&quot;);TEXT([.R43];&quot;0000&quot;)))" office:value-type="string" office:string-value="70" calcext:value-type="string">
            <text:p>70</text:p>
          </table:table-cell>
          <table:table-cell/>
          <table:table-cell table:formula="of:=BIN2HEX(CONCATENATE(TEXT([.U43];&quot;0000&quot;);TEXT([.T43];&quot;0000&quot;)))" office:value-type="string" office:string-value="0" calcext:value-type="string">
            <text:p>0</text:p>
          </table:table-cell>
          <table:table-cell/>
          <table:table-cell table:formula="of:=BIN2HEX(CONCATENATE(TEXT([.W43];&quot;0000&quot;);TEXT([.V43];&quot;0000&quot;)))" office:value-type="string" office:string-value="0" calcext:value-type="string">
            <text:p>0</text:p>
          </table:table-cell>
          <table:table-cell/>
          <table:table-cell table:formula="of:=BIN2HEX(CONCATENATE(TEXT([.Y43];&quot;0000&quot;);TEXT([.X43];&quot;0000&quot;)))" office:value-type="string" office:string-value="0" calcext:value-type="string">
            <text:p>0</text:p>
          </table:table-cell>
          <table:table-cell/>
          <table:table-cell table:formula="of:=BIN2HEX(CONCATENATE(TEXT([.AA43];&quot;0000&quot;);TEXT([.Z43];&quot;0000&quot;)))" office:value-type="string" office:string-value="0" calcext:value-type="string">
            <text:p>0</text:p>
          </table:table-cell>
          <table:table-cell/>
          <table:table-cell table:formula="of:=BIN2HEX(CONCATENATE(TEXT([.AC43];&quot;0000&quot;);TEXT([.AB43];&quot;0000&quot;)))" office:value-type="string" office:string-value="0" calcext:value-type="string">
            <text:p>0</text:p>
          </table:table-cell>
          <table:table-cell/>
          <table:table-cell table:formula="of:=BIN2HEX(CONCATENATE(TEXT([.AE43];&quot;0000&quot;);TEXT([.AD43];&quot;0000&quot;)))" office:value-type="string" office:string-value="20" calcext:value-type="string">
            <text:p>20</text:p>
          </table:table-cell>
          <table:table-cell/>
          <table:table-cell table:formula="of:=BIN2HEX(CONCATENATE(TEXT([.AG43];&quot;0000&quot;);TEXT([.AF43];&quot;0000&quot;)))" office:value-type="string" office:string-value="40" calcext:value-type="string">
            <text:p>40</text:p>
          </table:table-cell>
          <table:table-cell table:number-columns-repeated="225"/>
        </table:table-row>
        <table:table-row table:style-name="ro2">
          <table:table-cell table:formula="of:=[.A44]" office:value-type="string" office:string-value="AUTO_AUTO_24" calcext:value-type="string">
            <text:p>AUTO_AUTO_24</text:p>
          </table:table-cell>
          <table:table-cell table:formula="of:=BIN2HEX(CONCATENATE(TEXT([.C44];&quot;0000&quot;);TEXT([.B44];&quot;0000&quot;)))" office:value-type="string" office:string-value="14" calcext:value-type="string">
            <text:p>14</text:p>
          </table:table-cell>
          <table:table-cell/>
          <table:table-cell table:formula="of:=BIN2HEX(CONCATENATE(TEXT([.E44];&quot;0000&quot;);TEXT([.D44];&quot;0000&quot;)))" office:value-type="string" office:string-value="63" calcext:value-type="string">
            <text:p>63</text:p>
          </table:table-cell>
          <table:table-cell/>
          <table:table-cell table:formula="of:=BIN2HEX(CONCATENATE(TEXT([.G44];&quot;0000&quot;);TEXT([.F44];&quot;0000&quot;)))" office:value-type="string" office:string-value="0" calcext:value-type="string">
            <text:p>0</text:p>
          </table:table-cell>
          <table:table-cell/>
          <table:table-cell table:formula="of:=BIN2HEX(CONCATENATE(TEXT([.I44];&quot;0000&quot;);TEXT([.H44];&quot;0000&quot;)))" office:value-type="string" office:string-value="10" calcext:value-type="string">
            <text:p>10</text:p>
          </table:table-cell>
          <table:table-cell/>
          <table:table-cell table:formula="of:=BIN2HEX(CONCATENATE(TEXT([.K44];&quot;0000&quot;);TEXT([.J44];&quot;0000&quot;)))" office:value-type="string" office:string-value="10" calcext:value-type="string">
            <text:p>10</text:p>
          </table:table-cell>
          <table:table-cell/>
          <table:table-cell table:formula="of:=BIN2HEX(CONCATENATE(TEXT([.M44];&quot;0000&quot;);TEXT([.L44];&quot;0000&quot;)))" office:value-type="string" office:string-value="FE" calcext:value-type="string">
            <text:p>FE</text:p>
          </table:table-cell>
          <table:table-cell/>
          <table:table-cell table:formula="of:=BIN2HEX(CONCATENATE(TEXT([.O44];&quot;0000&quot;);TEXT([.N44];&quot;0000&quot;)))" office:value-type="string" office:string-value="9" calcext:value-type="string">
            <text:p>9</text:p>
          </table:table-cell>
          <table:table-cell/>
          <table:table-cell table:formula="of:=BIN2HEX(CONCATENATE(TEXT([.Q44];&quot;0000&quot;);TEXT([.P44];&quot;0000&quot;)))" office:value-type="string" office:string-value="30" calcext:value-type="string">
            <text:p>30</text:p>
          </table:table-cell>
          <table:table-cell/>
          <table:table-cell table:formula="of:=BIN2HEX(CONCATENATE(TEXT([.S44];&quot;0000&quot;);TEXT([.R44];&quot;0000&quot;)))" office:value-type="string" office:string-value="80" calcext:value-type="string">
            <text:p>80</text:p>
          </table:table-cell>
          <table:table-cell/>
          <table:table-cell table:formula="of:=BIN2HEX(CONCATENATE(TEXT([.U44];&quot;0000&quot;);TEXT([.T44];&quot;0000&quot;)))" office:value-type="string" office:string-value="0" calcext:value-type="string">
            <text:p>0</text:p>
          </table:table-cell>
          <table:table-cell/>
          <table:table-cell table:formula="of:=BIN2HEX(CONCATENATE(TEXT([.W44];&quot;0000&quot;);TEXT([.V44];&quot;0000&quot;)))" office:value-type="string" office:string-value="0" calcext:value-type="string">
            <text:p>0</text:p>
          </table:table-cell>
          <table:table-cell/>
          <table:table-cell table:formula="of:=BIN2HEX(CONCATENATE(TEXT([.Y44];&quot;0000&quot;);TEXT([.X44];&quot;0000&quot;)))" office:value-type="string" office:string-value="0" calcext:value-type="string">
            <text:p>0</text:p>
          </table:table-cell>
          <table:table-cell/>
          <table:table-cell table:formula="of:=BIN2HEX(CONCATENATE(TEXT([.AA44];&quot;0000&quot;);TEXT([.Z44];&quot;0000&quot;)))" office:value-type="string" office:string-value="0" calcext:value-type="string">
            <text:p>0</text:p>
          </table:table-cell>
          <table:table-cell/>
          <table:table-cell table:formula="of:=BIN2HEX(CONCATENATE(TEXT([.AC44];&quot;0000&quot;);TEXT([.AB44];&quot;0000&quot;)))" office:value-type="string" office:string-value="0" calcext:value-type="string">
            <text:p>0</text:p>
          </table:table-cell>
          <table:table-cell/>
          <table:table-cell table:formula="of:=BIN2HEX(CONCATENATE(TEXT([.AE44];&quot;0000&quot;);TEXT([.AD44];&quot;0000&quot;)))" office:value-type="string" office:string-value="20" calcext:value-type="string">
            <text:p>20</text:p>
          </table:table-cell>
          <table:table-cell/>
          <table:table-cell table:formula="of:=BIN2HEX(CONCATENATE(TEXT([.AG44];&quot;0000&quot;);TEXT([.AF44];&quot;0000&quot;)))" office:value-type="string" office:string-value="30" calcext:value-type="string">
            <text:p>30</text:p>
          </table:table-cell>
          <table:table-cell table:number-columns-repeated="225"/>
        </table:table-row>
        <table:table-row table:style-name="ro2">
          <table:table-cell table:formula="of:=[.A45]" office:value-type="string" office:string-value="AUTO_AUTO_25" calcext:value-type="string">
            <text:p>AUTO_AUTO_25</text:p>
          </table:table-cell>
          <table:table-cell table:formula="of:=BIN2HEX(CONCATENATE(TEXT([.C45];&quot;0000&quot;);TEXT([.B45];&quot;0000&quot;)))" office:value-type="string" office:string-value="14" calcext:value-type="string">
            <text:p>14</text:p>
          </table:table-cell>
          <table:table-cell/>
          <table:table-cell table:formula="of:=BIN2HEX(CONCATENATE(TEXT([.E45];&quot;0000&quot;);TEXT([.D45];&quot;0000&quot;)))" office:value-type="string" office:string-value="63" calcext:value-type="string">
            <text:p>63</text:p>
          </table:table-cell>
          <table:table-cell/>
          <table:table-cell table:formula="of:=BIN2HEX(CONCATENATE(TEXT([.G45];&quot;0000&quot;);TEXT([.F45];&quot;0000&quot;)))" office:value-type="string" office:string-value="0" calcext:value-type="string">
            <text:p>0</text:p>
          </table:table-cell>
          <table:table-cell/>
          <table:table-cell table:formula="of:=BIN2HEX(CONCATENATE(TEXT([.I45];&quot;0000&quot;);TEXT([.H45];&quot;0000&quot;)))" office:value-type="string" office:string-value="10" calcext:value-type="string">
            <text:p>10</text:p>
          </table:table-cell>
          <table:table-cell/>
          <table:table-cell table:formula="of:=BIN2HEX(CONCATENATE(TEXT([.K45];&quot;0000&quot;);TEXT([.J45];&quot;0000&quot;)))" office:value-type="string" office:string-value="10" calcext:value-type="string">
            <text:p>10</text:p>
          </table:table-cell>
          <table:table-cell/>
          <table:table-cell table:formula="of:=BIN2HEX(CONCATENATE(TEXT([.M45];&quot;0000&quot;);TEXT([.L45];&quot;0000&quot;)))" office:value-type="string" office:string-value="FE" calcext:value-type="string">
            <text:p>FE</text:p>
          </table:table-cell>
          <table:table-cell/>
          <table:table-cell table:formula="of:=BIN2HEX(CONCATENATE(TEXT([.O45];&quot;0000&quot;);TEXT([.N45];&quot;0000&quot;)))" office:value-type="string" office:string-value="9" calcext:value-type="string">
            <text:p>9</text:p>
          </table:table-cell>
          <table:table-cell/>
          <table:table-cell table:formula="of:=BIN2HEX(CONCATENATE(TEXT([.Q45];&quot;0000&quot;);TEXT([.P45];&quot;0000&quot;)))" office:value-type="string" office:string-value="30" calcext:value-type="string">
            <text:p>30</text:p>
          </table:table-cell>
          <table:table-cell/>
          <table:table-cell table:formula="of:=BIN2HEX(CONCATENATE(TEXT([.S45];&quot;0000&quot;);TEXT([.R45];&quot;0000&quot;)))" office:value-type="string" office:string-value="90" calcext:value-type="string">
            <text:p>90</text:p>
          </table:table-cell>
          <table:table-cell/>
          <table:table-cell table:formula="of:=BIN2HEX(CONCATENATE(TEXT([.U45];&quot;0000&quot;);TEXT([.T45];&quot;0000&quot;)))" office:value-type="string" office:string-value="0" calcext:value-type="string">
            <text:p>0</text:p>
          </table:table-cell>
          <table:table-cell/>
          <table:table-cell table:formula="of:=BIN2HEX(CONCATENATE(TEXT([.W45];&quot;0000&quot;);TEXT([.V45];&quot;0000&quot;)))" office:value-type="string" office:string-value="0" calcext:value-type="string">
            <text:p>0</text:p>
          </table:table-cell>
          <table:table-cell/>
          <table:table-cell table:formula="of:=BIN2HEX(CONCATENATE(TEXT([.Y45];&quot;0000&quot;);TEXT([.X45];&quot;0000&quot;)))" office:value-type="string" office:string-value="0" calcext:value-type="string">
            <text:p>0</text:p>
          </table:table-cell>
          <table:table-cell/>
          <table:table-cell table:formula="of:=BIN2HEX(CONCATENATE(TEXT([.AA45];&quot;0000&quot;);TEXT([.Z45];&quot;0000&quot;)))" office:value-type="string" office:string-value="0" calcext:value-type="string">
            <text:p>0</text:p>
          </table:table-cell>
          <table:table-cell/>
          <table:table-cell table:formula="of:=BIN2HEX(CONCATENATE(TEXT([.AC45];&quot;0000&quot;);TEXT([.AB45];&quot;0000&quot;)))" office:value-type="string" office:string-value="0" calcext:value-type="string">
            <text:p>0</text:p>
          </table:table-cell>
          <table:table-cell/>
          <table:table-cell table:formula="of:=BIN2HEX(CONCATENATE(TEXT([.AE45];&quot;0000&quot;);TEXT([.AD45];&quot;0000&quot;)))" office:value-type="string" office:string-value="20" calcext:value-type="string">
            <text:p>20</text:p>
          </table:table-cell>
          <table:table-cell/>
          <table:table-cell table:formula="of:=BIN2HEX(CONCATENATE(TEXT([.AG45];&quot;0000&quot;);TEXT([.AF45];&quot;0000&quot;)))" office:value-type="string" office:string-value="20" calcext:value-type="string">
            <text:p>20</text:p>
          </table:table-cell>
          <table:table-cell table:number-columns-repeated="225"/>
        </table:table-row>
        <table:table-row table:style-name="ro2">
          <table:table-cell table:formula="of:=[.A46]" office:value-type="string" office:string-value="AUTO_AUTO_26" calcext:value-type="string">
            <text:p>AUTO_AUTO_26</text:p>
          </table:table-cell>
          <table:table-cell table:formula="of:=BIN2HEX(CONCATENATE(TEXT([.C46];&quot;0000&quot;);TEXT([.B46];&quot;0000&quot;)))" office:value-type="string" office:string-value="14" calcext:value-type="string">
            <text:p>14</text:p>
          </table:table-cell>
          <table:table-cell/>
          <table:table-cell table:formula="of:=BIN2HEX(CONCATENATE(TEXT([.E46];&quot;0000&quot;);TEXT([.D46];&quot;0000&quot;)))" office:value-type="string" office:string-value="63" calcext:value-type="string">
            <text:p>63</text:p>
          </table:table-cell>
          <table:table-cell/>
          <table:table-cell table:formula="of:=BIN2HEX(CONCATENATE(TEXT([.G46];&quot;0000&quot;);TEXT([.F46];&quot;0000&quot;)))" office:value-type="string" office:string-value="0" calcext:value-type="string">
            <text:p>0</text:p>
          </table:table-cell>
          <table:table-cell/>
          <table:table-cell table:formula="of:=BIN2HEX(CONCATENATE(TEXT([.I46];&quot;0000&quot;);TEXT([.H46];&quot;0000&quot;)))" office:value-type="string" office:string-value="10" calcext:value-type="string">
            <text:p>10</text:p>
          </table:table-cell>
          <table:table-cell/>
          <table:table-cell table:formula="of:=BIN2HEX(CONCATENATE(TEXT([.K46];&quot;0000&quot;);TEXT([.J46];&quot;0000&quot;)))" office:value-type="string" office:string-value="10" calcext:value-type="string">
            <text:p>10</text:p>
          </table:table-cell>
          <table:table-cell/>
          <table:table-cell table:formula="of:=BIN2HEX(CONCATENATE(TEXT([.M46];&quot;0000&quot;);TEXT([.L46];&quot;0000&quot;)))" office:value-type="string" office:string-value="FE" calcext:value-type="string">
            <text:p>FE</text:p>
          </table:table-cell>
          <table:table-cell/>
          <table:table-cell table:formula="of:=BIN2HEX(CONCATENATE(TEXT([.O46];&quot;0000&quot;);TEXT([.N46];&quot;0000&quot;)))" office:value-type="string" office:string-value="9" calcext:value-type="string">
            <text:p>9</text:p>
          </table:table-cell>
          <table:table-cell/>
          <table:table-cell table:formula="of:=BIN2HEX(CONCATENATE(TEXT([.Q46];&quot;0000&quot;);TEXT([.P46];&quot;0000&quot;)))" office:value-type="string" office:string-value="30" calcext:value-type="string">
            <text:p>30</text:p>
          </table:table-cell>
          <table:table-cell/>
          <table:table-cell table:formula="of:=BIN2HEX(CONCATENATE(TEXT([.S46];&quot;0000&quot;);TEXT([.R46];&quot;0000&quot;)))" office:value-type="string" office:string-value="A0" calcext:value-type="string">
            <text:p>A0</text:p>
          </table:table-cell>
          <table:table-cell/>
          <table:table-cell table:formula="of:=BIN2HEX(CONCATENATE(TEXT([.U46];&quot;0000&quot;);TEXT([.T46];&quot;0000&quot;)))" office:value-type="string" office:string-value="0" calcext:value-type="string">
            <text:p>0</text:p>
          </table:table-cell>
          <table:table-cell/>
          <table:table-cell table:formula="of:=BIN2HEX(CONCATENATE(TEXT([.W46];&quot;0000&quot;);TEXT([.V46];&quot;0000&quot;)))" office:value-type="string" office:string-value="0" calcext:value-type="string">
            <text:p>0</text:p>
          </table:table-cell>
          <table:table-cell/>
          <table:table-cell table:formula="of:=BIN2HEX(CONCATENATE(TEXT([.Y46];&quot;0000&quot;);TEXT([.X46];&quot;0000&quot;)))" office:value-type="string" office:string-value="0" calcext:value-type="string">
            <text:p>0</text:p>
          </table:table-cell>
          <table:table-cell/>
          <table:table-cell table:formula="of:=BIN2HEX(CONCATENATE(TEXT([.AA46];&quot;0000&quot;);TEXT([.Z46];&quot;0000&quot;)))" office:value-type="string" office:string-value="0" calcext:value-type="string">
            <text:p>0</text:p>
          </table:table-cell>
          <table:table-cell/>
          <table:table-cell table:formula="of:=BIN2HEX(CONCATENATE(TEXT([.AC46];&quot;0000&quot;);TEXT([.AB46];&quot;0000&quot;)))" office:value-type="string" office:string-value="0" calcext:value-type="string">
            <text:p>0</text:p>
          </table:table-cell>
          <table:table-cell/>
          <table:table-cell table:formula="of:=BIN2HEX(CONCATENATE(TEXT([.AE46];&quot;0000&quot;);TEXT([.AD46];&quot;0000&quot;)))" office:value-type="string" office:string-value="20" calcext:value-type="string">
            <text:p>20</text:p>
          </table:table-cell>
          <table:table-cell/>
          <table:table-cell table:formula="of:=BIN2HEX(CONCATENATE(TEXT([.AG46];&quot;0000&quot;);TEXT([.AF46];&quot;0000&quot;)))" office:value-type="string" office:string-value="10" calcext:value-type="string">
            <text:p>10</text:p>
          </table:table-cell>
          <table:table-cell table:number-columns-repeated="225"/>
        </table:table-row>
        <table:table-row table:style-name="ro2">
          <table:table-cell table:formula="of:=[.A47]" office:value-type="string" office:string-value="AUTO_AUTO_27" calcext:value-type="string">
            <text:p>AUTO_AUTO_27</text:p>
          </table:table-cell>
          <table:table-cell table:formula="of:=BIN2HEX(CONCATENATE(TEXT([.C47];&quot;0000&quot;);TEXT([.B47];&quot;0000&quot;)))" office:value-type="string" office:string-value="14" calcext:value-type="string">
            <text:p>14</text:p>
          </table:table-cell>
          <table:table-cell/>
          <table:table-cell table:formula="of:=BIN2HEX(CONCATENATE(TEXT([.E47];&quot;0000&quot;);TEXT([.D47];&quot;0000&quot;)))" office:value-type="string" office:string-value="63" calcext:value-type="string">
            <text:p>63</text:p>
          </table:table-cell>
          <table:table-cell/>
          <table:table-cell table:formula="of:=BIN2HEX(CONCATENATE(TEXT([.G47];&quot;0000&quot;);TEXT([.F47];&quot;0000&quot;)))" office:value-type="string" office:string-value="0" calcext:value-type="string">
            <text:p>0</text:p>
          </table:table-cell>
          <table:table-cell/>
          <table:table-cell table:formula="of:=BIN2HEX(CONCATENATE(TEXT([.I47];&quot;0000&quot;);TEXT([.H47];&quot;0000&quot;)))" office:value-type="string" office:string-value="10" calcext:value-type="string">
            <text:p>10</text:p>
          </table:table-cell>
          <table:table-cell/>
          <table:table-cell table:formula="of:=BIN2HEX(CONCATENATE(TEXT([.K47];&quot;0000&quot;);TEXT([.J47];&quot;0000&quot;)))" office:value-type="string" office:string-value="10" calcext:value-type="string">
            <text:p>10</text:p>
          </table:table-cell>
          <table:table-cell/>
          <table:table-cell table:formula="of:=BIN2HEX(CONCATENATE(TEXT([.M47];&quot;0000&quot;);TEXT([.L47];&quot;0000&quot;)))" office:value-type="string" office:string-value="FE" calcext:value-type="string">
            <text:p>FE</text:p>
          </table:table-cell>
          <table:table-cell/>
          <table:table-cell table:formula="of:=BIN2HEX(CONCATENATE(TEXT([.O47];&quot;0000&quot;);TEXT([.N47];&quot;0000&quot;)))" office:value-type="string" office:string-value="9" calcext:value-type="string">
            <text:p>9</text:p>
          </table:table-cell>
          <table:table-cell/>
          <table:table-cell table:formula="of:=BIN2HEX(CONCATENATE(TEXT([.Q47];&quot;0000&quot;);TEXT([.P47];&quot;0000&quot;)))" office:value-type="string" office:string-value="30" calcext:value-type="string">
            <text:p>30</text:p>
          </table:table-cell>
          <table:table-cell/>
          <table:table-cell table:formula="of:=BIN2HEX(CONCATENATE(TEXT([.S47];&quot;0000&quot;);TEXT([.R47];&quot;0000&quot;)))" office:value-type="string" office:string-value="B0" calcext:value-type="string">
            <text:p>B0</text:p>
          </table:table-cell>
          <table:table-cell/>
          <table:table-cell table:formula="of:=BIN2HEX(CONCATENATE(TEXT([.U47];&quot;0000&quot;);TEXT([.T47];&quot;0000&quot;)))" office:value-type="string" office:string-value="0" calcext:value-type="string">
            <text:p>0</text:p>
          </table:table-cell>
          <table:table-cell/>
          <table:table-cell table:formula="of:=BIN2HEX(CONCATENATE(TEXT([.W47];&quot;0000&quot;);TEXT([.V47];&quot;0000&quot;)))" office:value-type="string" office:string-value="0" calcext:value-type="string">
            <text:p>0</text:p>
          </table:table-cell>
          <table:table-cell/>
          <table:table-cell table:formula="of:=BIN2HEX(CONCATENATE(TEXT([.Y47];&quot;0000&quot;);TEXT([.X47];&quot;0000&quot;)))" office:value-type="string" office:string-value="0" calcext:value-type="string">
            <text:p>0</text:p>
          </table:table-cell>
          <table:table-cell/>
          <table:table-cell table:formula="of:=BIN2HEX(CONCATENATE(TEXT([.AA47];&quot;0000&quot;);TEXT([.Z47];&quot;0000&quot;)))" office:value-type="string" office:string-value="0" calcext:value-type="string">
            <text:p>0</text:p>
          </table:table-cell>
          <table:table-cell/>
          <table:table-cell table:formula="of:=BIN2HEX(CONCATENATE(TEXT([.AC47];&quot;0000&quot;);TEXT([.AB47];&quot;0000&quot;)))" office:value-type="string" office:string-value="0" calcext:value-type="string">
            <text:p>0</text:p>
          </table:table-cell>
          <table:table-cell/>
          <table:table-cell table:formula="of:=BIN2HEX(CONCATENATE(TEXT([.AE47];&quot;0000&quot;);TEXT([.AD47];&quot;0000&quot;)))" office:value-type="string" office:string-value="20" calcext:value-type="string">
            <text:p>20</text:p>
          </table:table-cell>
          <table:table-cell/>
          <table:table-cell table:formula="of:=BIN2HEX(CONCATENATE(TEXT([.AG47];&quot;0000&quot;);TEXT([.AF47];&quot;0000&quot;)))" office:value-type="string" office:string-value="0" calcext:value-type="string">
            <text:p>0</text:p>
          </table:table-cell>
          <table:table-cell table:number-columns-repeated="225"/>
        </table:table-row>
        <table:table-row table:style-name="ro2">
          <table:table-cell table:formula="of:=[.A48]" office:value-type="string" office:string-value="AUTO_AUTO_28" calcext:value-type="string">
            <text:p>AUTO_AUTO_28</text:p>
          </table:table-cell>
          <table:table-cell table:formula="of:=BIN2HEX(CONCATENATE(TEXT([.C48];&quot;0000&quot;);TEXT([.B48];&quot;0000&quot;)))" office:value-type="string" office:string-value="14" calcext:value-type="string">
            <text:p>14</text:p>
          </table:table-cell>
          <table:table-cell/>
          <table:table-cell table:formula="of:=BIN2HEX(CONCATENATE(TEXT([.E48];&quot;0000&quot;);TEXT([.D48];&quot;0000&quot;)))" office:value-type="string" office:string-value="63" calcext:value-type="string">
            <text:p>63</text:p>
          </table:table-cell>
          <table:table-cell/>
          <table:table-cell table:formula="of:=BIN2HEX(CONCATENATE(TEXT([.G48];&quot;0000&quot;);TEXT([.F48];&quot;0000&quot;)))" office:value-type="string" office:string-value="0" calcext:value-type="string">
            <text:p>0</text:p>
          </table:table-cell>
          <table:table-cell/>
          <table:table-cell table:formula="of:=BIN2HEX(CONCATENATE(TEXT([.I48];&quot;0000&quot;);TEXT([.H48];&quot;0000&quot;)))" office:value-type="string" office:string-value="10" calcext:value-type="string">
            <text:p>10</text:p>
          </table:table-cell>
          <table:table-cell/>
          <table:table-cell table:formula="of:=BIN2HEX(CONCATENATE(TEXT([.K48];&quot;0000&quot;);TEXT([.J48];&quot;0000&quot;)))" office:value-type="string" office:string-value="10" calcext:value-type="string">
            <text:p>10</text:p>
          </table:table-cell>
          <table:table-cell/>
          <table:table-cell table:formula="of:=BIN2HEX(CONCATENATE(TEXT([.M48];&quot;0000&quot;);TEXT([.L48];&quot;0000&quot;)))" office:value-type="string" office:string-value="FE" calcext:value-type="string">
            <text:p>FE</text:p>
          </table:table-cell>
          <table:table-cell/>
          <table:table-cell table:formula="of:=BIN2HEX(CONCATENATE(TEXT([.O48];&quot;0000&quot;);TEXT([.N48];&quot;0000&quot;)))" office:value-type="string" office:string-value="9" calcext:value-type="string">
            <text:p>9</text:p>
          </table:table-cell>
          <table:table-cell/>
          <table:table-cell table:formula="of:=BIN2HEX(CONCATENATE(TEXT([.Q48];&quot;0000&quot;);TEXT([.P48];&quot;0000&quot;)))" office:value-type="string" office:string-value="30" calcext:value-type="string">
            <text:p>30</text:p>
          </table:table-cell>
          <table:table-cell/>
          <table:table-cell table:formula="of:=BIN2HEX(CONCATENATE(TEXT([.S48];&quot;0000&quot;);TEXT([.R48];&quot;0000&quot;)))" office:value-type="string" office:string-value="C0" calcext:value-type="string">
            <text:p>C0</text:p>
          </table:table-cell>
          <table:table-cell/>
          <table:table-cell table:formula="of:=BIN2HEX(CONCATENATE(TEXT([.U48];&quot;0000&quot;);TEXT([.T48];&quot;0000&quot;)))" office:value-type="string" office:string-value="0" calcext:value-type="string">
            <text:p>0</text:p>
          </table:table-cell>
          <table:table-cell/>
          <table:table-cell table:formula="of:=BIN2HEX(CONCATENATE(TEXT([.W48];&quot;0000&quot;);TEXT([.V48];&quot;0000&quot;)))" office:value-type="string" office:string-value="0" calcext:value-type="string">
            <text:p>0</text:p>
          </table:table-cell>
          <table:table-cell/>
          <table:table-cell table:formula="of:=BIN2HEX(CONCATENATE(TEXT([.Y48];&quot;0000&quot;);TEXT([.X48];&quot;0000&quot;)))" office:value-type="string" office:string-value="0" calcext:value-type="string">
            <text:p>0</text:p>
          </table:table-cell>
          <table:table-cell/>
          <table:table-cell table:formula="of:=BIN2HEX(CONCATENATE(TEXT([.AA48];&quot;0000&quot;);TEXT([.Z48];&quot;0000&quot;)))" office:value-type="string" office:string-value="0" calcext:value-type="string">
            <text:p>0</text:p>
          </table:table-cell>
          <table:table-cell/>
          <table:table-cell table:formula="of:=BIN2HEX(CONCATENATE(TEXT([.AC48];&quot;0000&quot;);TEXT([.AB48];&quot;0000&quot;)))" office:value-type="string" office:string-value="0" calcext:value-type="string">
            <text:p>0</text:p>
          </table:table-cell>
          <table:table-cell/>
          <table:table-cell table:formula="of:=BIN2HEX(CONCATENATE(TEXT([.AE48];&quot;0000&quot;);TEXT([.AD48];&quot;0000&quot;)))" office:value-type="string" office:string-value="20" calcext:value-type="string">
            <text:p>20</text:p>
          </table:table-cell>
          <table:table-cell/>
          <table:table-cell table:formula="of:=BIN2HEX(CONCATENATE(TEXT([.AG48];&quot;0000&quot;);TEXT([.AF48];&quot;0000&quot;)))" office:value-type="string" office:string-value="F0" calcext:value-type="string">
            <text:p>F0</text:p>
          </table:table-cell>
          <table:table-cell table:number-columns-repeated="225"/>
        </table:table-row>
        <table:table-row table:style-name="ro2">
          <table:table-cell table:formula="of:=[.A49]" office:value-type="string" office:string-value="AUTO_AUTO_29" calcext:value-type="string">
            <text:p>AUTO_AUTO_29</text:p>
          </table:table-cell>
          <table:table-cell table:formula="of:=BIN2HEX(CONCATENATE(TEXT([.C49];&quot;0000&quot;);TEXT([.B49];&quot;0000&quot;)))" office:value-type="string" office:string-value="14" calcext:value-type="string">
            <text:p>14</text:p>
          </table:table-cell>
          <table:table-cell/>
          <table:table-cell table:formula="of:=BIN2HEX(CONCATENATE(TEXT([.E49];&quot;0000&quot;);TEXT([.D49];&quot;0000&quot;)))" office:value-type="string" office:string-value="63" calcext:value-type="string">
            <text:p>63</text:p>
          </table:table-cell>
          <table:table-cell/>
          <table:table-cell table:formula="of:=BIN2HEX(CONCATENATE(TEXT([.G49];&quot;0000&quot;);TEXT([.F49];&quot;0000&quot;)))" office:value-type="string" office:string-value="0" calcext:value-type="string">
            <text:p>0</text:p>
          </table:table-cell>
          <table:table-cell/>
          <table:table-cell table:formula="of:=BIN2HEX(CONCATENATE(TEXT([.I49];&quot;0000&quot;);TEXT([.H49];&quot;0000&quot;)))" office:value-type="string" office:string-value="10" calcext:value-type="string">
            <text:p>10</text:p>
          </table:table-cell>
          <table:table-cell/>
          <table:table-cell table:formula="of:=BIN2HEX(CONCATENATE(TEXT([.K49];&quot;0000&quot;);TEXT([.J49];&quot;0000&quot;)))" office:value-type="string" office:string-value="10" calcext:value-type="string">
            <text:p>10</text:p>
          </table:table-cell>
          <table:table-cell/>
          <table:table-cell table:formula="of:=BIN2HEX(CONCATENATE(TEXT([.M49];&quot;0000&quot;);TEXT([.L49];&quot;0000&quot;)))" office:value-type="string" office:string-value="FE" calcext:value-type="string">
            <text:p>FE</text:p>
          </table:table-cell>
          <table:table-cell/>
          <table:table-cell table:formula="of:=BIN2HEX(CONCATENATE(TEXT([.O49];&quot;0000&quot;);TEXT([.N49];&quot;0000&quot;)))" office:value-type="string" office:string-value="9" calcext:value-type="string">
            <text:p>9</text:p>
          </table:table-cell>
          <table:table-cell/>
          <table:table-cell table:formula="of:=BIN2HEX(CONCATENATE(TEXT([.Q49];&quot;0000&quot;);TEXT([.P49];&quot;0000&quot;)))" office:value-type="string" office:string-value="30" calcext:value-type="string">
            <text:p>30</text:p>
          </table:table-cell>
          <table:table-cell/>
          <table:table-cell table:formula="of:=BIN2HEX(CONCATENATE(TEXT([.S49];&quot;0000&quot;);TEXT([.R49];&quot;0000&quot;)))" office:value-type="string" office:string-value="D0" calcext:value-type="string">
            <text:p>D0</text:p>
          </table:table-cell>
          <table:table-cell/>
          <table:table-cell table:formula="of:=BIN2HEX(CONCATENATE(TEXT([.U49];&quot;0000&quot;);TEXT([.T49];&quot;0000&quot;)))" office:value-type="string" office:string-value="0" calcext:value-type="string">
            <text:p>0</text:p>
          </table:table-cell>
          <table:table-cell/>
          <table:table-cell table:formula="of:=BIN2HEX(CONCATENATE(TEXT([.W49];&quot;0000&quot;);TEXT([.V49];&quot;0000&quot;)))" office:value-type="string" office:string-value="0" calcext:value-type="string">
            <text:p>0</text:p>
          </table:table-cell>
          <table:table-cell/>
          <table:table-cell table:formula="of:=BIN2HEX(CONCATENATE(TEXT([.Y49];&quot;0000&quot;);TEXT([.X49];&quot;0000&quot;)))" office:value-type="string" office:string-value="0" calcext:value-type="string">
            <text:p>0</text:p>
          </table:table-cell>
          <table:table-cell/>
          <table:table-cell table:formula="of:=BIN2HEX(CONCATENATE(TEXT([.AA49];&quot;0000&quot;);TEXT([.Z49];&quot;0000&quot;)))" office:value-type="string" office:string-value="0" calcext:value-type="string">
            <text:p>0</text:p>
          </table:table-cell>
          <table:table-cell/>
          <table:table-cell table:formula="of:=BIN2HEX(CONCATENATE(TEXT([.AC49];&quot;0000&quot;);TEXT([.AB49];&quot;0000&quot;)))" office:value-type="string" office:string-value="0" calcext:value-type="string">
            <text:p>0</text:p>
          </table:table-cell>
          <table:table-cell/>
          <table:table-cell table:formula="of:=BIN2HEX(CONCATENATE(TEXT([.AE49];&quot;0000&quot;);TEXT([.AD49];&quot;0000&quot;)))" office:value-type="string" office:string-value="20" calcext:value-type="string">
            <text:p>20</text:p>
          </table:table-cell>
          <table:table-cell/>
          <table:table-cell table:formula="of:=BIN2HEX(CONCATENATE(TEXT([.AG49];&quot;0000&quot;);TEXT([.AF49];&quot;0000&quot;)))" office:value-type="string" office:string-value="E0" calcext:value-type="string">
            <text:p>E0</text:p>
          </table:table-cell>
          <table:table-cell table:number-columns-repeated="225"/>
        </table:table-row>
        <table:table-row table:style-name="ro2">
          <table:table-cell table:formula="of:=[.A50]" office:value-type="string" office:string-value="AUTO_AUTO_30" calcext:value-type="string">
            <text:p>AUTO_AUTO_30</text:p>
          </table:table-cell>
          <table:table-cell table:formula="of:=BIN2HEX(CONCATENATE(TEXT([.C50];&quot;0000&quot;);TEXT([.B50];&quot;0000&quot;)))" office:value-type="string" office:string-value="14" calcext:value-type="string">
            <text:p>14</text:p>
          </table:table-cell>
          <table:table-cell/>
          <table:table-cell table:formula="of:=BIN2HEX(CONCATENATE(TEXT([.E50];&quot;0000&quot;);TEXT([.D50];&quot;0000&quot;)))" office:value-type="string" office:string-value="63" calcext:value-type="string">
            <text:p>63</text:p>
          </table:table-cell>
          <table:table-cell/>
          <table:table-cell table:formula="of:=BIN2HEX(CONCATENATE(TEXT([.G50];&quot;0000&quot;);TEXT([.F50];&quot;0000&quot;)))" office:value-type="string" office:string-value="0" calcext:value-type="string">
            <text:p>0</text:p>
          </table:table-cell>
          <table:table-cell/>
          <table:table-cell table:formula="of:=BIN2HEX(CONCATENATE(TEXT([.I50];&quot;0000&quot;);TEXT([.H50];&quot;0000&quot;)))" office:value-type="string" office:string-value="10" calcext:value-type="string">
            <text:p>10</text:p>
          </table:table-cell>
          <table:table-cell/>
          <table:table-cell table:formula="of:=BIN2HEX(CONCATENATE(TEXT([.K50];&quot;0000&quot;);TEXT([.J50];&quot;0000&quot;)))" office:value-type="string" office:string-value="10" calcext:value-type="string">
            <text:p>10</text:p>
          </table:table-cell>
          <table:table-cell/>
          <table:table-cell table:formula="of:=BIN2HEX(CONCATENATE(TEXT([.M50];&quot;0000&quot;);TEXT([.L50];&quot;0000&quot;)))" office:value-type="string" office:string-value="FE" calcext:value-type="string">
            <text:p>FE</text:p>
          </table:table-cell>
          <table:table-cell/>
          <table:table-cell table:formula="of:=BIN2HEX(CONCATENATE(TEXT([.O50];&quot;0000&quot;);TEXT([.N50];&quot;0000&quot;)))" office:value-type="string" office:string-value="9" calcext:value-type="string">
            <text:p>9</text:p>
          </table:table-cell>
          <table:table-cell/>
          <table:table-cell table:formula="of:=BIN2HEX(CONCATENATE(TEXT([.Q50];&quot;0000&quot;);TEXT([.P50];&quot;0000&quot;)))" office:value-type="string" office:string-value="30" calcext:value-type="string">
            <text:p>30</text:p>
          </table:table-cell>
          <table:table-cell/>
          <table:table-cell table:formula="of:=BIN2HEX(CONCATENATE(TEXT([.S50];&quot;0000&quot;);TEXT([.R50];&quot;0000&quot;)))" office:value-type="string" office:string-value="E0" calcext:value-type="string">
            <text:p>E0</text:p>
          </table:table-cell>
          <table:table-cell/>
          <table:table-cell table:formula="of:=BIN2HEX(CONCATENATE(TEXT([.U50];&quot;0000&quot;);TEXT([.T50];&quot;0000&quot;)))" office:value-type="string" office:string-value="0" calcext:value-type="string">
            <text:p>0</text:p>
          </table:table-cell>
          <table:table-cell/>
          <table:table-cell table:formula="of:=BIN2HEX(CONCATENATE(TEXT([.W50];&quot;0000&quot;);TEXT([.V50];&quot;0000&quot;)))" office:value-type="string" office:string-value="0" calcext:value-type="string">
            <text:p>0</text:p>
          </table:table-cell>
          <table:table-cell/>
          <table:table-cell table:formula="of:=BIN2HEX(CONCATENATE(TEXT([.Y50];&quot;0000&quot;);TEXT([.X50];&quot;0000&quot;)))" office:value-type="string" office:string-value="0" calcext:value-type="string">
            <text:p>0</text:p>
          </table:table-cell>
          <table:table-cell/>
          <table:table-cell table:formula="of:=BIN2HEX(CONCATENATE(TEXT([.AA50];&quot;0000&quot;);TEXT([.Z50];&quot;0000&quot;)))" office:value-type="string" office:string-value="0" calcext:value-type="string">
            <text:p>0</text:p>
          </table:table-cell>
          <table:table-cell/>
          <table:table-cell table:formula="of:=BIN2HEX(CONCATENATE(TEXT([.AC50];&quot;0000&quot;);TEXT([.AB50];&quot;0000&quot;)))" office:value-type="string" office:string-value="0" calcext:value-type="string">
            <text:p>0</text:p>
          </table:table-cell>
          <table:table-cell/>
          <table:table-cell table:formula="of:=BIN2HEX(CONCATENATE(TEXT([.AE50];&quot;0000&quot;);TEXT([.AD50];&quot;0000&quot;)))" office:value-type="string" office:string-value="20" calcext:value-type="string">
            <text:p>20</text:p>
          </table:table-cell>
          <table:table-cell/>
          <table:table-cell table:formula="of:=BIN2HEX(CONCATENATE(TEXT([.AG50];&quot;0000&quot;);TEXT([.AF50];&quot;0000&quot;)))" office:value-type="string" office:string-value="D0" calcext:value-type="string">
            <text:p>D0</text:p>
          </table:table-cell>
          <table:table-cell table:number-columns-repeated="225"/>
        </table:table-row>
        <table:table-row table:style-name="ro2">
          <table:table-cell table:formula="of:=[.A51]" office:value-type="string" office:string-value="AUTO_HIGH_30" calcext:value-type="string">
            <text:p>AUTO_HIGH_30</text:p>
          </table:table-cell>
          <table:table-cell table:formula="of:=BIN2HEX(CONCATENATE(TEXT([.C51];&quot;0000&quot;);TEXT([.B51];&quot;0000&quot;)))" office:value-type="string" office:string-value="14" calcext:value-type="string">
            <text:p>14</text:p>
          </table:table-cell>
          <table:table-cell/>
          <table:table-cell table:formula="of:=BIN2HEX(CONCATENATE(TEXT([.E51];&quot;0000&quot;);TEXT([.D51];&quot;0000&quot;)))" office:value-type="string" office:string-value="63" calcext:value-type="string">
            <text:p>63</text:p>
          </table:table-cell>
          <table:table-cell/>
          <table:table-cell table:formula="of:=BIN2HEX(CONCATENATE(TEXT([.G51];&quot;0000&quot;);TEXT([.F51];&quot;0000&quot;)))" office:value-type="string" office:string-value="0" calcext:value-type="string">
            <text:p>0</text:p>
          </table:table-cell>
          <table:table-cell/>
          <table:table-cell table:formula="of:=BIN2HEX(CONCATENATE(TEXT([.I51];&quot;0000&quot;);TEXT([.H51];&quot;0000&quot;)))" office:value-type="string" office:string-value="10" calcext:value-type="string">
            <text:p>10</text:p>
          </table:table-cell>
          <table:table-cell/>
          <table:table-cell table:formula="of:=BIN2HEX(CONCATENATE(TEXT([.K51];&quot;0000&quot;);TEXT([.J51];&quot;0000&quot;)))" office:value-type="string" office:string-value="10" calcext:value-type="string">
            <text:p>10</text:p>
          </table:table-cell>
          <table:table-cell/>
          <table:table-cell table:formula="of:=BIN2HEX(CONCATENATE(TEXT([.M51];&quot;0000&quot;);TEXT([.L51];&quot;0000&quot;)))" office:value-type="string" office:string-value="FE" calcext:value-type="string">
            <text:p>FE</text:p>
          </table:table-cell>
          <table:table-cell/>
          <table:table-cell table:formula="of:=BIN2HEX(CONCATENATE(TEXT([.O51];&quot;0000&quot;);TEXT([.N51];&quot;0000&quot;)))" office:value-type="string" office:string-value="9" calcext:value-type="string">
            <text:p>9</text:p>
          </table:table-cell>
          <table:table-cell/>
          <table:table-cell table:formula="of:=BIN2HEX(CONCATENATE(TEXT([.Q51];&quot;0000&quot;);TEXT([.P51];&quot;0000&quot;)))" office:value-type="string" office:string-value="30" calcext:value-type="string">
            <text:p>30</text:p>
          </table:table-cell>
          <table:table-cell/>
          <table:table-cell table:formula="of:=BIN2HEX(CONCATENATE(TEXT([.S51];&quot;0000&quot;);TEXT([.R51];&quot;0000&quot;)))" office:value-type="string" office:string-value="E0" calcext:value-type="string">
            <text:p>E0</text:p>
          </table:table-cell>
          <table:table-cell/>
          <table:table-cell table:formula="of:=BIN2HEX(CONCATENATE(TEXT([.U51];&quot;0000&quot;);TEXT([.T51];&quot;0000&quot;)))" office:value-type="string" office:string-value="0" calcext:value-type="string">
            <text:p>0</text:p>
          </table:table-cell>
          <table:table-cell/>
          <table:table-cell table:formula="of:=BIN2HEX(CONCATENATE(TEXT([.W51];&quot;0000&quot;);TEXT([.V51];&quot;0000&quot;)))" office:value-type="string" office:string-value="1" calcext:value-type="string">
            <text:p>1</text:p>
          </table:table-cell>
          <table:table-cell/>
          <table:table-cell table:formula="of:=BIN2HEX(CONCATENATE(TEXT([.Y51];&quot;0000&quot;);TEXT([.X51];&quot;0000&quot;)))" office:value-type="string" office:string-value="0" calcext:value-type="string">
            <text:p>0</text:p>
          </table:table-cell>
          <table:table-cell/>
          <table:table-cell table:formula="of:=BIN2HEX(CONCATENATE(TEXT([.AA51];&quot;0000&quot;);TEXT([.Z51];&quot;0000&quot;)))" office:value-type="string" office:string-value="0" calcext:value-type="string">
            <text:p>0</text:p>
          </table:table-cell>
          <table:table-cell/>
          <table:table-cell table:formula="of:=BIN2HEX(CONCATENATE(TEXT([.AC51];&quot;0000&quot;);TEXT([.AB51];&quot;0000&quot;)))" office:value-type="string" office:string-value="0" calcext:value-type="string">
            <text:p>0</text:p>
          </table:table-cell>
          <table:table-cell/>
          <table:table-cell table:formula="of:=BIN2HEX(CONCATENATE(TEXT([.AE51];&quot;0000&quot;);TEXT([.AD51];&quot;0000&quot;)))" office:value-type="string" office:string-value="20" calcext:value-type="string">
            <text:p>20</text:p>
          </table:table-cell>
          <table:table-cell/>
          <table:table-cell table:formula="of:=BIN2HEX(CONCATENATE(TEXT([.AG51];&quot;0000&quot;);TEXT([.AF51];&quot;0000&quot;)))" office:value-type="string" office:string-value="CF" calcext:value-type="string">
            <text:p>CF</text:p>
          </table:table-cell>
          <table:table-cell table:number-columns-repeated="225"/>
        </table:table-row>
        <table:table-row table:style-name="ro2">
          <table:table-cell table:formula="of:=[.A52]" office:value-type="string" office:string-value="AUTO_LOW_30" calcext:value-type="string">
            <text:p>AUTO_LOW_30</text:p>
          </table:table-cell>
          <table:table-cell table:formula="of:=BIN2HEX(CONCATENATE(TEXT([.C52];&quot;0000&quot;);TEXT([.B52];&quot;0000&quot;)))" office:value-type="string" office:string-value="14" calcext:value-type="string">
            <text:p>14</text:p>
          </table:table-cell>
          <table:table-cell/>
          <table:table-cell table:formula="of:=BIN2HEX(CONCATENATE(TEXT([.E52];&quot;0000&quot;);TEXT([.D52];&quot;0000&quot;)))" office:value-type="string" office:string-value="63" calcext:value-type="string">
            <text:p>63</text:p>
          </table:table-cell>
          <table:table-cell/>
          <table:table-cell table:formula="of:=BIN2HEX(CONCATENATE(TEXT([.G52];&quot;0000&quot;);TEXT([.F52];&quot;0000&quot;)))" office:value-type="string" office:string-value="0" calcext:value-type="string">
            <text:p>0</text:p>
          </table:table-cell>
          <table:table-cell/>
          <table:table-cell table:formula="of:=BIN2HEX(CONCATENATE(TEXT([.I52];&quot;0000&quot;);TEXT([.H52];&quot;0000&quot;)))" office:value-type="string" office:string-value="10" calcext:value-type="string">
            <text:p>10</text:p>
          </table:table-cell>
          <table:table-cell/>
          <table:table-cell table:formula="of:=BIN2HEX(CONCATENATE(TEXT([.K52];&quot;0000&quot;);TEXT([.J52];&quot;0000&quot;)))" office:value-type="string" office:string-value="10" calcext:value-type="string">
            <text:p>10</text:p>
          </table:table-cell>
          <table:table-cell/>
          <table:table-cell table:formula="of:=BIN2HEX(CONCATENATE(TEXT([.M52];&quot;0000&quot;);TEXT([.L52];&quot;0000&quot;)))" office:value-type="string" office:string-value="FE" calcext:value-type="string">
            <text:p>FE</text:p>
          </table:table-cell>
          <table:table-cell/>
          <table:table-cell table:formula="of:=BIN2HEX(CONCATENATE(TEXT([.O52];&quot;0000&quot;);TEXT([.N52];&quot;0000&quot;)))" office:value-type="string" office:string-value="9" calcext:value-type="string">
            <text:p>9</text:p>
          </table:table-cell>
          <table:table-cell/>
          <table:table-cell table:formula="of:=BIN2HEX(CONCATENATE(TEXT([.Q52];&quot;0000&quot;);TEXT([.P52];&quot;0000&quot;)))" office:value-type="string" office:string-value="30" calcext:value-type="string">
            <text:p>30</text:p>
          </table:table-cell>
          <table:table-cell/>
          <table:table-cell table:formula="of:=BIN2HEX(CONCATENATE(TEXT([.S52];&quot;0000&quot;);TEXT([.R52];&quot;0000&quot;)))" office:value-type="string" office:string-value="E0" calcext:value-type="string">
            <text:p>E0</text:p>
          </table:table-cell>
          <table:table-cell/>
          <table:table-cell table:formula="of:=BIN2HEX(CONCATENATE(TEXT([.U52];&quot;0000&quot;);TEXT([.T52];&quot;0000&quot;)))" office:value-type="string" office:string-value="0" calcext:value-type="string">
            <text:p>0</text:p>
          </table:table-cell>
          <table:table-cell/>
          <table:table-cell table:formula="of:=BIN2HEX(CONCATENATE(TEXT([.W52];&quot;0000&quot;);TEXT([.V52];&quot;0000&quot;)))" office:value-type="string" office:string-value="3" calcext:value-type="string">
            <text:p>3</text:p>
          </table:table-cell>
          <table:table-cell/>
          <table:table-cell table:formula="of:=BIN2HEX(CONCATENATE(TEXT([.Y52];&quot;0000&quot;);TEXT([.X52];&quot;0000&quot;)))" office:value-type="string" office:string-value="0" calcext:value-type="string">
            <text:p>0</text:p>
          </table:table-cell>
          <table:table-cell/>
          <table:table-cell table:formula="of:=BIN2HEX(CONCATENATE(TEXT([.AA52];&quot;0000&quot;);TEXT([.Z52];&quot;0000&quot;)))" office:value-type="string" office:string-value="0" calcext:value-type="string">
            <text:p>0</text:p>
          </table:table-cell>
          <table:table-cell/>
          <table:table-cell table:formula="of:=BIN2HEX(CONCATENATE(TEXT([.AC52];&quot;0000&quot;);TEXT([.AB52];&quot;0000&quot;)))" office:value-type="string" office:string-value="0" calcext:value-type="string">
            <text:p>0</text:p>
          </table:table-cell>
          <table:table-cell/>
          <table:table-cell table:formula="of:=BIN2HEX(CONCATENATE(TEXT([.AE52];&quot;0000&quot;);TEXT([.AD52];&quot;0000&quot;)))" office:value-type="string" office:string-value="20" calcext:value-type="string">
            <text:p>20</text:p>
          </table:table-cell>
          <table:table-cell/>
          <table:table-cell table:formula="of:=BIN2HEX(CONCATENATE(TEXT([.AG52];&quot;0000&quot;);TEXT([.AF52];&quot;0000&quot;)))" office:value-type="string" office:string-value="CD" calcext:value-type="string">
            <text:p>CD</text:p>
          </table:table-cell>
          <table:table-cell table:number-columns-repeated="225"/>
        </table:table-row>
        <table:table-row table:style-name="ro2">
          <table:table-cell table:formula="of:=[.A53]" office:value-type="string" office:string-value="AUTO_MED_30" calcext:value-type="string">
            <text:p>AUTO_MED_30</text:p>
          </table:table-cell>
          <table:table-cell table:formula="of:=BIN2HEX(CONCATENATE(TEXT([.C53];&quot;0000&quot;);TEXT([.B53];&quot;0000&quot;)))" office:value-type="string" office:string-value="14" calcext:value-type="string">
            <text:p>14</text:p>
          </table:table-cell>
          <table:table-cell/>
          <table:table-cell table:formula="of:=BIN2HEX(CONCATENATE(TEXT([.E53];&quot;0000&quot;);TEXT([.D53];&quot;0000&quot;)))" office:value-type="string" office:string-value="63" calcext:value-type="string">
            <text:p>63</text:p>
          </table:table-cell>
          <table:table-cell/>
          <table:table-cell table:formula="of:=BIN2HEX(CONCATENATE(TEXT([.G53];&quot;0000&quot;);TEXT([.F53];&quot;0000&quot;)))" office:value-type="string" office:string-value="0" calcext:value-type="string">
            <text:p>0</text:p>
          </table:table-cell>
          <table:table-cell/>
          <table:table-cell table:formula="of:=BIN2HEX(CONCATENATE(TEXT([.I53];&quot;0000&quot;);TEXT([.H53];&quot;0000&quot;)))" office:value-type="string" office:string-value="10" calcext:value-type="string">
            <text:p>10</text:p>
          </table:table-cell>
          <table:table-cell/>
          <table:table-cell table:formula="of:=BIN2HEX(CONCATENATE(TEXT([.K53];&quot;0000&quot;);TEXT([.J53];&quot;0000&quot;)))" office:value-type="string" office:string-value="10" calcext:value-type="string">
            <text:p>10</text:p>
          </table:table-cell>
          <table:table-cell/>
          <table:table-cell table:formula="of:=BIN2HEX(CONCATENATE(TEXT([.M53];&quot;0000&quot;);TEXT([.L53];&quot;0000&quot;)))" office:value-type="string" office:string-value="FE" calcext:value-type="string">
            <text:p>FE</text:p>
          </table:table-cell>
          <table:table-cell/>
          <table:table-cell table:formula="of:=BIN2HEX(CONCATENATE(TEXT([.O53];&quot;0000&quot;);TEXT([.N53];&quot;0000&quot;)))" office:value-type="string" office:string-value="9" calcext:value-type="string">
            <text:p>9</text:p>
          </table:table-cell>
          <table:table-cell/>
          <table:table-cell table:formula="of:=BIN2HEX(CONCATENATE(TEXT([.Q53];&quot;0000&quot;);TEXT([.P53];&quot;0000&quot;)))" office:value-type="string" office:string-value="30" calcext:value-type="string">
            <text:p>30</text:p>
          </table:table-cell>
          <table:table-cell/>
          <table:table-cell table:formula="of:=BIN2HEX(CONCATENATE(TEXT([.S53];&quot;0000&quot;);TEXT([.R53];&quot;0000&quot;)))" office:value-type="string" office:string-value="E0" calcext:value-type="string">
            <text:p>E0</text:p>
          </table:table-cell>
          <table:table-cell/>
          <table:table-cell table:formula="of:=BIN2HEX(CONCATENATE(TEXT([.U53];&quot;0000&quot;);TEXT([.T53];&quot;0000&quot;)))" office:value-type="string" office:string-value="0" calcext:value-type="string">
            <text:p>0</text:p>
          </table:table-cell>
          <table:table-cell/>
          <table:table-cell table:formula="of:=BIN2HEX(CONCATENATE(TEXT([.W53];&quot;0000&quot;);TEXT([.V53];&quot;0000&quot;)))" office:value-type="string" office:string-value="2" calcext:value-type="string">
            <text:p>2</text:p>
          </table:table-cell>
          <table:table-cell/>
          <table:table-cell table:formula="of:=BIN2HEX(CONCATENATE(TEXT([.Y53];&quot;0000&quot;);TEXT([.X53];&quot;0000&quot;)))" office:value-type="string" office:string-value="0" calcext:value-type="string">
            <text:p>0</text:p>
          </table:table-cell>
          <table:table-cell/>
          <table:table-cell table:formula="of:=BIN2HEX(CONCATENATE(TEXT([.AA53];&quot;0000&quot;);TEXT([.Z53];&quot;0000&quot;)))" office:value-type="string" office:string-value="0" calcext:value-type="string">
            <text:p>0</text:p>
          </table:table-cell>
          <table:table-cell/>
          <table:table-cell table:formula="of:=BIN2HEX(CONCATENATE(TEXT([.AC53];&quot;0000&quot;);TEXT([.AB53];&quot;0000&quot;)))" office:value-type="string" office:string-value="0" calcext:value-type="string">
            <text:p>0</text:p>
          </table:table-cell>
          <table:table-cell/>
          <table:table-cell table:formula="of:=BIN2HEX(CONCATENATE(TEXT([.AE53];&quot;0000&quot;);TEXT([.AD53];&quot;0000&quot;)))" office:value-type="string" office:string-value="20" calcext:value-type="string">
            <text:p>20</text:p>
          </table:table-cell>
          <table:table-cell/>
          <table:table-cell table:formula="of:=BIN2HEX(CONCATENATE(TEXT([.AG53];&quot;0000&quot;);TEXT([.AF53];&quot;0000&quot;)))" office:value-type="string" office:string-value="CE" calcext:value-type="string">
            <text:p>CE</text:p>
          </table:table-cell>
          <table:table-cell table:number-columns-repeated="225"/>
        </table:table-row>
        <table:table-row table:style-name="ro2">
          <table:table-cell table:formula="of:=[.A54]" office:value-type="string" office:string-value="AUTO_QUIET_30" calcext:value-type="string">
            <text:p>AUTO_QUIET_30</text:p>
          </table:table-cell>
          <table:table-cell table:formula="of:=BIN2HEX(CONCATENATE(TEXT([.C54];&quot;0000&quot;);TEXT([.B54];&quot;0000&quot;)))" office:value-type="string" office:string-value="14" calcext:value-type="string">
            <text:p>14</text:p>
          </table:table-cell>
          <table:table-cell/>
          <table:table-cell table:formula="of:=BIN2HEX(CONCATENATE(TEXT([.E54];&quot;0000&quot;);TEXT([.D54];&quot;0000&quot;)))" office:value-type="string" office:string-value="63" calcext:value-type="string">
            <text:p>63</text:p>
          </table:table-cell>
          <table:table-cell/>
          <table:table-cell table:formula="of:=BIN2HEX(CONCATENATE(TEXT([.G54];&quot;0000&quot;);TEXT([.F54];&quot;0000&quot;)))" office:value-type="string" office:string-value="0" calcext:value-type="string">
            <text:p>0</text:p>
          </table:table-cell>
          <table:table-cell/>
          <table:table-cell table:formula="of:=BIN2HEX(CONCATENATE(TEXT([.I54];&quot;0000&quot;);TEXT([.H54];&quot;0000&quot;)))" office:value-type="string" office:string-value="10" calcext:value-type="string">
            <text:p>10</text:p>
          </table:table-cell>
          <table:table-cell/>
          <table:table-cell table:formula="of:=BIN2HEX(CONCATENATE(TEXT([.K54];&quot;0000&quot;);TEXT([.J54];&quot;0000&quot;)))" office:value-type="string" office:string-value="10" calcext:value-type="string">
            <text:p>10</text:p>
          </table:table-cell>
          <table:table-cell/>
          <table:table-cell table:formula="of:=BIN2HEX(CONCATENATE(TEXT([.M54];&quot;0000&quot;);TEXT([.L54];&quot;0000&quot;)))" office:value-type="string" office:string-value="FE" calcext:value-type="string">
            <text:p>FE</text:p>
          </table:table-cell>
          <table:table-cell/>
          <table:table-cell table:formula="of:=BIN2HEX(CONCATENATE(TEXT([.O54];&quot;0000&quot;);TEXT([.N54];&quot;0000&quot;)))" office:value-type="string" office:string-value="9" calcext:value-type="string">
            <text:p>9</text:p>
          </table:table-cell>
          <table:table-cell/>
          <table:table-cell table:formula="of:=BIN2HEX(CONCATENATE(TEXT([.Q54];&quot;0000&quot;);TEXT([.P54];&quot;0000&quot;)))" office:value-type="string" office:string-value="30" calcext:value-type="string">
            <text:p>30</text:p>
          </table:table-cell>
          <table:table-cell/>
          <table:table-cell table:formula="of:=BIN2HEX(CONCATENATE(TEXT([.S54];&quot;0000&quot;);TEXT([.R54];&quot;0000&quot;)))" office:value-type="string" office:string-value="E0" calcext:value-type="string">
            <text:p>E0</text:p>
          </table:table-cell>
          <table:table-cell/>
          <table:table-cell table:formula="of:=BIN2HEX(CONCATENATE(TEXT([.U54];&quot;0000&quot;);TEXT([.T54];&quot;0000&quot;)))" office:value-type="string" office:string-value="0" calcext:value-type="string">
            <text:p>0</text:p>
          </table:table-cell>
          <table:table-cell/>
          <table:table-cell table:formula="of:=BIN2HEX(CONCATENATE(TEXT([.W54];&quot;0000&quot;);TEXT([.V54];&quot;0000&quot;)))" office:value-type="string" office:string-value="4" calcext:value-type="string">
            <text:p>4</text:p>
          </table:table-cell>
          <table:table-cell/>
          <table:table-cell table:formula="of:=BIN2HEX(CONCATENATE(TEXT([.Y54];&quot;0000&quot;);TEXT([.X54];&quot;0000&quot;)))" office:value-type="string" office:string-value="0" calcext:value-type="string">
            <text:p>0</text:p>
          </table:table-cell>
          <table:table-cell/>
          <table:table-cell table:formula="of:=BIN2HEX(CONCATENATE(TEXT([.AA54];&quot;0000&quot;);TEXT([.Z54];&quot;0000&quot;)))" office:value-type="string" office:string-value="0" calcext:value-type="string">
            <text:p>0</text:p>
          </table:table-cell>
          <table:table-cell/>
          <table:table-cell table:formula="of:=BIN2HEX(CONCATENATE(TEXT([.AC54];&quot;0000&quot;);TEXT([.AB54];&quot;0000&quot;)))" office:value-type="string" office:string-value="0" calcext:value-type="string">
            <text:p>0</text:p>
          </table:table-cell>
          <table:table-cell/>
          <table:table-cell table:formula="of:=BIN2HEX(CONCATENATE(TEXT([.AE54];&quot;0000&quot;);TEXT([.AD54];&quot;0000&quot;)))" office:value-type="string" office:string-value="20" calcext:value-type="string">
            <text:p>20</text:p>
          </table:table-cell>
          <table:table-cell/>
          <table:table-cell table:formula="of:=BIN2HEX(CONCATENATE(TEXT([.AG54];&quot;0000&quot;);TEXT([.AF54];&quot;0000&quot;)))" office:value-type="string" office:string-value="CC" calcext:value-type="string">
            <text:p>CC</text:p>
          </table:table-cell>
          <table:table-cell table:number-columns-repeated="225"/>
        </table:table-row>
        <table:table-row table:style-name="ro2">
          <table:table-cell table:formula="of:=[.A55]" office:value-type="string" office:string-value="COOL_AUTO_30" calcext:value-type="string">
            <text:p>COOL_AUTO_30</text:p>
          </table:table-cell>
          <table:table-cell table:formula="of:=BIN2HEX(CONCATENATE(TEXT([.C55];&quot;0000&quot;);TEXT([.B55];&quot;0000&quot;)))" office:value-type="string" office:string-value="14" calcext:value-type="string">
            <text:p>14</text:p>
          </table:table-cell>
          <table:table-cell/>
          <table:table-cell table:formula="of:=BIN2HEX(CONCATENATE(TEXT([.E55];&quot;0000&quot;);TEXT([.D55];&quot;0000&quot;)))" office:value-type="string" office:string-value="63" calcext:value-type="string">
            <text:p>63</text:p>
          </table:table-cell>
          <table:table-cell/>
          <table:table-cell table:formula="of:=BIN2HEX(CONCATENATE(TEXT([.G55];&quot;0000&quot;);TEXT([.F55];&quot;0000&quot;)))" office:value-type="string" office:string-value="0" calcext:value-type="string">
            <text:p>0</text:p>
          </table:table-cell>
          <table:table-cell/>
          <table:table-cell table:formula="of:=BIN2HEX(CONCATENATE(TEXT([.I55];&quot;0000&quot;);TEXT([.H55];&quot;0000&quot;)))" office:value-type="string" office:string-value="10" calcext:value-type="string">
            <text:p>10</text:p>
          </table:table-cell>
          <table:table-cell/>
          <table:table-cell table:formula="of:=BIN2HEX(CONCATENATE(TEXT([.K55];&quot;0000&quot;);TEXT([.J55];&quot;0000&quot;)))" office:value-type="string" office:string-value="10" calcext:value-type="string">
            <text:p>10</text:p>
          </table:table-cell>
          <table:table-cell/>
          <table:table-cell table:formula="of:=BIN2HEX(CONCATENATE(TEXT([.M55];&quot;0000&quot;);TEXT([.L55];&quot;0000&quot;)))" office:value-type="string" office:string-value="FE" calcext:value-type="string">
            <text:p>FE</text:p>
          </table:table-cell>
          <table:table-cell/>
          <table:table-cell table:formula="of:=BIN2HEX(CONCATENATE(TEXT([.O55];&quot;0000&quot;);TEXT([.N55];&quot;0000&quot;)))" office:value-type="string" office:string-value="9" calcext:value-type="string">
            <text:p>9</text:p>
          </table:table-cell>
          <table:table-cell/>
          <table:table-cell table:formula="of:=BIN2HEX(CONCATENATE(TEXT([.Q55];&quot;0000&quot;);TEXT([.P55];&quot;0000&quot;)))" office:value-type="string" office:string-value="30" calcext:value-type="string">
            <text:p>30</text:p>
          </table:table-cell>
          <table:table-cell/>
          <table:table-cell table:formula="of:=BIN2HEX(CONCATENATE(TEXT([.S55];&quot;0000&quot;);TEXT([.R55];&quot;0000&quot;)))" office:value-type="string" office:string-value="E0" calcext:value-type="string">
            <text:p>E0</text:p>
          </table:table-cell>
          <table:table-cell/>
          <table:table-cell table:formula="of:=BIN2HEX(CONCATENATE(TEXT([.U55];&quot;0000&quot;);TEXT([.T55];&quot;0000&quot;)))" office:value-type="string" office:string-value="1" calcext:value-type="string">
            <text:p>1</text:p>
          </table:table-cell>
          <table:table-cell/>
          <table:table-cell table:formula="of:=BIN2HEX(CONCATENATE(TEXT([.W55];&quot;0000&quot;);TEXT([.V55];&quot;0000&quot;)))" office:value-type="string" office:string-value="0" calcext:value-type="string">
            <text:p>0</text:p>
          </table:table-cell>
          <table:table-cell/>
          <table:table-cell table:formula="of:=BIN2HEX(CONCATENATE(TEXT([.Y55];&quot;0000&quot;);TEXT([.X55];&quot;0000&quot;)))" office:value-type="string" office:string-value="0" calcext:value-type="string">
            <text:p>0</text:p>
          </table:table-cell>
          <table:table-cell/>
          <table:table-cell table:formula="of:=BIN2HEX(CONCATENATE(TEXT([.AA55];&quot;0000&quot;);TEXT([.Z55];&quot;0000&quot;)))" office:value-type="string" office:string-value="0" calcext:value-type="string">
            <text:p>0</text:p>
          </table:table-cell>
          <table:table-cell/>
          <table:table-cell table:formula="of:=BIN2HEX(CONCATENATE(TEXT([.AC55];&quot;0000&quot;);TEXT([.AB55];&quot;0000&quot;)))" office:value-type="string" office:string-value="0" calcext:value-type="string">
            <text:p>0</text:p>
          </table:table-cell>
          <table:table-cell/>
          <table:table-cell table:formula="of:=BIN2HEX(CONCATENATE(TEXT([.AE55];&quot;0000&quot;);TEXT([.AD55];&quot;0000&quot;)))" office:value-type="string" office:string-value="20" calcext:value-type="string">
            <text:p>20</text:p>
          </table:table-cell>
          <table:table-cell/>
          <table:table-cell table:formula="of:=BIN2HEX(CONCATENATE(TEXT([.AG55];&quot;0000&quot;);TEXT([.AF55];&quot;0000&quot;)))" office:value-type="string" office:string-value="CF" calcext:value-type="string">
            <text:p>CF</text:p>
          </table:table-cell>
          <table:table-cell table:number-columns-repeated="225"/>
        </table:table-row>
        <table:table-row table:style-name="ro2">
          <table:table-cell table:formula="of:=[.A56]" office:value-type="string" office:string-value="DRY_AUTO_30" calcext:value-type="string">
            <text:p>DRY_AUTO_30</text:p>
          </table:table-cell>
          <table:table-cell table:formula="of:=BIN2HEX(CONCATENATE(TEXT([.C56];&quot;0000&quot;);TEXT([.B56];&quot;0000&quot;)))" office:value-type="string" office:string-value="14" calcext:value-type="string">
            <text:p>14</text:p>
          </table:table-cell>
          <table:table-cell/>
          <table:table-cell table:formula="of:=BIN2HEX(CONCATENATE(TEXT([.E56];&quot;0000&quot;);TEXT([.D56];&quot;0000&quot;)))" office:value-type="string" office:string-value="63" calcext:value-type="string">
            <text:p>63</text:p>
          </table:table-cell>
          <table:table-cell/>
          <table:table-cell table:formula="of:=BIN2HEX(CONCATENATE(TEXT([.G56];&quot;0000&quot;);TEXT([.F56];&quot;0000&quot;)))" office:value-type="string" office:string-value="0" calcext:value-type="string">
            <text:p>0</text:p>
          </table:table-cell>
          <table:table-cell/>
          <table:table-cell table:formula="of:=BIN2HEX(CONCATENATE(TEXT([.I56];&quot;0000&quot;);TEXT([.H56];&quot;0000&quot;)))" office:value-type="string" office:string-value="10" calcext:value-type="string">
            <text:p>10</text:p>
          </table:table-cell>
          <table:table-cell/>
          <table:table-cell table:formula="of:=BIN2HEX(CONCATENATE(TEXT([.K56];&quot;0000&quot;);TEXT([.J56];&quot;0000&quot;)))" office:value-type="string" office:string-value="10" calcext:value-type="string">
            <text:p>10</text:p>
          </table:table-cell>
          <table:table-cell/>
          <table:table-cell table:formula="of:=BIN2HEX(CONCATENATE(TEXT([.M56];&quot;0000&quot;);TEXT([.L56];&quot;0000&quot;)))" office:value-type="string" office:string-value="FE" calcext:value-type="string">
            <text:p>FE</text:p>
          </table:table-cell>
          <table:table-cell/>
          <table:table-cell table:formula="of:=BIN2HEX(CONCATENATE(TEXT([.O56];&quot;0000&quot;);TEXT([.N56];&quot;0000&quot;)))" office:value-type="string" office:string-value="9" calcext:value-type="string">
            <text:p>9</text:p>
          </table:table-cell>
          <table:table-cell/>
          <table:table-cell table:formula="of:=BIN2HEX(CONCATENATE(TEXT([.Q56];&quot;0000&quot;);TEXT([.P56];&quot;0000&quot;)))" office:value-type="string" office:string-value="30" calcext:value-type="string">
            <text:p>30</text:p>
          </table:table-cell>
          <table:table-cell/>
          <table:table-cell table:formula="of:=BIN2HEX(CONCATENATE(TEXT([.S56];&quot;0000&quot;);TEXT([.R56];&quot;0000&quot;)))" office:value-type="string" office:string-value="E0" calcext:value-type="string">
            <text:p>E0</text:p>
          </table:table-cell>
          <table:table-cell/>
          <table:table-cell table:formula="of:=BIN2HEX(CONCATENATE(TEXT([.U56];&quot;0000&quot;);TEXT([.T56];&quot;0000&quot;)))" office:value-type="string" office:string-value="2" calcext:value-type="string">
            <text:p>2</text:p>
          </table:table-cell>
          <table:table-cell/>
          <table:table-cell table:formula="of:=BIN2HEX(CONCATENATE(TEXT([.W56];&quot;0000&quot;);TEXT([.V56];&quot;0000&quot;)))" office:value-type="string" office:string-value="0" calcext:value-type="string">
            <text:p>0</text:p>
          </table:table-cell>
          <table:table-cell/>
          <table:table-cell table:formula="of:=BIN2HEX(CONCATENATE(TEXT([.Y56];&quot;0000&quot;);TEXT([.X56];&quot;0000&quot;)))" office:value-type="string" office:string-value="0" calcext:value-type="string">
            <text:p>0</text:p>
          </table:table-cell>
          <table:table-cell/>
          <table:table-cell table:formula="of:=BIN2HEX(CONCATENATE(TEXT([.AA56];&quot;0000&quot;);TEXT([.Z56];&quot;0000&quot;)))" office:value-type="string" office:string-value="0" calcext:value-type="string">
            <text:p>0</text:p>
          </table:table-cell>
          <table:table-cell/>
          <table:table-cell table:formula="of:=BIN2HEX(CONCATENATE(TEXT([.AC56];&quot;0000&quot;);TEXT([.AB56];&quot;0000&quot;)))" office:value-type="string" office:string-value="0" calcext:value-type="string">
            <text:p>0</text:p>
          </table:table-cell>
          <table:table-cell/>
          <table:table-cell table:formula="of:=BIN2HEX(CONCATENATE(TEXT([.AE56];&quot;0000&quot;);TEXT([.AD56];&quot;0000&quot;)))" office:value-type="string" office:string-value="20" calcext:value-type="string">
            <text:p>20</text:p>
          </table:table-cell>
          <table:table-cell/>
          <table:table-cell table:formula="of:=BIN2HEX(CONCATENATE(TEXT([.AG56];&quot;0000&quot;);TEXT([.AF56];&quot;0000&quot;)))" office:value-type="string" office:string-value="CE" calcext:value-type="string">
            <text:p>CE</text:p>
          </table:table-cell>
          <table:table-cell table:number-columns-repeated="225"/>
        </table:table-row>
        <table:table-row table:style-name="ro2">
          <table:table-cell table:formula="of:=[.A57]" office:value-type="string" office:string-value="FAN_AUTO_00" calcext:value-type="string">
            <text:p>FAN_AUTO_00</text:p>
          </table:table-cell>
          <table:table-cell table:formula="of:=BIN2HEX(CONCATENATE(TEXT([.C57];&quot;0000&quot;);TEXT([.B57];&quot;0000&quot;)))" office:value-type="string" office:string-value="14" calcext:value-type="string">
            <text:p>14</text:p>
          </table:table-cell>
          <table:table-cell/>
          <table:table-cell table:formula="of:=BIN2HEX(CONCATENATE(TEXT([.E57];&quot;0000&quot;);TEXT([.D57];&quot;0000&quot;)))" office:value-type="string" office:string-value="63" calcext:value-type="string">
            <text:p>63</text:p>
          </table:table-cell>
          <table:table-cell/>
          <table:table-cell table:formula="of:=BIN2HEX(CONCATENATE(TEXT([.G57];&quot;0000&quot;);TEXT([.F57];&quot;0000&quot;)))" office:value-type="string" office:string-value="0" calcext:value-type="string">
            <text:p>0</text:p>
          </table:table-cell>
          <table:table-cell/>
          <table:table-cell table:formula="of:=BIN2HEX(CONCATENATE(TEXT([.I57];&quot;0000&quot;);TEXT([.H57];&quot;0000&quot;)))" office:value-type="string" office:string-value="10" calcext:value-type="string">
            <text:p>10</text:p>
          </table:table-cell>
          <table:table-cell/>
          <table:table-cell table:formula="of:=BIN2HEX(CONCATENATE(TEXT([.K57];&quot;0000&quot;);TEXT([.J57];&quot;0000&quot;)))" office:value-type="string" office:string-value="10" calcext:value-type="string">
            <text:p>10</text:p>
          </table:table-cell>
          <table:table-cell/>
          <table:table-cell table:formula="of:=BIN2HEX(CONCATENATE(TEXT([.M57];&quot;0000&quot;);TEXT([.L57];&quot;0000&quot;)))" office:value-type="string" office:string-value="FE" calcext:value-type="string">
            <text:p>FE</text:p>
          </table:table-cell>
          <table:table-cell/>
          <table:table-cell table:formula="of:=BIN2HEX(CONCATENATE(TEXT([.O57];&quot;0000&quot;);TEXT([.N57];&quot;0000&quot;)))" office:value-type="string" office:string-value="9" calcext:value-type="string">
            <text:p>9</text:p>
          </table:table-cell>
          <table:table-cell/>
          <table:table-cell table:formula="of:=BIN2HEX(CONCATENATE(TEXT([.Q57];&quot;0000&quot;);TEXT([.P57];&quot;0000&quot;)))" office:value-type="string" office:string-value="30" calcext:value-type="string">
            <text:p>30</text:p>
          </table:table-cell>
          <table:table-cell/>
          <table:table-cell table:formula="of:=BIN2HEX(CONCATENATE(TEXT([.S57];&quot;0000&quot;);TEXT([.R57];&quot;0000&quot;)))" office:value-type="string" office:string-value="E0" calcext:value-type="string">
            <text:p>E0</text:p>
          </table:table-cell>
          <table:table-cell/>
          <table:table-cell table:formula="of:=BIN2HEX(CONCATENATE(TEXT([.U57];&quot;0000&quot;);TEXT([.T57];&quot;0000&quot;)))" office:value-type="string" office:string-value="3" calcext:value-type="string">
            <text:p>3</text:p>
          </table:table-cell>
          <table:table-cell/>
          <table:table-cell table:formula="of:=BIN2HEX(CONCATENATE(TEXT([.W57];&quot;0000&quot;);TEXT([.V57];&quot;0000&quot;)))" office:value-type="string" office:string-value="0" calcext:value-type="string">
            <text:p>0</text:p>
          </table:table-cell>
          <table:table-cell/>
          <table:table-cell table:formula="of:=BIN2HEX(CONCATENATE(TEXT([.Y57];&quot;0000&quot;);TEXT([.X57];&quot;0000&quot;)))" office:value-type="string" office:string-value="0" calcext:value-type="string">
            <text:p>0</text:p>
          </table:table-cell>
          <table:table-cell/>
          <table:table-cell table:formula="of:=BIN2HEX(CONCATENATE(TEXT([.AA57];&quot;0000&quot;);TEXT([.Z57];&quot;0000&quot;)))" office:value-type="string" office:string-value="0" calcext:value-type="string">
            <text:p>0</text:p>
          </table:table-cell>
          <table:table-cell/>
          <table:table-cell table:formula="of:=BIN2HEX(CONCATENATE(TEXT([.AC57];&quot;0000&quot;);TEXT([.AB57];&quot;0000&quot;)))" office:value-type="string" office:string-value="0" calcext:value-type="string">
            <text:p>0</text:p>
          </table:table-cell>
          <table:table-cell/>
          <table:table-cell table:formula="of:=BIN2HEX(CONCATENATE(TEXT([.AE57];&quot;0000&quot;);TEXT([.AD57];&quot;0000&quot;)))" office:value-type="string" office:string-value="20" calcext:value-type="string">
            <text:p>20</text:p>
          </table:table-cell>
          <table:table-cell/>
          <table:table-cell table:formula="of:=BIN2HEX(CONCATENATE(TEXT([.AG57];&quot;0000&quot;);TEXT([.AF57];&quot;0000&quot;)))" office:value-type="string" office:string-value="CD" calcext:value-type="string">
            <text:p>CD</text:p>
          </table:table-cell>
          <table:table-cell table:number-columns-repeated="225"/>
        </table:table-row>
        <table:table-row table:style-name="ro2">
          <table:table-cell table:formula="of:=[.A58]" office:value-type="string" office:string-value="HEAT_AUTO_30" calcext:value-type="string">
            <text:p>HEAT_AUTO_30</text:p>
          </table:table-cell>
          <table:table-cell table:formula="of:=BIN2HEX(CONCATENATE(TEXT([.C58];&quot;0000&quot;);TEXT([.B58];&quot;0000&quot;)))" office:value-type="string" office:string-value="14" calcext:value-type="string">
            <text:p>14</text:p>
          </table:table-cell>
          <table:table-cell/>
          <table:table-cell table:formula="of:=BIN2HEX(CONCATENATE(TEXT([.E58];&quot;0000&quot;);TEXT([.D58];&quot;0000&quot;)))" office:value-type="string" office:string-value="63" calcext:value-type="string">
            <text:p>63</text:p>
          </table:table-cell>
          <table:table-cell/>
          <table:table-cell table:formula="of:=BIN2HEX(CONCATENATE(TEXT([.G58];&quot;0000&quot;);TEXT([.F58];&quot;0000&quot;)))" office:value-type="string" office:string-value="0" calcext:value-type="string">
            <text:p>0</text:p>
          </table:table-cell>
          <table:table-cell/>
          <table:table-cell table:formula="of:=BIN2HEX(CONCATENATE(TEXT([.I58];&quot;0000&quot;);TEXT([.H58];&quot;0000&quot;)))" office:value-type="string" office:string-value="10" calcext:value-type="string">
            <text:p>10</text:p>
          </table:table-cell>
          <table:table-cell/>
          <table:table-cell table:formula="of:=BIN2HEX(CONCATENATE(TEXT([.K58];&quot;0000&quot;);TEXT([.J58];&quot;0000&quot;)))" office:value-type="string" office:string-value="10" calcext:value-type="string">
            <text:p>10</text:p>
          </table:table-cell>
          <table:table-cell/>
          <table:table-cell table:formula="of:=BIN2HEX(CONCATENATE(TEXT([.M58];&quot;0000&quot;);TEXT([.L58];&quot;0000&quot;)))" office:value-type="string" office:string-value="FE" calcext:value-type="string">
            <text:p>FE</text:p>
          </table:table-cell>
          <table:table-cell/>
          <table:table-cell table:formula="of:=BIN2HEX(CONCATENATE(TEXT([.O58];&quot;0000&quot;);TEXT([.N58];&quot;0000&quot;)))" office:value-type="string" office:string-value="9" calcext:value-type="string">
            <text:p>9</text:p>
          </table:table-cell>
          <table:table-cell/>
          <table:table-cell table:formula="of:=BIN2HEX(CONCATENATE(TEXT([.Q58];&quot;0000&quot;);TEXT([.P58];&quot;0000&quot;)))" office:value-type="string" office:string-value="30" calcext:value-type="string">
            <text:p>30</text:p>
          </table:table-cell>
          <table:table-cell/>
          <table:table-cell table:formula="of:=BIN2HEX(CONCATENATE(TEXT([.S58];&quot;0000&quot;);TEXT([.R58];&quot;0000&quot;)))" office:value-type="string" office:string-value="E0" calcext:value-type="string">
            <text:p>E0</text:p>
          </table:table-cell>
          <table:table-cell/>
          <table:table-cell table:formula="of:=BIN2HEX(CONCATENATE(TEXT([.U58];&quot;0000&quot;);TEXT([.T58];&quot;0000&quot;)))" office:value-type="string" office:string-value="4" calcext:value-type="string">
            <text:p>4</text:p>
          </table:table-cell>
          <table:table-cell/>
          <table:table-cell table:formula="of:=BIN2HEX(CONCATENATE(TEXT([.W58];&quot;0000&quot;);TEXT([.V58];&quot;0000&quot;)))" office:value-type="string" office:string-value="0" calcext:value-type="string">
            <text:p>0</text:p>
          </table:table-cell>
          <table:table-cell/>
          <table:table-cell table:formula="of:=BIN2HEX(CONCATENATE(TEXT([.Y58];&quot;0000&quot;);TEXT([.X58];&quot;0000&quot;)))" office:value-type="string" office:string-value="0" calcext:value-type="string">
            <text:p>0</text:p>
          </table:table-cell>
          <table:table-cell/>
          <table:table-cell table:formula="of:=BIN2HEX(CONCATENATE(TEXT([.AA58];&quot;0000&quot;);TEXT([.Z58];&quot;0000&quot;)))" office:value-type="string" office:string-value="0" calcext:value-type="string">
            <text:p>0</text:p>
          </table:table-cell>
          <table:table-cell/>
          <table:table-cell table:formula="of:=BIN2HEX(CONCATENATE(TEXT([.AC58];&quot;0000&quot;);TEXT([.AB58];&quot;0000&quot;)))" office:value-type="string" office:string-value="0" calcext:value-type="string">
            <text:p>0</text:p>
          </table:table-cell>
          <table:table-cell/>
          <table:table-cell table:formula="of:=BIN2HEX(CONCATENATE(TEXT([.AE58];&quot;0000&quot;);TEXT([.AD58];&quot;0000&quot;)))" office:value-type="string" office:string-value="20" calcext:value-type="string">
            <text:p>20</text:p>
          </table:table-cell>
          <table:table-cell/>
          <table:table-cell table:formula="of:=BIN2HEX(CONCATENATE(TEXT([.AG58];&quot;0000&quot;);TEXT([.AF58];&quot;0000&quot;)))" office:value-type="string" office:string-value="CC" calcext:value-type="string">
            <text:p>CC</text:p>
          </table:table-cell>
          <table:table-cell table:number-columns-repeated="225"/>
        </table:table-row>
        <table:table-row table:style-name="ro2">
          <table:table-cell table:style-name="ce7" table:formula="of:=[.A59]" office:value-type="string" office:string-value="HEAT_AUTO_30_POWEROFF" calcext:value-type="string">
            <text:p>HEAT_AUTO_30_POWEROFF</text:p>
          </table:table-cell>
          <table:table-cell table:style-name="ce7" table:formula="of:=BIN2HEX(CONCATENATE(TEXT([.C59];&quot;0000&quot;);TEXT([.B59];&quot;0000&quot;)))" office:value-type="string" office:string-value="14" calcext:value-type="string">
            <text:p>14</text:p>
          </table:table-cell>
          <table:table-cell table:style-name="ce7"/>
          <table:table-cell table:style-name="ce7" table:formula="of:=BIN2HEX(CONCATENATE(TEXT([.E59];&quot;0000&quot;);TEXT([.D59];&quot;0000&quot;)))" office:value-type="string" office:string-value="63" calcext:value-type="string">
            <text:p>63</text:p>
          </table:table-cell>
          <table:table-cell table:style-name="ce7"/>
          <table:table-cell table:style-name="ce7" table:formula="of:=BIN2HEX(CONCATENATE(TEXT([.G59];&quot;0000&quot;);TEXT([.F59];&quot;0000&quot;)))" office:value-type="string" office:string-value="0" calcext:value-type="string">
            <text:p>0</text:p>
          </table:table-cell>
          <table:table-cell table:style-name="ce7"/>
          <table:table-cell table:style-name="ce7" table:formula="of:=BIN2HEX(CONCATENATE(TEXT([.I59];&quot;0000&quot;);TEXT([.H59];&quot;0000&quot;)))" office:value-type="string" office:string-value="10" calcext:value-type="string">
            <text:p>10</text:p>
          </table:table-cell>
          <table:table-cell table:style-name="ce7"/>
          <table:table-cell table:style-name="ce7" table:formula="of:=BIN2HEX(CONCATENATE(TEXT([.K59];&quot;0000&quot;);TEXT([.J59];&quot;0000&quot;)))" office:value-type="string" office:string-value="10" calcext:value-type="string">
            <text:p>10</text:p>
          </table:table-cell>
          <table:table-cell table:style-name="ce7"/>
          <table:table-cell table:style-name="ce7" table:formula="of:=BIN2HEX(CONCATENATE(TEXT([.M59];&quot;0000&quot;);TEXT([.L59];&quot;0000&quot;)))" office:value-type="string" office:string-value="2" calcext:value-type="string">
            <text:p>2</text:p>
          </table:table-cell>
          <table:table-cell table:style-name="ce7"/>
          <table:table-cell table:style-name="ce7" table:formula="of:=BIN2HEX(CONCATENATE(TEXT([.O59];&quot;0000&quot;);TEXT([.N59];&quot;0000&quot;)))" office:value-type="string" office:string-value="FD" calcext:value-type="string">
            <text:p>FD</text:p>
          </table:table-cell>
          <table:table-cell table:number-columns-repeated="243"/>
        </table:table-row>
        <table:table-row table:style-name="ro2">
          <table:table-cell table:formula="of:=[.A60]" office:value-type="string" office:string-value="HEAT_AUTO_30_POWERON" calcext:value-type="string">
            <text:p>HEAT_AUTO_30_POWERON</text:p>
          </table:table-cell>
          <table:table-cell table:formula="of:=BIN2HEX(CONCATENATE(TEXT([.C60];&quot;0000&quot;);TEXT([.B60];&quot;0000&quot;)))" office:value-type="string" office:string-value="14" calcext:value-type="string">
            <text:p>14</text:p>
          </table:table-cell>
          <table:table-cell/>
          <table:table-cell table:formula="of:=BIN2HEX(CONCATENATE(TEXT([.E60];&quot;0000&quot;);TEXT([.D60];&quot;0000&quot;)))" office:value-type="string" office:string-value="63" calcext:value-type="string">
            <text:p>63</text:p>
          </table:table-cell>
          <table:table-cell/>
          <table:table-cell table:formula="of:=BIN2HEX(CONCATENATE(TEXT([.G60];&quot;0000&quot;);TEXT([.F60];&quot;0000&quot;)))" office:value-type="string" office:string-value="0" calcext:value-type="string">
            <text:p>0</text:p>
          </table:table-cell>
          <table:table-cell/>
          <table:table-cell table:formula="of:=BIN2HEX(CONCATENATE(TEXT([.I60];&quot;0000&quot;);TEXT([.H60];&quot;0000&quot;)))" office:value-type="string" office:string-value="10" calcext:value-type="string">
            <text:p>10</text:p>
          </table:table-cell>
          <table:table-cell/>
          <table:table-cell table:formula="of:=BIN2HEX(CONCATENATE(TEXT([.K60];&quot;0000&quot;);TEXT([.J60];&quot;0000&quot;)))" office:value-type="string" office:string-value="10" calcext:value-type="string">
            <text:p>10</text:p>
          </table:table-cell>
          <table:table-cell/>
          <table:table-cell table:formula="of:=BIN2HEX(CONCATENATE(TEXT([.M60];&quot;0000&quot;);TEXT([.L60];&quot;0000&quot;)))" office:value-type="string" office:string-value="FE" calcext:value-type="string">
            <text:p>FE</text:p>
          </table:table-cell>
          <table:table-cell/>
          <table:table-cell table:formula="of:=BIN2HEX(CONCATENATE(TEXT([.O60];&quot;0000&quot;);TEXT([.N60];&quot;0000&quot;)))" office:value-type="string" office:string-value="9" calcext:value-type="string">
            <text:p>9</text:p>
          </table:table-cell>
          <table:table-cell/>
          <table:table-cell table:formula="of:=BIN2HEX(CONCATENATE(TEXT([.Q60];&quot;0000&quot;);TEXT([.P60];&quot;0000&quot;)))" office:value-type="string" office:string-value="30" calcext:value-type="string">
            <text:p>30</text:p>
          </table:table-cell>
          <table:table-cell/>
          <table:table-cell table:formula="of:=BIN2HEX(CONCATENATE(TEXT([.S60];&quot;0000&quot;);TEXT([.R60];&quot;0000&quot;)))" office:value-type="string" office:string-value="E1" calcext:value-type="string">
            <text:p>E1</text:p>
          </table:table-cell>
          <table:table-cell/>
          <table:table-cell table:formula="of:=BIN2HEX(CONCATENATE(TEXT([.U60];&quot;0000&quot;);TEXT([.T60];&quot;0000&quot;)))" office:value-type="string" office:string-value="4" calcext:value-type="string">
            <text:p>4</text:p>
          </table:table-cell>
          <table:table-cell/>
          <table:table-cell table:formula="of:=BIN2HEX(CONCATENATE(TEXT([.W60];&quot;0000&quot;);TEXT([.V60];&quot;0000&quot;)))" office:value-type="string" office:string-value="0" calcext:value-type="string">
            <text:p>0</text:p>
          </table:table-cell>
          <table:table-cell/>
          <table:table-cell table:formula="of:=BIN2HEX(CONCATENATE(TEXT([.Y60];&quot;0000&quot;);TEXT([.X60];&quot;0000&quot;)))" office:value-type="string" office:string-value="0" calcext:value-type="string">
            <text:p>0</text:p>
          </table:table-cell>
          <table:table-cell/>
          <table:table-cell table:formula="of:=BIN2HEX(CONCATENATE(TEXT([.AA60];&quot;0000&quot;);TEXT([.Z60];&quot;0000&quot;)))" office:value-type="string" office:string-value="0" calcext:value-type="string">
            <text:p>0</text:p>
          </table:table-cell>
          <table:table-cell/>
          <table:table-cell table:formula="of:=BIN2HEX(CONCATENATE(TEXT([.AC60];&quot;0000&quot;);TEXT([.AB60];&quot;0000&quot;)))" office:value-type="string" office:string-value="0" calcext:value-type="string">
            <text:p>0</text:p>
          </table:table-cell>
          <table:table-cell/>
          <table:table-cell table:formula="of:=BIN2HEX(CONCATENATE(TEXT([.AE60];&quot;0000&quot;);TEXT([.AD60];&quot;0000&quot;)))" office:value-type="string" office:string-value="20" calcext:value-type="string">
            <text:p>20</text:p>
          </table:table-cell>
          <table:table-cell/>
          <table:table-cell table:formula="of:=BIN2HEX(CONCATENATE(TEXT([.AG60];&quot;0000&quot;);TEXT([.AF60];&quot;0000&quot;)))" office:value-type="string" office:string-value="CB" calcext:value-type="string">
            <text:p>CB</text:p>
          </table:table-cell>
          <table:table-cell table:number-columns-repeated="225"/>
        </table:table-row>
        <table:table-row table:style-name="ro2">
          <table:table-cell table:style-name="ce7" table:formula="of:=[.A61]" office:value-type="string" office:string-value="HEAT_AUTO_30_SET" calcext:value-type="string">
            <text:p>HEAT_AUTO_30_SET</text:p>
          </table:table-cell>
          <table:table-cell table:style-name="ce7" table:formula="of:=BIN2HEX(CONCATENATE(TEXT([.C61];&quot;0000&quot;);TEXT([.B61];&quot;0000&quot;)))" office:value-type="string" office:string-value="14" calcext:value-type="string">
            <text:p>14</text:p>
          </table:table-cell>
          <table:table-cell table:style-name="ce7"/>
          <table:table-cell table:style-name="ce7" table:formula="of:=BIN2HEX(CONCATENATE(TEXT([.E61];&quot;0000&quot;);TEXT([.D61];&quot;0000&quot;)))" office:value-type="string" office:string-value="63" calcext:value-type="string">
            <text:p>63</text:p>
          </table:table-cell>
          <table:table-cell table:style-name="ce7"/>
          <table:table-cell table:style-name="ce7" table:formula="of:=BIN2HEX(CONCATENATE(TEXT([.G61];&quot;0000&quot;);TEXT([.F61];&quot;0000&quot;)))" office:value-type="string" office:string-value="0" calcext:value-type="string">
            <text:p>0</text:p>
          </table:table-cell>
          <table:table-cell table:style-name="ce7"/>
          <table:table-cell table:style-name="ce7" table:formula="of:=BIN2HEX(CONCATENATE(TEXT([.I61];&quot;0000&quot;);TEXT([.H61];&quot;0000&quot;)))" office:value-type="string" office:string-value="10" calcext:value-type="string">
            <text:p>10</text:p>
          </table:table-cell>
          <table:table-cell table:style-name="ce7"/>
          <table:table-cell table:style-name="ce7" table:formula="of:=BIN2HEX(CONCATENATE(TEXT([.K61];&quot;0000&quot;);TEXT([.J61];&quot;0000&quot;)))" office:value-type="string" office:string-value="10" calcext:value-type="string">
            <text:p>10</text:p>
          </table:table-cell>
          <table:table-cell table:style-name="ce7"/>
          <table:table-cell table:style-name="ce7" table:formula="of:=BIN2HEX(CONCATENATE(TEXT([.M61];&quot;0000&quot;);TEXT([.L61];&quot;0000&quot;)))" office:value-type="string" office:string-value="6C" calcext:value-type="string">
            <text:p>6C</text:p>
          </table:table-cell>
          <table:table-cell table:style-name="ce7"/>
          <table:table-cell table:style-name="ce7" table:formula="of:=BIN2HEX(CONCATENATE(TEXT([.O61];&quot;0000&quot;);TEXT([.N61];&quot;0000&quot;)))" office:value-type="string" office:string-value="93" calcext:value-type="string">
            <text:p>93</text:p>
          </table:table-cell>
          <table:table-cell table:number-columns-repeated="243"/>
        </table:table-row>
        <table:table-row table:style-name="ro2">
          <table:table-cell table:formula="of:=[.A62]" office:value-type="string" office:string-value="HEAT_AUTO_30_SWING" calcext:value-type="string">
            <text:p>HEAT_AUTO_30_SWING</text:p>
          </table:table-cell>
          <table:table-cell table:formula="of:=BIN2HEX(CONCATENATE(TEXT([.C62];&quot;0000&quot;);TEXT([.B62];&quot;0000&quot;)))" office:value-type="string" office:string-value="14" calcext:value-type="string">
            <text:p>14</text:p>
          </table:table-cell>
          <table:table-cell/>
          <table:table-cell table:formula="of:=BIN2HEX(CONCATENATE(TEXT([.E62];&quot;0000&quot;);TEXT([.D62];&quot;0000&quot;)))" office:value-type="string" office:string-value="63" calcext:value-type="string">
            <text:p>63</text:p>
          </table:table-cell>
          <table:table-cell/>
          <table:table-cell table:formula="of:=BIN2HEX(CONCATENATE(TEXT([.G62];&quot;0000&quot;);TEXT([.F62];&quot;0000&quot;)))" office:value-type="string" office:string-value="0" calcext:value-type="string">
            <text:p>0</text:p>
          </table:table-cell>
          <table:table-cell/>
          <table:table-cell table:formula="of:=BIN2HEX(CONCATENATE(TEXT([.I62];&quot;0000&quot;);TEXT([.H62];&quot;0000&quot;)))" office:value-type="string" office:string-value="10" calcext:value-type="string">
            <text:p>10</text:p>
          </table:table-cell>
          <table:table-cell/>
          <table:table-cell table:formula="of:=BIN2HEX(CONCATENATE(TEXT([.K62];&quot;0000&quot;);TEXT([.J62];&quot;0000&quot;)))" office:value-type="string" office:string-value="10" calcext:value-type="string">
            <text:p>10</text:p>
          </table:table-cell>
          <table:table-cell/>
          <table:table-cell table:formula="of:=BIN2HEX(CONCATENATE(TEXT([.M62];&quot;0000&quot;);TEXT([.L62];&quot;0000&quot;)))" office:value-type="string" office:string-value="FE" calcext:value-type="string">
            <text:p>FE</text:p>
          </table:table-cell>
          <table:table-cell/>
          <table:table-cell table:formula="of:=BIN2HEX(CONCATENATE(TEXT([.O62];&quot;0000&quot;);TEXT([.N62];&quot;0000&quot;)))" office:value-type="string" office:string-value="9" calcext:value-type="string">
            <text:p>9</text:p>
          </table:table-cell>
          <table:table-cell/>
          <table:table-cell table:formula="of:=BIN2HEX(CONCATENATE(TEXT([.Q62];&quot;0000&quot;);TEXT([.P62];&quot;0000&quot;)))" office:value-type="string" office:string-value="30" calcext:value-type="string">
            <text:p>30</text:p>
          </table:table-cell>
          <table:table-cell/>
          <table:table-cell table:formula="of:=BIN2HEX(CONCATENATE(TEXT([.S62];&quot;0000&quot;);TEXT([.R62];&quot;0000&quot;)))" office:value-type="string" office:string-value="E0" calcext:value-type="string">
            <text:p>E0</text:p>
          </table:table-cell>
          <table:table-cell/>
          <table:table-cell table:formula="of:=BIN2HEX(CONCATENATE(TEXT([.U62];&quot;0000&quot;);TEXT([.T62];&quot;0000&quot;)))" office:value-type="string" office:string-value="4" calcext:value-type="string">
            <text:p>4</text:p>
          </table:table-cell>
          <table:table-cell/>
          <table:table-cell table:formula="of:=BIN2HEX(CONCATENATE(TEXT([.W62];&quot;0000&quot;);TEXT([.V62];&quot;0000&quot;)))" office:value-type="string" office:string-value="10" calcext:value-type="string">
            <text:p>10</text:p>
          </table:table-cell>
          <table:table-cell/>
          <table:table-cell table:formula="of:=BIN2HEX(CONCATENATE(TEXT([.Y62];&quot;0000&quot;);TEXT([.X62];&quot;0000&quot;)))" office:value-type="string" office:string-value="0" calcext:value-type="string">
            <text:p>0</text:p>
          </table:table-cell>
          <table:table-cell/>
          <table:table-cell table:formula="of:=BIN2HEX(CONCATENATE(TEXT([.AA62];&quot;0000&quot;);TEXT([.Z62];&quot;0000&quot;)))" office:value-type="string" office:string-value="0" calcext:value-type="string">
            <text:p>0</text:p>
          </table:table-cell>
          <table:table-cell/>
          <table:table-cell table:formula="of:=BIN2HEX(CONCATENATE(TEXT([.AC62];&quot;0000&quot;);TEXT([.AB62];&quot;0000&quot;)))" office:value-type="string" office:string-value="0" calcext:value-type="string">
            <text:p>0</text:p>
          </table:table-cell>
          <table:table-cell/>
          <table:table-cell table:formula="of:=BIN2HEX(CONCATENATE(TEXT([.AE62];&quot;0000&quot;);TEXT([.AD62];&quot;0000&quot;)))" office:value-type="string" office:string-value="20" calcext:value-type="string">
            <text:p>20</text:p>
          </table:table-cell>
          <table:table-cell/>
          <table:table-cell table:formula="of:=BIN2HEX(CONCATENATE(TEXT([.AG62];&quot;0000&quot;);TEXT([.AF62];&quot;0000&quot;)))" office:value-type="string" office:string-value="BC" calcext:value-type="string">
            <text:p>BC</text:p>
          </table:table-cell>
          <table:table-cell table:number-columns-repeated="225"/>
        </table:table-row>
        <table:table-row table:style-name="ro2">
          <table:table-cell table:formula="of:=[.A63]" office:value-type="string" office:string-value="HEAT_AUTO_30_SWINGOFF" calcext:value-type="string">
            <text:p>HEAT_AUTO_30_SWINGOFF</text:p>
          </table:table-cell>
          <table:table-cell table:formula="of:=BIN2HEX(CONCATENATE(TEXT([.C63];&quot;0000&quot;);TEXT([.B63];&quot;0000&quot;)))" office:value-type="string" office:string-value="14" calcext:value-type="string">
            <text:p>14</text:p>
          </table:table-cell>
          <table:table-cell/>
          <table:table-cell table:formula="of:=BIN2HEX(CONCATENATE(TEXT([.E63];&quot;0000&quot;);TEXT([.D63];&quot;0000&quot;)))" office:value-type="string" office:string-value="63" calcext:value-type="string">
            <text:p>63</text:p>
          </table:table-cell>
          <table:table-cell/>
          <table:table-cell table:formula="of:=BIN2HEX(CONCATENATE(TEXT([.G63];&quot;0000&quot;);TEXT([.F63];&quot;0000&quot;)))" office:value-type="string" office:string-value="0" calcext:value-type="string">
            <text:p>0</text:p>
          </table:table-cell>
          <table:table-cell/>
          <table:table-cell table:formula="of:=BIN2HEX(CONCATENATE(TEXT([.I63];&quot;0000&quot;);TEXT([.H63];&quot;0000&quot;)))" office:value-type="string" office:string-value="10" calcext:value-type="string">
            <text:p>10</text:p>
          </table:table-cell>
          <table:table-cell/>
          <table:table-cell table:formula="of:=BIN2HEX(CONCATENATE(TEXT([.K63];&quot;0000&quot;);TEXT([.J63];&quot;0000&quot;)))" office:value-type="string" office:string-value="10" calcext:value-type="string">
            <text:p>10</text:p>
          </table:table-cell>
          <table:table-cell/>
          <table:table-cell table:formula="of:=BIN2HEX(CONCATENATE(TEXT([.M63];&quot;0000&quot;);TEXT([.L63];&quot;0000&quot;)))" office:value-type="string" office:string-value="FE" calcext:value-type="string">
            <text:p>FE</text:p>
          </table:table-cell>
          <table:table-cell/>
          <table:table-cell table:formula="of:=BIN2HEX(CONCATENATE(TEXT([.O63];&quot;0000&quot;);TEXT([.N63];&quot;0000&quot;)))" office:value-type="string" office:string-value="9" calcext:value-type="string">
            <text:p>9</text:p>
          </table:table-cell>
          <table:table-cell/>
          <table:table-cell table:formula="of:=BIN2HEX(CONCATENATE(TEXT([.Q63];&quot;0000&quot;);TEXT([.P63];&quot;0000&quot;)))" office:value-type="string" office:string-value="30" calcext:value-type="string">
            <text:p>30</text:p>
          </table:table-cell>
          <table:table-cell/>
          <table:table-cell table:formula="of:=BIN2HEX(CONCATENATE(TEXT([.S63];&quot;0000&quot;);TEXT([.R63];&quot;0000&quot;)))" office:value-type="string" office:string-value="E0" calcext:value-type="string">
            <text:p>E0</text:p>
          </table:table-cell>
          <table:table-cell/>
          <table:table-cell table:formula="of:=BIN2HEX(CONCATENATE(TEXT([.U63];&quot;0000&quot;);TEXT([.T63];&quot;0000&quot;)))" office:value-type="string" office:string-value="4" calcext:value-type="string">
            <text:p>4</text:p>
          </table:table-cell>
          <table:table-cell/>
          <table:table-cell table:formula="of:=BIN2HEX(CONCATENATE(TEXT([.W63];&quot;0000&quot;);TEXT([.V63];&quot;0000&quot;)))" office:value-type="string" office:string-value="0" calcext:value-type="string">
            <text:p>0</text:p>
          </table:table-cell>
          <table:table-cell/>
          <table:table-cell table:formula="of:=BIN2HEX(CONCATENATE(TEXT([.Y63];&quot;0000&quot;);TEXT([.X63];&quot;0000&quot;)))" office:value-type="string" office:string-value="0" calcext:value-type="string">
            <text:p>0</text:p>
          </table:table-cell>
          <table:table-cell/>
          <table:table-cell table:formula="of:=BIN2HEX(CONCATENATE(TEXT([.AA63];&quot;0000&quot;);TEXT([.Z63];&quot;0000&quot;)))" office:value-type="string" office:string-value="0" calcext:value-type="string">
            <text:p>0</text:p>
          </table:table-cell>
          <table:table-cell/>
          <table:table-cell table:formula="of:=BIN2HEX(CONCATENATE(TEXT([.AC63];&quot;0000&quot;);TEXT([.AB63];&quot;0000&quot;)))" office:value-type="string" office:string-value="0" calcext:value-type="string">
            <text:p>0</text:p>
          </table:table-cell>
          <table:table-cell/>
          <table:table-cell table:formula="of:=BIN2HEX(CONCATENATE(TEXT([.AE63];&quot;0000&quot;);TEXT([.AD63];&quot;0000&quot;)))" office:value-type="string" office:string-value="20" calcext:value-type="string">
            <text:p>20</text:p>
          </table:table-cell>
          <table:table-cell/>
          <table:table-cell table:formula="of:=BIN2HEX(CONCATENATE(TEXT([.AG63];&quot;0000&quot;);TEXT([.AF63];&quot;0000&quot;)))" office:value-type="string" office:string-value="CC" calcext:value-type="string">
            <text:p>CC</text:p>
          </table:table-cell>
          <table:table-cell table:number-columns-repeated="225"/>
        </table:table-row>
        <table:table-row table:style-name="ro2" table:number-rows-repeated="2">
          <table:table-cell table:number-columns-repeated="257"/>
        </table:table-row>
        <table:table-row table:style-name="ro2" table:number-rows-repeated="13">
          <table:table-cell table:number-columns-repeated="3"/>
          <table:table-cell table:style-name="ce10"/>
          <table:table-cell table:number-columns-repeated="253"/>
        </table:table-row>
        <table:table-row table:style-name="ro2" table:number-rows-repeated="1048469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>
        <table:named-expression table:name="_xlfn_TEXTJOIN" table:base-cell-address="$Hoja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Hoja2" style:display-name="PageStyle_Hoja2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</style:master-page>
    <style:master-page style:name="PageStyle_5f_Hoja4" style:display-name="PageStyle_Hoja4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7T09:47:27.963000000</dc:date>
    <meta:editing-cycles>4</meta:editing-cycles>
    <meta:editing-duration>PT33M1S</meta:editing-duration>
    <meta:document-statistic meta:table-count="4" meta:cell-count="15310" meta:object-count="0"/>
    <meta:generator>LibreOffice/6.2.4.2$Windows_X86_64 LibreOffice_project/2412653d852ce75f65fbfa83fb7e7b669a126d64</meta:generator>
  </office:meta>
</office:document-meta>
</file>